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385cm"/>
    </style:style>
    <style:style style:name="co8" style:family="table-column">
      <style:table-column-properties fo:break-before="auto" style:column-width="2.489cm"/>
    </style:style>
    <style:style style:name="co9" style:family="table-column">
      <style:table-column-properties fo:break-before="auto" style:column-width="3.889cm"/>
    </style:style>
    <style:style style:name="co10" style:family="table-column">
      <style:table-column-properties fo:break-before="auto" style:column-width="4.979cm"/>
    </style:style>
    <style:style style:name="co11" style:family="table-column">
      <style:table-column-properties fo:break-before="auto" style:column-width="1.558cm"/>
    </style:style>
    <style:style style:name="co12" style:family="table-column">
      <style:table-column-properties fo:break-before="auto" style:column-width="1.947cm"/>
    </style:style>
    <style:style style:name="co13" style:family="table-column">
      <style:table-column-properties fo:break-before="auto" style:column-width="3.29cm"/>
    </style:style>
    <style:style style:name="co14" style:family="table-column">
      <style:table-column-properties fo:break-before="auto" style:column-width="3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114"/>
    <style:style style:name="ce11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 #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0__Fid=8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2:.G2])" office:value-type="float" office:value="7.16666666666667" calcext:value-type="float">
            <text:p>7,17</text:p>
          </table:table-cell>
          <table:table-cell table:formula="of:=STDEV([.B2:.G2])" office:value-type="float" office:value="2.13697605664328" calcext:value-type="float">
            <text:p>2,14</text:p>
          </table:table-cell>
        </table:table-row>
        <table:table-row table:style-name="ro1">
          <table:table-cell office:value-type="string" calcext:value-type="string">
            <text:p>100__Fid=8_M02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3:.G3])" office:value-type="float" office:value="1" calcext:value-type="float">
            <text:p>1,00</text:p>
          </table:table-cell>
          <table:table-cell table:formula="of:=STDEV([.B3:.G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00__Fid=8_M03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4:.G4])" office:value-type="float" office:value="8.16666666666667" calcext:value-type="float">
            <text:p>8,17</text:p>
          </table:table-cell>
          <table:table-cell table:formula="of:=STDEV([.B4:.G4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00__Fid=8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:.G5])" office:value-type="float" office:value="8.16666666666667" calcext:value-type="float">
            <text:p>8,17</text:p>
          </table:table-cell>
          <table:table-cell table:formula="of:=STDEV([.B5:.G5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00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6:.G6])" office:value-type="float" office:value="4.83333333333333" calcext:value-type="float">
            <text:p>4,83</text:p>
          </table:table-cell>
          <table:table-cell table:formula="of:=STDEV([.B6:.G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100__Fid=8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7:.G7])" office:value-type="float" office:value="7.83333333333333" calcext:value-type="float">
            <text:p>7,83</text:p>
          </table:table-cell>
          <table:table-cell table:formula="of:=STDEV([.B7:.G7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00__Fid=8_M07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8:.G8])" office:value-type="float" office:value="8.5" calcext:value-type="float">
            <text:p>8,50</text:p>
          </table:table-cell>
          <table:table-cell table:formula="of:=STDEV([.B8:.G8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00__Fid=8_M08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9:.G9])" office:value-type="float" office:value="8.5" calcext:value-type="float">
            <text:p>8,50</text:p>
          </table:table-cell>
          <table:table-cell table:formula="of:=STDEV([.B9:.G9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00__Fid=8_M09.nr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:.G10])" office:value-type="float" office:value="7.5" calcext:value-type="float">
            <text:p>7,50</text:p>
          </table:table-cell>
          <table:table-cell table:formula="of:=STDEV([.B10:.G10])" office:value-type="float" office:value="1.97484176581315" calcext:value-type="float">
            <text:p>1,97</text:p>
          </table:table-cell>
        </table:table-row>
        <table:table-row table:style-name="ro1">
          <table:table-cell office:value-type="string" calcext:value-type="string">
            <text:p>100__Fid=8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1:.G11])" office:value-type="float" office:value="1" calcext:value-type="float">
            <text:p>1,00</text:p>
          </table:table-cell>
          <table:table-cell table:formula="of:=STDEV([.B11:.G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12__Fid=9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:.G12])" office:value-type="float" office:value="4.66666666666667" calcext:value-type="float">
            <text:p>4,67</text:p>
          </table:table-cell>
          <table:table-cell table:formula="of:=STDEV([.B12:.G1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2__Fid=9_M02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:.G13])" office:value-type="float" office:value="4.66666666666667" calcext:value-type="float">
            <text:p>4,67</text:p>
          </table:table-cell>
          <table:table-cell table:formula="of:=STDEV([.B13:.G13])" office:value-type="float" office:value="2.06559111797729" calcext:value-type="float">
            <text:p>2,07</text:p>
          </table:table-cell>
        </table:table-row>
        <table:table-row table:style-name="ro1">
          <table:table-cell office:value-type="string" calcext:value-type="string">
            <text:p>112__Fid=9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:.G14])" office:value-type="float" office:value="5" calcext:value-type="float">
            <text:p>5,00</text:p>
          </table:table-cell>
          <table:table-cell table:formula="of:=STDEV([.B14:.G14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112__Fid=9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5:.G15])" office:value-type="float" office:value="7.33333333333333" calcext:value-type="float">
            <text:p>7,33</text:p>
          </table:table-cell>
          <table:table-cell table:formula="of:=STDEV([.B15:.G15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12__Fid=9_M05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6:.G16])" office:value-type="float" office:value="1.16666666666667" calcext:value-type="float">
            <text:p>1,17</text:p>
          </table:table-cell>
          <table:table-cell table:formula="of:=STDEV([.B16:.G16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12__Fid=9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7:.G17])" office:value-type="float" office:value="3.5" calcext:value-type="float">
            <text:p>3,50</text:p>
          </table:table-cell>
          <table:table-cell table:formula="of:=STDEV([.B17:.G17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12__Fid=9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8:.G18])" office:value-type="float" office:value="2" calcext:value-type="float">
            <text:p>2,00</text:p>
          </table:table-cell>
          <table:table-cell table:formula="of:=STDEV([.B18:.G18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112__Fid=9_M08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9:.G19])" office:value-type="float" office:value="1.16666666666667" calcext:value-type="float">
            <text:p>1,17</text:p>
          </table:table-cell>
          <table:table-cell table:formula="of:=STDEV([.B19:.G19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12__Fid=9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0:.G20])" office:value-type="float" office:value="5.66666666666667" calcext:value-type="float">
            <text:p>5,67</text:p>
          </table:table-cell>
          <table:table-cell table:formula="of:=STDEV([.B20:.G20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2__Fid=9_M10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21:.G21])" office:value-type="float" office:value="4.66666666666667" calcext:value-type="float">
            <text:p>4,67</text:p>
          </table:table-cell>
          <table:table-cell table:formula="of:=STDEV([.B21:.G21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18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22:.G22])" office:value-type="float" office:value="7" calcext:value-type="float">
            <text:p>7,00</text:p>
          </table:table-cell>
          <table:table-cell table:formula="of:=STDEV([.B22:.G22])" office:value-type="float" office:value="1.89736659610103" calcext:value-type="float">
            <text:p>1,90</text:p>
          </table:table-cell>
        </table:table-row>
        <table:table-row table:style-name="ro1">
          <table:table-cell office:value-type="string" calcext:value-type="string">
            <text:p>118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3:.G23])" office:value-type="float" office:value="6.83333333333333" calcext:value-type="float">
            <text:p>6,83</text:p>
          </table:table-cell>
          <table:table-cell table:formula="of:=STDEV([.B23:.G23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18__Fid=10_M03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4:.G24])" office:value-type="float" office:value="5.5" calcext:value-type="float">
            <text:p>5,50</text:p>
          </table:table-cell>
          <table:table-cell table:formula="of:=STDEV([.B24:.G24])" office:value-type="float" office:value="2.50998007960223" calcext:value-type="float">
            <text:p>2,51</text:p>
          </table:table-cell>
        </table:table-row>
        <table:table-row table:style-name="ro1">
          <table:table-cell office:value-type="string" calcext:value-type="string">
            <text:p>118__Fid=10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5:.G25])" office:value-type="float" office:value="7.16666666666667" calcext:value-type="float">
            <text:p>7,17</text:p>
          </table:table-cell>
          <table:table-cell table:formula="of:=STDEV([.B25:.G25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18__Fid=10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6:.G26])" office:value-type="float" office:value="7.33333333333333" calcext:value-type="float">
            <text:p>7,33</text:p>
          </table:table-cell>
          <table:table-cell table:formula="of:=STDEV([.B26:.G26])" office:value-type="float" office:value="1.50554530541816" calcext:value-type="float">
            <text:p>1,51</text:p>
          </table:table-cell>
        </table:table-row>
        <table:table-row table:style-name="ro1">
          <table:table-cell office:value-type="string" calcext:value-type="string">
            <text:p>118__Fid=10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7:.G27])" office:value-type="float" office:value="7.83333333333333" calcext:value-type="float">
            <text:p>7,83</text:p>
          </table:table-cell>
          <table:table-cell table:formula="of:=STDEV([.B27:.G27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18__Fid=10_M07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8:.G28])" office:value-type="float" office:value="5.66666666666667" calcext:value-type="float">
            <text:p>5,67</text:p>
          </table:table-cell>
          <table:table-cell table:formula="of:=STDEV([.B28:.G2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8__Fid=10_M08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AVERAGE([.B29:.G29])" office:value-type="float" office:value="9.33333333333333" calcext:value-type="float">
            <text:p>9,33</text:p>
          </table:table-cell>
          <table:table-cell table:formula="of:=STDEV([.B29:.G29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18__Fid=10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0:.G30])" office:value-type="float" office:value="5" calcext:value-type="float">
            <text:p>5,00</text:p>
          </table:table-cell>
          <table:table-cell table:formula="of:=STDEV([.B30:.G30])" office:value-type="float" office:value="1.78885438199983" calcext:value-type="float">
            <text:p>1,79</text:p>
          </table:table-cell>
        </table:table-row>
        <table:table-row table:style-name="ro1">
          <table:table-cell office:value-type="string" calcext:value-type="string">
            <text:p>118__Fid=10_M10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31:.G31])" office:value-type="float" office:value="6.5" calcext:value-type="float">
            <text:p>6,50</text:p>
          </table:table-cell>
          <table:table-cell table:formula="of:=STDEV([.B31:.G31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49__Fid=11_M01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32:.G32])" office:value-type="float" office:value="6.5" calcext:value-type="float">
            <text:p>6,50</text:p>
          </table:table-cell>
          <table:table-cell table:formula="of:=STDEV([.B32:.G32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49__Fid=11_M02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3:.G33])" office:value-type="float" office:value="4.83333333333333" calcext:value-type="float">
            <text:p>4,83</text:p>
          </table:table-cell>
          <table:table-cell table:formula="of:=STDEV([.B33:.G33])" office:value-type="float" office:value="2.40138848724372" calcext:value-type="float">
            <text:p>2,40</text:p>
          </table:table-cell>
        </table:table-row>
        <table:table-row table:style-name="ro1">
          <table:table-cell office:value-type="string" calcext:value-type="string">
            <text:p>149__Fid=11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4:.G34])" office:value-type="float" office:value="5.33333333333333" calcext:value-type="float">
            <text:p>5,33</text:p>
          </table:table-cell>
          <table:table-cell table:formula="of:=STDEV([.B34:.G34])" office:value-type="float" office:value="1.86189867250253" calcext:value-type="float">
            <text:p>1,86</text:p>
          </table:table-cell>
        </table:table-row>
        <table:table-row table:style-name="ro1">
          <table:table-cell office:value-type="string" calcext:value-type="string">
            <text:p>149__Fid=11_M04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35:.G35])" office:value-type="float" office:value="1" calcext:value-type="float">
            <text:p>1,00</text:p>
          </table:table-cell>
          <table:table-cell table:formula="of:=STDEV([.B35:.G35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49__Fid=11_M05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36:.G36])" office:value-type="float" office:value="6.33333333333333" calcext:value-type="float">
            <text:p>6,33</text:p>
          </table:table-cell>
          <table:table-cell table:formula="of:=STDEV([.B36:.G36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49__Fid=11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7:.G37])" office:value-type="float" office:value="7.83333333333333" calcext:value-type="float">
            <text:p>7,83</text:p>
          </table:table-cell>
          <table:table-cell table:formula="of:=STDEV([.B37:.G37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149__Fid=11_M07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8:.G38])" office:value-type="float" office:value="7.66666666666667" calcext:value-type="float">
            <text:p>7,67</text:p>
          </table:table-cell>
          <table:table-cell table:formula="of:=STDEV([.B38:.G3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49__Fid=11_M08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39:.G39])" office:value-type="float" office:value="8.5" calcext:value-type="float">
            <text:p>8,50</text:p>
          </table:table-cell>
          <table:table-cell table:formula="of:=STDEV([.B39:.G39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149__Fid=11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AVERAGE([.B40:.G40])" office:value-type="float" office:value="7.83333333333333" calcext:value-type="float">
            <text:p>7,83</text:p>
          </table:table-cell>
          <table:table-cell table:formula="of:=STDEV([.B40:.G40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49__Fid=11_M10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41:.G41])" office:value-type="float" office:value="8.33333333333333" calcext:value-type="float">
            <text:p>8,33</text:p>
          </table:table-cell>
          <table:table-cell table:formula="of:=STDEV([.B41:.G41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54__Fid=12_M01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42:.G42])" office:value-type="float" office:value="4.33333333333333" calcext:value-type="float">
            <text:p>4,33</text:p>
          </table:table-cell>
          <table:table-cell table:formula="of:=STDEV([.B42:.G42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154__Fid=12_M02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43:.G43])" office:value-type="float" office:value="6" calcext:value-type="float">
            <text:p>6,00</text:p>
          </table:table-cell>
          <table:table-cell table:formula="of:=STDEV([.B43:.G43])" office:value-type="float" office:value="2.60768096208106" calcext:value-type="float">
            <text:p>2,61</text:p>
          </table:table-cell>
        </table:table-row>
        <table:table-row table:style-name="ro1">
          <table:table-cell office:value-type="string" calcext:value-type="string">
            <text:p>154__Fid=12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44:.G44])" office:value-type="float" office:value="4.5" calcext:value-type="float">
            <text:p>4,50</text:p>
          </table:table-cell>
          <table:table-cell table:formula="of:=STDEV([.B44:.G44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154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45:.G45])" office:value-type="float" office:value="3" calcext:value-type="float">
            <text:p>3,00</text:p>
          </table:table-cell>
          <table:table-cell table:formula="of:=STDEV([.B45:.G45])" office:value-type="float" office:value="1.89736659610103" calcext:value-type="float">
            <text:p>1,90</text:p>
          </table:table-cell>
        </table:table-row>
        <table:table-row table:style-name="ro1">
          <table:table-cell office:value-type="string" calcext:value-type="string">
            <text:p>154__Fid=12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46:.G46])" office:value-type="float" office:value="4.5" calcext:value-type="float">
            <text:p>4,50</text:p>
          </table:table-cell>
          <table:table-cell table:formula="of:=STDEV([.B46:.G46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154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2" table:formula="of:=AVERAGE([.B47:.G47])" office:value-type="float" office:value="3.66666666666667" calcext:value-type="float">
            <text:p>3,67</text:p>
          </table:table-cell>
          <table:table-cell table:formula="of:=STDEV([.B47:.G47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54__Fid=12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48:.G48])" office:value-type="float" office:value="5.66666666666667" calcext:value-type="float">
            <text:p>5,67</text:p>
          </table:table-cell>
          <table:table-cell table:formula="of:=STDEV([.B48:.G48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154__Fid=12_M08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49:.G49])" office:value-type="float" office:value="6" calcext:value-type="float">
            <text:p>6,00</text:p>
          </table:table-cell>
          <table:table-cell table:formula="of:=STDEV([.B49:.G49])" office:value-type="float" office:value="1.67332005306815" calcext:value-type="float">
            <text:p>1,67</text:p>
          </table:table-cell>
        </table:table-row>
        <table:table-row table:style-name="ro1">
          <table:table-cell office:value-type="string" calcext:value-type="string">
            <text:p>154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50:.G50])" office:value-type="float" office:value="4.83333333333333" calcext:value-type="float">
            <text:p>4,83</text:p>
          </table:table-cell>
          <table:table-cell table:formula="of:=STDEV([.B50:.G50])" office:value-type="float" office:value="1.72240142436851" calcext:value-type="float">
            <text:p>1,72</text:p>
          </table:table-cell>
        </table:table-row>
        <table:table-row table:style-name="ro1">
          <table:table-cell office:value-type="string" calcext:value-type="string">
            <text:p>154__Fid=12_M10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1:.G51])" office:value-type="float" office:value="4.5" calcext:value-type="float">
            <text:p>4,50</text:p>
          </table:table-cell>
          <table:table-cell table:formula="of:=STDEV([.B51:.G51])" office:value-type="float" office:value="2.50998007960223" calcext:value-type="float">
            <text:p>2,51</text:p>
          </table:table-cell>
        </table:table-row>
        <table:table-row table:style-name="ro1">
          <table:table-cell office:value-type="string" calcext:value-type="string">
            <text:p>160__Fid=13_M01.nr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52:.G52])" office:value-type="float" office:value="5.66666666666667" calcext:value-type="float">
            <text:p>5,67</text:p>
          </table:table-cell>
          <table:table-cell table:formula="of:=STDEV([.B52:.G52])" office:value-type="float" office:value="2.50333111406915" calcext:value-type="float">
            <text:p>2,50</text:p>
          </table:table-cell>
        </table:table-row>
        <table:table-row table:style-name="ro1">
          <table:table-cell office:value-type="string" calcext:value-type="string">
            <text:p>160__Fid=13_M02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53:.G53])" office:value-type="float" office:value="6.66666666666667" calcext:value-type="float">
            <text:p>6,67</text:p>
          </table:table-cell>
          <table:table-cell table:formula="of:=STDEV([.B53:.G53])" office:value-type="float" office:value="2.42212028327799" calcext:value-type="float">
            <text:p>2,42</text:p>
          </table:table-cell>
        </table:table-row>
        <table:table-row table:style-name="ro1">
          <table:table-cell office:value-type="string" calcext:value-type="string">
            <text:p>160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54:.G54])" office:value-type="float" office:value="6.33333333333333" calcext:value-type="float">
            <text:p>6,33</text:p>
          </table:table-cell>
          <table:table-cell table:formula="of:=STDEV([.B54:.G54])" office:value-type="float" office:value="1.50554530541816" calcext:value-type="float">
            <text:p>1,51</text:p>
          </table:table-cell>
        </table:table-row>
        <table:table-row table:style-name="ro1">
          <table:table-cell office:value-type="string" calcext:value-type="string">
            <text:p>160__Fid=13_M0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55:.G55])" office:value-type="float" office:value="7.5" calcext:value-type="float">
            <text:p>7,50</text:p>
          </table:table-cell>
          <table:table-cell table:formula="of:=STDEV([.B55:.G55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60__Fid=13_M05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56:.G56])" office:value-type="float" office:value="7.16666666666667" calcext:value-type="float">
            <text:p>7,17</text:p>
          </table:table-cell>
          <table:table-cell table:formula="of:=STDEV([.B56:.G56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60__Fid=13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7:.G57])" office:value-type="float" office:value="7.33333333333333" calcext:value-type="float">
            <text:p>7,33</text:p>
          </table:table-cell>
          <table:table-cell table:formula="of:=STDEV([.B57:.G57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60__Fid=13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8:.G58])" office:value-type="float" office:value="7.16666666666667" calcext:value-type="float">
            <text:p>7,17</text:p>
          </table:table-cell>
          <table:table-cell table:formula="of:=STDEV([.B58:.G58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60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9:.G59])" office:value-type="float" office:value="6.33333333333333" calcext:value-type="float">
            <text:p>6,33</text:p>
          </table:table-cell>
          <table:table-cell table:formula="of:=STDEV([.B59:.G59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160__Fid=13_M09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60:.G60])" office:value-type="float" office:value="8.33333333333333" calcext:value-type="float">
            <text:p>8,33</text:p>
          </table:table-cell>
          <table:table-cell table:formula="of:=STDEV([.B60:.G60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160__Fid=13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61:.G61])" office:value-type="float" office:value="7.33333333333333" calcext:value-type="float">
            <text:p>7,33</text:p>
          </table:table-cell>
          <table:table-cell table:formula="of:=STDEV([.B61:.G6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18__Fid=2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2:.G62])" office:value-type="float" office:value="1.33333333333333" calcext:value-type="float">
            <text:p>1,33</text:p>
          </table:table-cell>
          <table:table-cell table:formula="of:=STDEV([.B62:.G62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8__Fid=2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63:.G63])" office:value-type="float" office:value="1.66666666666667" calcext:value-type="float">
            <text:p>1,67</text:p>
          </table:table-cell>
          <table:table-cell table:formula="of:=STDEV([.B63:.G63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8__Fid=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4:.G64])" office:value-type="float" office:value="1.5" calcext:value-type="float">
            <text:p>1,50</text:p>
          </table:table-cell>
          <table:table-cell table:formula="of:=STDEV([.B64:.G64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8__Fid=2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5:.G65])" office:value-type="float" office:value="1.33333333333333" calcext:value-type="float">
            <text:p>1,33</text:p>
          </table:table-cell>
          <table:table-cell table:formula="of:=STDEV([.B65:.G65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8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66:.G66])" office:value-type="float" office:value="4" calcext:value-type="float">
            <text:p>4,00</text:p>
          </table:table-cell>
          <table:table-cell table:formula="of:=STDEV([.B66:.G66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18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67:.G67])" office:value-type="float" office:value="2.16666666666667" calcext:value-type="float">
            <text:p>2,17</text:p>
          </table:table-cell>
          <table:table-cell table:formula="of:=STDEV([.B67:.G67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8__Fid=2_M07.nrrd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68:.G68])" office:value-type="float" office:value="4.83333333333333" calcext:value-type="float">
            <text:p>4,83</text:p>
          </table:table-cell>
          <table:table-cell table:formula="of:=STDEV([.B68:.G68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8__Fid=2_M08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69:.G69])" office:value-type="float" office:value="1" calcext:value-type="float">
            <text:p>1,00</text:p>
          </table:table-cell>
          <table:table-cell table:formula="of:=STDEV([.B69:.G69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09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0:.G70])" office:value-type="float" office:value="1.16666666666667" calcext:value-type="float">
            <text:p>1,17</text:p>
          </table:table-cell>
          <table:table-cell table:formula="of:=STDEV([.B70:.G70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8__Fid=2_M10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2" table:formula="of:=AVERAGE([.B71:.G71])" office:value-type="float" office:value="2.66666666666667" calcext:value-type="float">
            <text:p>2,67</text:p>
          </table:table-cell>
          <table:table-cell table:formula="of:=STDEV([.B71:.G71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24__Fid=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72:.G72])" office:value-type="float" office:value="3.66666666666667" calcext:value-type="float">
            <text:p>3,67</text:p>
          </table:table-cell>
          <table:table-cell table:formula="of:=STDEV([.B72:.G72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24__Fid=3_M02.nrrd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73:.G73])" office:value-type="float" office:value="6.5" calcext:value-type="float">
            <text:p>6,50</text:p>
          </table:table-cell>
          <table:table-cell table:formula="of:=STDEV([.B73:.G73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24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74:.G74])" office:value-type="float" office:value="6.33333333333333" calcext:value-type="float">
            <text:p>6,33</text:p>
          </table:table-cell>
          <table:table-cell table:formula="of:=STDEV([.B74:.G74])" office:value-type="float" office:value="1.86189867250253" calcext:value-type="float">
            <text:p>1,86</text:p>
          </table:table-cell>
        </table:table-row>
        <table:table-row table:style-name="ro1">
          <table:table-cell office:value-type="string" calcext:value-type="string">
            <text:p>24__Fid=3_M04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75:.G75])" office:value-type="float" office:value="1.5" calcext:value-type="float">
            <text:p>1,50</text:p>
          </table:table-cell>
          <table:table-cell table:formula="of:=STDEV([.B75:.G75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24__Fid=3_M05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76:.G76])" office:value-type="float" office:value="1" calcext:value-type="float">
            <text:p>1,00</text:p>
          </table:table-cell>
          <table:table-cell table:formula="of:=STDEV([.B76:.G76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24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77:.G77])" office:value-type="float" office:value="2.5" calcext:value-type="float">
            <text:p>2,50</text:p>
          </table:table-cell>
          <table:table-cell table:formula="of:=STDEV([.B77:.G77])" office:value-type="float" office:value="1.22474487139159" calcext:value-type="float">
            <text:p>1,22</text:p>
          </table:table-cell>
        </table:table-row>
        <table:table-row table:style-name="ro1">
          <table:table-cell office:value-type="string" calcext:value-type="string">
            <text:p>24__Fid=3_M07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8:.G78])" office:value-type="float" office:value="1.66666666666667" calcext:value-type="float">
            <text:p>1,67</text:p>
          </table:table-cell>
          <table:table-cell table:formula="of:=STDEV([.B78:.G78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24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79:.G79])" office:value-type="float" office:value="4" calcext:value-type="float">
            <text:p>4,00</text:p>
          </table:table-cell>
          <table:table-cell table:formula="of:=STDEV([.B79:.G79])" office:value-type="float" office:value="1.09544511501033" calcext:value-type="float">
            <text:p>1,10</text:p>
          </table:table-cell>
        </table:table-row>
        <table:table-row table:style-name="ro1">
          <table:table-cell office:value-type="string" calcext:value-type="string">
            <text:p>24__Fid=3_M09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80:.G80])" office:value-type="float" office:value="3.5" calcext:value-type="float">
            <text:p>3,50</text:p>
          </table:table-cell>
          <table:table-cell table:formula="of:=STDEV([.B80:.G80])" office:value-type="float" office:value="1.6431676725155" calcext:value-type="float">
            <text:p>1,64</text:p>
          </table:table-cell>
        </table:table-row>
        <table:table-row table:style-name="ro1">
          <table:table-cell office:value-type="string" calcext:value-type="string">
            <text:p>24__Fid=3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81:.G81])" office:value-type="float" office:value="3.5" calcext:value-type="float">
            <text:p>3,50</text:p>
          </table:table-cell>
          <table:table-cell table:formula="of:=STDEV([.B81:.G81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30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82:.G82])" office:value-type="float" office:value="4.5" calcext:value-type="float">
            <text:p>4,50</text:p>
          </table:table-cell>
          <table:table-cell table:formula="of:=STDEV([.B82:.G82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0__Fid=4_M02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3:.G83])" office:value-type="float" office:value="5.33333333333333" calcext:value-type="float">
            <text:p>5,33</text:p>
          </table:table-cell>
          <table:table-cell table:formula="of:=STDEV([.B83:.G83])" office:value-type="float" office:value="2.25092573548455" calcext:value-type="float">
            <text:p>2,25</text:p>
          </table:table-cell>
        </table:table-row>
        <table:table-row table:style-name="ro1">
          <table:table-cell office:value-type="string" calcext:value-type="string">
            <text:p>30__Fid=4_M03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4:.G84])" office:value-type="float" office:value="4.66666666666667" calcext:value-type="float">
            <text:p>4,67</text:p>
          </table:table-cell>
          <table:table-cell table:formula="of:=STDEV([.B84:.G84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30__Fid=4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85:.G85])" office:value-type="float" office:value="6" calcext:value-type="float">
            <text:p>6,00</text:p>
          </table:table-cell>
          <table:table-cell table:formula="of:=STDEV([.B85:.G85])" office:value-type="float" office:value="2.28035085019828" calcext:value-type="float">
            <text:p>2,28</text:p>
          </table:table-cell>
        </table:table-row>
        <table:table-row table:style-name="ro1">
          <table:table-cell office:value-type="string" calcext:value-type="string">
            <text:p>30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86:.G86])" office:value-type="float" office:value="4.83333333333333" calcext:value-type="float">
            <text:p>4,83</text:p>
          </table:table-cell>
          <table:table-cell table:formula="of:=STDEV([.B86:.G8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30__Fid=4_M06.nrr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87:.G87])" office:value-type="float" office:value="4.16666666666667" calcext:value-type="float">
            <text:p>4,17</text:p>
          </table:table-cell>
          <table:table-cell table:formula="of:=STDEV([.B87:.G87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30__Fid=4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8:.G88])" office:value-type="float" office:value="4.16666666666667" calcext:value-type="float">
            <text:p>4,17</text:p>
          </table:table-cell>
          <table:table-cell table:formula="of:=STDEV([.B88:.G88])" office:value-type="float" office:value="2.04124145231932" calcext:value-type="float">
            <text:p>2,04</text:p>
          </table:table-cell>
        </table:table-row>
        <table:table-row table:style-name="ro1">
          <table:table-cell office:value-type="string" calcext:value-type="string">
            <text:p>30__Fid=4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89:.G89])" office:value-type="float" office:value="6.33333333333333" calcext:value-type="float">
            <text:p>6,33</text:p>
          </table:table-cell>
          <table:table-cell table:formula="of:=STDEV([.B89:.G89])" office:value-type="float" office:value="2.06559111797729" calcext:value-type="float">
            <text:p>2,07</text:p>
          </table:table-cell>
        </table:table-row>
        <table:table-row table:style-name="ro1">
          <table:table-cell office:value-type="string" calcext:value-type="string">
            <text:p>30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0:.G90])" office:value-type="float" office:value="3.66666666666667" calcext:value-type="float">
            <text:p>3,67</text:p>
          </table:table-cell>
          <table:table-cell table:formula="of:=STDEV([.B90:.G90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30__Fid=4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91:.G91])" office:value-type="float" office:value="3.5" calcext:value-type="float">
            <text:p>3,50</text:p>
          </table:table-cell>
          <table:table-cell table:formula="of:=STDEV([.B91:.G91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6__Fid=14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92:.G92])" office:value-type="float" office:value="6" calcext:value-type="float">
            <text:p>6,00</text:p>
          </table:table-cell>
          <table:table-cell table:formula="of:=STDEV([.B92:.G92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36__Fid=14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93:.G93])" office:value-type="float" office:value="6.5" calcext:value-type="float">
            <text:p>6,50</text:p>
          </table:table-cell>
          <table:table-cell table:formula="of:=STDEV([.B93:.G93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36__Fid=14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94:.G94])" office:value-type="float" office:value="6.5" calcext:value-type="float">
            <text:p>6,50</text:p>
          </table:table-cell>
          <table:table-cell table:formula="of:=STDEV([.B94:.G94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6__Fid=14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5:.G95])" office:value-type="float" office:value="7.83333333333333" calcext:value-type="float">
            <text:p>7,83</text:p>
          </table:table-cell>
          <table:table-cell table:formula="of:=STDEV([.B95:.G95])" office:value-type="float" office:value="2.13697605664328" calcext:value-type="float">
            <text:p>2,14</text:p>
          </table:table-cell>
        </table:table-row>
        <table:table-row table:style-name="ro1">
          <table:table-cell office:value-type="string" calcext:value-type="string">
            <text:p>36__Fid=14_M05.nrr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style-name="ce2" table:formula="of:=AVERAGE([.B96:.G96])" office:value-type="float" office:value="9" calcext:value-type="float">
            <text:p>9,00</text:p>
          </table:table-cell>
          <table:table-cell table:formula="of:=STDEV([.B96:.G96])" office:value-type="float" office:value="0.632455532033676" calcext:value-type="float">
            <text:p>0,63</text:p>
          </table:table-cell>
        </table:table-row>
        <table:table-row table:style-name="ro1">
          <table:table-cell office:value-type="string" calcext:value-type="string">
            <text:p>36__Fid=14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97:.G97])" office:value-type="float" office:value="4.16666666666667" calcext:value-type="float">
            <text:p>4,17</text:p>
          </table:table-cell>
          <table:table-cell table:formula="of:=STDEV([.B97:.G97])" office:value-type="float" office:value="1.32916013582513" calcext:value-type="float">
            <text:p>1,33</text:p>
          </table:table-cell>
        </table:table-row>
        <table:table-row table:style-name="ro1">
          <table:table-cell office:value-type="string" calcext:value-type="string">
            <text:p>36__Fid=14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8:.G98])" office:value-type="float" office:value="5.16666666666667" calcext:value-type="float">
            <text:p>5,17</text:p>
          </table:table-cell>
          <table:table-cell table:formula="of:=STDEV([.B98:.G98])" office:value-type="float" office:value="2.48327740429189" calcext:value-type="float">
            <text:p>2,48</text:p>
          </table:table-cell>
        </table:table-row>
        <table:table-row table:style-name="ro1">
          <table:table-cell office:value-type="string" calcext:value-type="string">
            <text:p>36__Fid=14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9:.G99])" office:value-type="float" office:value="6.16666666666667" calcext:value-type="float">
            <text:p>6,17</text:p>
          </table:table-cell>
          <table:table-cell table:formula="of:=STDEV([.B99:.G99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36__Fid=14_M09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00:.G100])" office:value-type="float" office:value="1" calcext:value-type="float">
            <text:p>1,00</text:p>
          </table:table-cell>
          <table:table-cell table:formula="of:=STDEV([.B100:.G100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36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1:.G101])" office:value-type="float" office:value="6.33333333333333" calcext:value-type="float">
            <text:p>6,33</text:p>
          </table:table-cell>
          <table:table-cell table:formula="of:=STDEV([.B101:.G101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42__Fid=5_M01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02:.G102])" office:value-type="float" office:value="2.66666666666667" calcext:value-type="float">
            <text:p>2,67</text:p>
          </table:table-cell>
          <table:table-cell table:formula="of:=STDEV([.B102:.G102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42__Fid=5_M0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03:.G103])" office:value-type="float" office:value="5.5" calcext:value-type="float">
            <text:p>5,50</text:p>
          </table:table-cell>
          <table:table-cell table:formula="of:=STDEV([.B103:.G103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42__Fid=5_M0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4:.G104])" office:value-type="float" office:value="6" calcext:value-type="float">
            <text:p>6,00</text:p>
          </table:table-cell>
          <table:table-cell table:formula="of:=STDEV([.B104:.G104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42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5:.G105])" office:value-type="float" office:value="5.66666666666667" calcext:value-type="float">
            <text:p>5,67</text:p>
          </table:table-cell>
          <table:table-cell table:formula="of:=STDEV([.B105:.G105])" office:value-type="float" office:value="1.63299316185545" calcext:value-type="float">
            <text:p>1,63</text:p>
          </table:table-cell>
        </table:table-row>
        <table:table-row table:style-name="ro1">
          <table:table-cell office:value-type="string" calcext:value-type="string">
            <text:p>42__Fid=5_M05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06:.G106])" office:value-type="float" office:value="4.83333333333333" calcext:value-type="float">
            <text:p>4,83</text:p>
          </table:table-cell>
          <table:table-cell table:formula="of:=STDEV([.B106:.G106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42__Fid=5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style-name="ce2" table:formula="of:=AVERAGE([.B107:.G107])" office:value-type="float" office:value="7.5" calcext:value-type="float">
            <text:p>7,50</text:p>
          </table:table-cell>
          <table:table-cell table:formula="of:=STDEV([.B107:.G107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42__Fid=5_M07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08:.G108])" office:value-type="float" office:value="2" calcext:value-type="float">
            <text:p>2,00</text:p>
          </table:table-cell>
          <table:table-cell table:formula="of:=STDEV([.B108:.G108])" office:value-type="float" office:value="1.54919333848297" calcext:value-type="float">
            <text:p>1,55</text:p>
          </table:table-cell>
        </table:table-row>
        <table:table-row table:style-name="ro1">
          <table:table-cell office:value-type="string" calcext:value-type="string">
            <text:p>42__Fid=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09:.G109])" office:value-type="float" office:value="1.33333333333333" calcext:value-type="float">
            <text:p>1,33</text:p>
          </table:table-cell>
          <table:table-cell table:formula="of:=STDEV([.B109:.G109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42__Fid=5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10:.G110])" office:value-type="float" office:value="5.83333333333333" calcext:value-type="float">
            <text:p>5,83</text:p>
          </table:table-cell>
          <table:table-cell table:formula="of:=STDEV([.B110:.G110])" office:value-type="float" office:value="1.94079021706795" calcext:value-type="float">
            <text:p>1,94</text:p>
          </table:table-cell>
        </table:table-row>
        <table:table-row table:style-name="ro1">
          <table:table-cell office:value-type="string" calcext:value-type="string">
            <text:p>42__Fid=5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11:.G111])" office:value-type="float" office:value="1" calcext:value-type="float">
            <text:p>1,00</text:p>
          </table:table-cell>
          <table:table-cell table:formula="of:=STDEV([.B111:.G1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8__Fid=15_M01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12:.G112])" office:value-type="float" office:value="3.66666666666667" calcext:value-type="float">
            <text:p>3,67</text:p>
          </table:table-cell>
          <table:table-cell table:formula="of:=STDEV([.B112:.G11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13:.G113])" office:value-type="float" office:value="6.33333333333333" calcext:value-type="float">
            <text:p>6,33</text:p>
          </table:table-cell>
          <table:table-cell table:formula="of:=STDEV([.B113:.G113])" office:value-type="float" office:value="1.63299316185545" calcext:value-type="float">
            <text:p>1,63</text:p>
          </table:table-cell>
        </table:table-row>
        <table:table-row table:style-name="ro1">
          <table:table-cell office:value-type="string" calcext:value-type="string">
            <text:p>48__Fid=15_M03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4:.G114])" office:value-type="float" office:value="2.66666666666667" calcext:value-type="float">
            <text:p>2,67</text:p>
          </table:table-cell>
          <table:table-cell table:formula="of:=STDEV([.B114:.G114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4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5:.G115])" office:value-type="float" office:value="1.5" calcext:value-type="float">
            <text:p>1,50</text:p>
          </table:table-cell>
          <table:table-cell table:formula="of:=STDEV([.B115:.G115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48__Fid=15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6:.G116])" office:value-type="float" office:value="4.16666666666667" calcext:value-type="float">
            <text:p>4,17</text:p>
          </table:table-cell>
          <table:table-cell table:formula="of:=STDEV([.B116:.G11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48__Fid=15_M06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ce2" table:formula="of:=AVERAGE([.B117:.G117])" office:value-type="float" office:value="5.16666666666667" calcext:value-type="float">
            <text:p>5,17</text:p>
          </table:table-cell>
          <table:table-cell table:formula="of:=STDEV([.B117:.G117])" office:value-type="float" office:value="1.72240142436851" calcext:value-type="float">
            <text:p>1,72</text:p>
          </table:table-cell>
        </table:table-row>
        <table:table-row table:style-name="ro1">
          <table:table-cell office:value-type="string" calcext:value-type="string">
            <text:p>48__Fid=15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18:.G118])" office:value-type="float" office:value="4" calcext:value-type="float">
            <text:p>4,00</text:p>
          </table:table-cell>
          <table:table-cell table:formula="of:=STDEV([.B118:.G118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48__Fid=1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19:.G119])" office:value-type="float" office:value="2.33333333333333" calcext:value-type="float">
            <text:p>2,33</text:p>
          </table:table-cell>
          <table:table-cell table:formula="of:=STDEV([.B119:.G119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20:.G120])" office:value-type="float" office:value="2.16666666666667" calcext:value-type="float">
            <text:p>2,17</text:p>
          </table:table-cell>
          <table:table-cell table:formula="of:=STDEV([.B120:.G120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48__Fid=15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21:.G121])" office:value-type="float" office:value="4.16666666666667" calcext:value-type="float">
            <text:p>4,17</text:p>
          </table:table-cell>
          <table:table-cell table:formula="of:=STDEV([.B121:.G121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0__Fid=6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22:.G122])" office:value-type="float" office:value="3.16666666666667" calcext:value-type="float">
            <text:p>3,17</text:p>
          </table:table-cell>
          <table:table-cell table:formula="of:=STDEV([.B122:.G122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0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123:.G123])" office:value-type="float" office:value="6.5" calcext:value-type="float">
            <text:p>6,50</text:p>
          </table:table-cell>
          <table:table-cell table:formula="of:=STDEV([.B123:.G123])" office:value-type="float" office:value="1.6431676725155" calcext:value-type="float">
            <text:p>1,64</text:p>
          </table:table-cell>
        </table:table-row>
        <table:table-row table:style-name="ro1">
          <table:table-cell office:value-type="string" calcext:value-type="string">
            <text:p>60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24:.G124])" office:value-type="float" office:value="4.33333333333333" calcext:value-type="float">
            <text:p>4,33</text:p>
          </table:table-cell>
          <table:table-cell table:formula="of:=STDEV([.B124:.G124])" office:value-type="float" office:value="1.75119007154183" calcext:value-type="float">
            <text:p>1,75</text:p>
          </table:table-cell>
        </table:table-row>
        <table:table-row table:style-name="ro1">
          <table:table-cell office:value-type="string" calcext:value-type="string">
            <text:p>60__Fid=6_M04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25:.G125])" office:value-type="float" office:value="7.16666666666667" calcext:value-type="float">
            <text:p>7,17</text:p>
          </table:table-cell>
          <table:table-cell table:formula="of:=STDEV([.B125:.G125])" office:value-type="float" office:value="1.60208197875972" calcext:value-type="float">
            <text:p>1,60</text:p>
          </table:table-cell>
        </table:table-row>
        <table:table-row table:style-name="ro1">
          <table:table-cell office:value-type="string" calcext:value-type="string">
            <text:p>60__Fid=6_M05.nrr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ce2" table:formula="of:=AVERAGE([.B126:.G126])" office:value-type="float" office:value="3.66666666666667" calcext:value-type="float">
            <text:p>3,67</text:p>
          </table:table-cell>
          <table:table-cell table:formula="of:=STDEV([.B126:.G126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0__Fid=6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27:.G127])" office:value-type="float" office:value="5.5" calcext:value-type="float">
            <text:p>5,50</text:p>
          </table:table-cell>
          <table:table-cell table:formula="of:=STDEV([.B127:.G127])" office:value-type="float" office:value="1.7606816861659" calcext:value-type="float">
            <text:p>1,76</text:p>
          </table:table-cell>
        </table:table-row>
        <table:table-row table:style-name="ro1">
          <table:table-cell office:value-type="string" calcext:value-type="string">
            <text:p>60__Fid=6_M07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28:.G128])" office:value-type="float" office:value="7.16666666666667" calcext:value-type="float">
            <text:p>7,17</text:p>
          </table:table-cell>
          <table:table-cell table:formula="of:=STDEV([.B128:.G128])" office:value-type="float" office:value="1.94079021706795" calcext:value-type="float">
            <text:p>1,94</text:p>
          </table:table-cell>
        </table:table-row>
        <table:table-row table:style-name="ro1">
          <table:table-cell office:value-type="string" calcext:value-type="string">
            <text:p>60__Fid=6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9:.G129])" office:value-type="float" office:value="4.16666666666667" calcext:value-type="float">
            <text:p>4,17</text:p>
          </table:table-cell>
          <table:table-cell table:formula="of:=STDEV([.B129:.G129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0__Fid=6_M09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0:.G130])" office:value-type="float" office:value="6" calcext:value-type="float">
            <text:p>6,00</text:p>
          </table:table-cell>
          <table:table-cell table:formula="of:=STDEV([.B130:.G130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60__Fid=6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31:.G131])" office:value-type="float" office:value="1.66666666666667" calcext:value-type="float">
            <text:p>1,67</text:p>
          </table:table-cell>
          <table:table-cell table:formula="of:=STDEV([.B131:.G13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6__Fid=7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2:.G132])" office:value-type="float" office:value="6.66666666666667" calcext:value-type="float">
            <text:p>6,67</text:p>
          </table:table-cell>
          <table:table-cell table:formula="of:=STDEV([.B132:.G13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6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3:.G133])" office:value-type="float" office:value="7.5" calcext:value-type="float">
            <text:p>7,50</text:p>
          </table:table-cell>
          <table:table-cell table:formula="of:=STDEV([.B133:.G133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66__Fid=7_M03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134:.G134])" office:value-type="float" office:value="8.83333333333333" calcext:value-type="float">
            <text:p>8,83</text:p>
          </table:table-cell>
          <table:table-cell table:formula="of:=STDEV([.B134:.G134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6__Fid=7_M0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5:.G135])" office:value-type="float" office:value="6.66666666666667" calcext:value-type="float">
            <text:p>6,67</text:p>
          </table:table-cell>
          <table:table-cell table:formula="of:=STDEV([.B135:.G135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66__Fid=7_M05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6:.G136])" office:value-type="float" office:value="7.83333333333333" calcext:value-type="float">
            <text:p>7,83</text:p>
          </table:table-cell>
          <table:table-cell table:formula="of:=STDEV([.B136:.G136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66__Fid=7_M06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37:.G137])" office:value-type="float" office:value="6.33333333333333" calcext:value-type="float">
            <text:p>6,33</text:p>
          </table:table-cell>
          <table:table-cell table:formula="of:=STDEV([.B137:.G137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66__Fid=7_M07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138:.G138])" office:value-type="float" office:value="7.83333333333333" calcext:value-type="float">
            <text:p>7,83</text:p>
          </table:table-cell>
          <table:table-cell table:formula="of:=STDEV([.B138:.G138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6__Fid=7_M08.nrr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9:.G139])" office:value-type="float" office:value="7.33333333333333" calcext:value-type="float">
            <text:p>7,33</text:p>
          </table:table-cell>
          <table:table-cell table:formula="of:=STDEV([.B139:.G139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40:.G140])" office:value-type="float" office:value="7.5" calcext:value-type="float">
            <text:p>7,50</text:p>
          </table:table-cell>
          <table:table-cell table:formula="of:=STDEV([.B140:.G140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66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1:.G141])" office:value-type="float" office:value="7.5" calcext:value-type="float">
            <text:p>7,50</text:p>
          </table:table-cell>
          <table:table-cell table:formula="of:=STDEV([.B141:.G141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6__Fid=1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2:.G142])" office:value-type="float" office:value="2.83333333333333" calcext:value-type="float">
            <text:p>2,83</text:p>
          </table:table-cell>
          <table:table-cell table:formula="of:=STDEV([.B142:.G142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__Fid=1_M02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43:.G143])" office:value-type="float" office:value="3.33333333333333" calcext:value-type="float">
            <text:p>3,33</text:p>
          </table:table-cell>
          <table:table-cell table:formula="of:=STDEV([.B143:.G143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4:.G144])" office:value-type="float" office:value="3" calcext:value-type="float">
            <text:p>3,00</text:p>
          </table:table-cell>
          <table:table-cell table:formula="of:=STDEV([.B144:.G144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6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45:.G145])" office:value-type="float" office:value="4.83333333333333" calcext:value-type="float">
            <text:p>4,83</text:p>
          </table:table-cell>
          <table:table-cell table:formula="of:=STDEV([.B145:.G145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__Fid=1_M05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46:.G146])" office:value-type="float" office:value="6.5" calcext:value-type="float">
            <text:p>6,50</text:p>
          </table:table-cell>
          <table:table-cell table:formula="of:=STDEV([.B146:.G146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6__Fid=1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47:.G147])" office:value-type="float" office:value="5.5" calcext:value-type="float">
            <text:p>5,50</text:p>
          </table:table-cell>
          <table:table-cell table:formula="of:=STDEV([.B147:.G147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6__Fid=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8:.G148])" office:value-type="float" office:value="4.33333333333333" calcext:value-type="float">
            <text:p>4,33</text:p>
          </table:table-cell>
          <table:table-cell table:formula="of:=STDEV([.B148:.G14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6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49:.G149])" office:value-type="float" office:value="3" calcext:value-type="float">
            <text:p>3,00</text:p>
          </table:table-cell>
          <table:table-cell table:formula="of:=STDEV([.B149:.G149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6__Fid=1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style-name="ce2" table:formula="of:=AVERAGE([.B150:.G150])" office:value-type="float" office:value="4.5" calcext:value-type="float">
            <text:p>4,50</text:p>
          </table:table-cell>
          <table:table-cell table:formula="of:=STDEV([.B150:.G150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6__Fid=1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51:.G151])" office:value-type="float" office:value="3.83333333333333" calcext:value-type="float">
            <text:p>3,83</text:p>
          </table:table-cell>
          <table:table-cell table:formula="of:=STDEV([.B151:.G151])" office:value-type="float" office:value="1.32916013582513" calcext:value-type="float">
            <text:p>1,33</text:p>
          </table:table-cell>
        </table:table-row>
        <table:table-row table:style-name="ro1">
          <table:table-cell office:value-type="string" calcext:value-type="string">
            <text:p>A1_Set1.nrrd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A2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1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4" calcext:value-type="float">
            <text:p>4,84</text:p>
          </table:table-cell>
          <table:table-cell table:formula="of:=AVERAGE([.C2:.C151])" office:value-type="float" office:value="4.92" calcext:value-type="float">
            <text:p>4,92</text:p>
          </table:table-cell>
          <table:table-cell table:formula="of:=AVERAGE([.D2:.D151])" office:value-type="float" office:value="4.66" calcext:value-type="float">
            <text:p>4,66</text:p>
          </table:table-cell>
          <table:table-cell table:formula="of:=AVERAGE([.E2:.E151])" office:value-type="float" office:value="5.2" calcext:value-type="float">
            <text:p>5,2</text:p>
          </table:table-cell>
          <table:table-cell table:formula="of:=AVERAGE([.F2:.F151])" office:value-type="float" office:value="5.39333333333333" calcext:value-type="float">
            <text:p>5,39333333333333</text:p>
          </table:table-cell>
          <table:table-cell table:formula="of:=AVERAGE([.G2:.G151])" office:value-type="float" office:value="5.26" calcext:value-type="float">
            <text:p>5,26</text:p>
          </table:table-cell>
          <table:table-cell table:number-columns-repeated="3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RN</text:p>
          </table:table-cell>
          <table:table-cell/>
          <table:table-cell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1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];[.C2];[.D2];[.E2];[.G2])" office:value-type="float" office:value="6.6" calcext:value-type="float">
            <text:p>6,60</text:p>
          </table:table-cell>
          <table:table-cell table:style-name="ce2" table:formula="of:=STDEV([.B2:.F2])" office:value-type="float" office:value="1.87082869338697" calcext:value-type="float">
            <text:p>1,87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];[.C3];[.D3];[.E3];[.G3])" office:value-type="float" office:value="7.8" calcext:value-type="float">
            <text:p>7,80</text:p>
          </table:table-cell>
          <table:table-cell table:style-name="ce2" table:formula="of:=STDEV([.B3:.F3])" office:value-type="float" office:value="1.92353840616713" calcext:value-type="float">
            <text:p>1,9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3.nrrd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4];[.C4];[.D4];[.E4];[.G4])" office:value-type="float" office:value="7" calcext:value-type="float">
            <text:p>7,00</text:p>
          </table:table-cell>
          <table:table-cell table:style-name="ce2" table:formula="of:=STDEV([.B4:.F4])" office:value-type="float" office:value="2.68328157299975" calcext:value-type="float">
            <text:p>2,6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];[.C5];[.D5];[.E5];[.G5])" office:value-type="float" office:value="8" calcext:value-type="float">
            <text:p>8,00</text:p>
          </table:table-cell>
          <table:table-cell table:style-name="ce2" table:formula="of:=STDEV([.B5:.F5])" office:value-type="float" office:value="2.94957624075053" calcext:value-type="float">
            <text:p>2,95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];[.C6];[.D6];[.E6];[.G6])" office:value-type="float" office:value="6.4" calcext:value-type="float">
            <text:p>6,40</text:p>
          </table:table-cell>
          <table:table-cell table:style-name="ce2" table:formula="of:=STDEV([.B6:.F6])" office:value-type="float" office:value="2.40831891575846" calcext:value-type="float">
            <text:p>2,41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7];[.C7];[.D7];[.E7];[.G7])" office:value-type="float" office:value="7.4" calcext:value-type="float">
            <text:p>7,40</text:p>
          </table:table-cell>
          <table:table-cell table:style-name="ce2" table:formula="of:=STDEV([.B7:.F7])" office:value-type="float" office:value="1.6431676725155" calcext:value-type="float">
            <text:p>1,64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];[.C8];[.D8];[.E8];[.G8])" office:value-type="float" office:value="6.2" calcext:value-type="float">
            <text:p>6,20</text:p>
          </table:table-cell>
          <table:table-cell table:style-name="ce2" table:formula="of:=STDEV([.B8:.F8])" office:value-type="float" office:value="2.16794833886788" calcext:value-type="float">
            <text:p>2,17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8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];[.C9];[.D9];[.E9];[.G9])" office:value-type="float" office:value="3.8" calcext:value-type="float">
            <text:p>3,80</text:p>
          </table:table-cell>
          <table:table-cell table:style-name="ce2" table:formula="of:=STDEV([.B9:.F9])" office:value-type="float" office:value="2.07364413533277" calcext:value-type="float">
            <text:p>2,07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0];[.C10];[.D10];[.E10];[.G10])" office:value-type="float" office:value="7.4" calcext:value-type="float">
            <text:p>7,40</text:p>
          </table:table-cell>
          <table:table-cell table:style-name="ce2" table:formula="of:=STDEV([.B10:.F10])" office:value-type="float" office:value="1.58113883008419" calcext:value-type="float">
            <text:p>1,5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1];[.C11];[.D11];[.E11];[.G11])" office:value-type="float" office:value="3" calcext:value-type="float">
            <text:p>3,00</text:p>
          </table:table-cell>
          <table:table-cell table:style-name="ce2" table:formula="of:=STDEV([.B11:.F11])" office:value-type="float" office:value="0.894427190999916" calcext:value-type="float">
            <text:p>0,89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1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AVERAGE([.B12];[.C12];[.D12];[.E12];[.G12])" office:value-type="float" office:value="1" calcext:value-type="float">
            <text:p>1,00</text:p>
          </table:table-cell>
          <table:table-cell table:style-name="ce2" table:formula="of:=STDEV([.B12:.F12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AVERAGE([.B13];[.C13];[.D13];[.E13];[.G13])" office:value-type="float" office:value="4" calcext:value-type="float">
            <text:p>4,00</text:p>
          </table:table-cell>
          <table:table-cell table:style-name="ce2" table:formula="of:=STDEV([.B13:.F13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4];[.C14];[.D14];[.E14];[.G14])" office:value-type="float" office:value="2" calcext:value-type="float">
            <text:p>2,00</text:p>
          </table:table-cell>
          <table:table-cell table:style-name="ce2" table:formula="of:=STDEV([.B14:.F14])" office:value-type="float" office:value="0.836660026534076" calcext:value-type="float">
            <text:p>0,84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5];[.C15];[.D15];[.E15];[.G15])" office:value-type="float" office:value="3.2" calcext:value-type="float">
            <text:p>3,20</text:p>
          </table:table-cell>
          <table:table-cell table:style-name="ce2" table:formula="of:=STDEV([.B15:.F15])" office:value-type="float" office:value="0.707106781186548" calcext:value-type="float">
            <text:p>0,71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6];[.C16];[.D16];[.E16];[.G16])" office:value-type="float" office:value="5.4" calcext:value-type="float">
            <text:p>5,40</text:p>
          </table:table-cell>
          <table:table-cell table:style-name="ce2" table:formula="of:=STDEV([.B16:.F16])" office:value-type="float" office:value="2.73861278752583" calcext:value-type="float">
            <text:p>2,74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6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7];[.C17];[.D17];[.E17];[.G17])" office:value-type="float" office:value="5.4" calcext:value-type="float">
            <text:p>5,40</text:p>
          </table:table-cell>
          <table:table-cell table:style-name="ce2" table:formula="of:=STDEV([.B17:.F17])" office:value-type="float" office:value="0.836660026534076" calcext:value-type="float">
            <text:p>0,84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8];[.C18];[.D18];[.E18];[.G18])" office:value-type="float" office:value="2" calcext:value-type="float">
            <text:p>2,00</text:p>
          </table:table-cell>
          <table:table-cell table:style-name="ce2" table:formula="of:=STDEV([.B18:.F18])" office:value-type="float" office:value="1.09544511501033" calcext:value-type="float">
            <text:p>1,1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19];[.C19];[.D19];[.E19];[.G19])" office:value-type="float" office:value="1.8" calcext:value-type="float">
            <text:p>1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20];[.C20];[.D20];[.E20];[.G20])" office:value-type="float" office:value="1.4" calcext:value-type="float">
            <text:p>1,40</text:p>
          </table:table-cell>
          <table:table-cell table:style-name="ce2" table:formula="of:=STDEV([.B20:.F20])" office:value-type="float" office:value="0.547722557505166" calcext:value-type="float">
            <text:p>0,55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AVERAGE([.B21];[.C21];[.D21];[.E21];[.G21])" office:value-type="float" office:value="1" calcext:value-type="float">
            <text:p>1,00</text:p>
          </table:table-cell>
          <table:table-cell table:style-name="ce2" table:formula="of:=STDEV([.B21:.F2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2];[.C22];[.D22];[.E22];[.G22])" office:value-type="float" office:value="3.6" calcext:value-type="float">
            <text:p>3,60</text:p>
          </table:table-cell>
          <table:table-cell table:style-name="ce2" table:formula="of:=STDEV([.B22:.F22])" office:value-type="float" office:value="1.30384048104053" calcext:value-type="float">
            <text:p>1,3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2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3];[.C23];[.D23];[.E23];[.G23])" office:value-type="float" office:value="4.4" calcext:value-type="float">
            <text:p>4,40</text:p>
          </table:table-cell>
          <table:table-cell table:style-name="ce2" table:formula="of:=STDEV([.B23:.F23])" office:value-type="float" office:value="1.48323969741913" calcext:value-type="float">
            <text:p>1,48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3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4];[.C24];[.D24];[.E24];[.G24])" office:value-type="float" office:value="7.2" calcext:value-type="float">
            <text:p>7,20</text:p>
          </table:table-cell>
          <table:table-cell table:style-name="ce2" table:formula="of:=STDEV([.B24:.F24])" office:value-type="float" office:value="2.77488738510232" calcext:value-type="float">
            <text:p>2,77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4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5];[.C25];[.D25];[.E25];[.G25])" office:value-type="float" office:value="7" calcext:value-type="float">
            <text:p>7,00</text:p>
          </table:table-cell>
          <table:table-cell table:style-name="ce2" table:formula="of:=STDEV([.B25:.F25])" office:value-type="float" office:value="1.51657508881031" calcext:value-type="float">
            <text:p>1,52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5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6];[.C26];[.D26];[.E26];[.G26])" office:value-type="float" office:value="5.6" calcext:value-type="float">
            <text:p>5,60</text:p>
          </table:table-cell>
          <table:table-cell table:style-name="ce2" table:formula="of:=STDEV([.B26:.F26])" office:value-type="float" office:value="2.34520787991172" calcext:value-type="float">
            <text:p>2,35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7];[.C27];[.D27];[.E27];[.G27])" office:value-type="float" office:value="6.4" calcext:value-type="float">
            <text:p>6,40</text:p>
          </table:table-cell>
          <table:table-cell table:style-name="ce2" table:formula="of:=STDEV([.B27:.F27])" office:value-type="float" office:value="2.70185121722126" calcext:value-type="float">
            <text:p>2,7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AVERAGE([.B28];[.C28];[.D28];[.E28];[.G28])" office:value-type="float" office:value="7.4" calcext:value-type="float">
            <text:p>7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8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9];[.C29];[.D29];[.E29];[.G29])" office:value-type="float" office:value="3.4" calcext:value-type="float">
            <text:p>3,40</text:p>
          </table:table-cell>
          <table:table-cell table:style-name="ce2" table:formula="of:=STDEV([.B29:.F29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0];[.C30];[.D30];[.E30];[.G30])" office:value-type="float" office:value="6.4" calcext:value-type="float">
            <text:p>6,40</text:p>
          </table:table-cell>
          <table:table-cell table:style-name="ce2" table:formula="of:=STDEV([.B30:.F30])" office:value-type="float" office:value="1.58113883008419" calcext:value-type="float">
            <text:p>1,58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10.nrrd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1];[.C31];[.D31];[.E31];[.G31])" office:value-type="float" office:value="5.6" calcext:value-type="float">
            <text:p>5,60</text:p>
          </table:table-cell>
          <table:table-cell table:style-name="ce2" table:formula="of:=STDEV([.B31:.F31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B32];[.C32];[.D32];[.E32];[.G32])" office:value-type="float" office:value="2.4" calcext:value-type="float">
            <text:p>2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3];[.C33];[.D33];[.E33];[.G33])" office:value-type="float" office:value="5" calcext:value-type="float">
            <text:p>5,00</text:p>
          </table:table-cell>
          <table:table-cell table:style-name="ce2" table:formula="of:=STDEV([.B33:.F33])" office:value-type="float" office:value="2.19089023002066" calcext:value-type="float">
            <text:p>2,19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4];[.C34];[.D34];[.E34];[.G34])" office:value-type="float" office:value="6.6" calcext:value-type="float">
            <text:p>6,60</text:p>
          </table:table-cell>
          <table:table-cell table:style-name="ce2" table:formula="of:=STDEV([.B34:.F34])" office:value-type="float" office:value="2.28035085019828" calcext:value-type="float">
            <text:p>2,28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5];[.C35];[.D35];[.E35];[.G35])" office:value-type="float" office:value="5" calcext:value-type="float">
            <text:p>5,00</text:p>
          </table:table-cell>
          <table:table-cell table:style-name="ce2" table:formula="of:=STDEV([.B35:.F35])" office:value-type="float" office:value="1.67332005306815" calcext:value-type="float">
            <text:p>1,67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5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6];[.C36];[.D36];[.E36];[.G36])" office:value-type="float" office:value="6.8" calcext:value-type="float">
            <text:p>6,80</text:p>
          </table:table-cell>
          <table:table-cell table:style-name="ce2" table:formula="of:=STDEV([.B36:.F36])" office:value-type="float" office:value="1.51657508881031" calcext:value-type="float">
            <text:p>1,5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7];[.C37];[.D37];[.E37];[.G37])" office:value-type="float" office:value="6.8" calcext:value-type="float">
            <text:p>6,80</text:p>
          </table:table-cell>
          <table:table-cell table:style-name="ce2" table:formula="of:=STDEV([.B37:.F37])" office:value-type="float" office:value="1.78885438199983" calcext:value-type="float">
            <text:p>1,79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7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8];[.C38];[.D38];[.E38];[.G38])" office:value-type="float" office:value="4" calcext:value-type="float">
            <text:p>4,00</text:p>
          </table:table-cell>
          <table:table-cell table:style-name="ce2" table:formula="of:=STDEV([.B38:.F38])" office:value-type="float" office:value="1.51657508881031" calcext:value-type="float">
            <text:p>1,5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8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9];[.C39];[.D39];[.E39];[.G39])" office:value-type="float" office:value="4.4" calcext:value-type="float">
            <text:p>4,40</text:p>
          </table:table-cell>
          <table:table-cell table:style-name="ce2" table:formula="of:=STDEV([.B39:.F39])" office:value-type="float" office:value="2.68328157299975" calcext:value-type="float">
            <text:p>2,68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9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0];[.C40];[.D40];[.E40];[.G40])" office:value-type="float" office:value="4.6" calcext:value-type="float">
            <text:p>4,60</text:p>
          </table:table-cell>
          <table:table-cell table:style-name="ce2" table:formula="of:=STDEV([.B40:.F40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10.nrr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41];[.C41];[.D41];[.E41];[.G41])" office:value-type="float" office:value="6.8" calcext:value-type="float">
            <text:p>6,80</text:p>
          </table:table-cell>
          <table:table-cell table:style-name="ce2" table:formula="of:=STDEV([.B41:.F41])" office:value-type="float" office:value="2.58843582110896" calcext:value-type="float">
            <text:p>2,59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42];[.C42];[.D42];[.E42];[.G42])" office:value-type="float" office:value="4.2" calcext:value-type="float">
            <text:p>4,20</text:p>
          </table:table-cell>
          <table:table-cell table:style-name="ce2" table:formula="of:=STDEV([.B42:.F42])" office:value-type="float" office:value="1.22474487139159" calcext:value-type="float">
            <text:p>1,22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43];[.C43];[.D43];[.E43];[.G43])" office:value-type="float" office:value="5" calcext:value-type="float">
            <text:p>5,00</text:p>
          </table:table-cell>
          <table:table-cell table:style-name="ce2" table:formula="of:=STDEV([.B43:.F43])" office:value-type="float" office:value="1.58113883008419" calcext:value-type="float">
            <text:p>1,58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3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formula="of:=AVERAGE([.B44];[.C44];[.D44];[.E44];[.G44])" office:value-type="float" office:value="1.8" calcext:value-type="float">
            <text:p>1,80</text:p>
          </table:table-cell>
          <table:table-cell table:style-name="ce2" table:formula="of:=STDEV([.B44:.F44])" office:value-type="float" office:value="0.447213595499958" calcext:value-type="float">
            <text:p>0,45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45];[.C45];[.D45];[.E45];[.G45])" office:value-type="float" office:value="1.2" calcext:value-type="float">
            <text:p>1,20</text:p>
          </table:table-cell>
          <table:table-cell table:style-name="ce2" table:formula="of:=STDEV([.B45:.F45])" office:value-type="float" office:value="0.447213595499958" calcext:value-type="float">
            <text:p>0,45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5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6];[.C46];[.D46];[.E46];[.G46])" office:value-type="float" office:value="5" calcext:value-type="float">
            <text:p>5,00</text:p>
          </table:table-cell>
          <table:table-cell table:style-name="ce2" table:formula="of:=STDEV([.B46:.F46])" office:value-type="float" office:value="1.67332005306815" calcext:value-type="float">
            <text:p>1,6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6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47];[.C47];[.D47];[.E47];[.G47])" office:value-type="float" office:value="5" calcext:value-type="float">
            <text:p>5,00</text:p>
          </table:table-cell>
          <table:table-cell table:style-name="ce2" table:formula="of:=STDEV([.B47:.F47])" office:value-type="float" office:value="1.87082869338697" calcext:value-type="float">
            <text:p>1,8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48];[.C48];[.D48];[.E48];[.G48])" office:value-type="float" office:value="1.8" calcext:value-type="float">
            <text:p>1,80</text:p>
          </table:table-cell>
          <table:table-cell table:style-name="ce2" table:formula="of:=STDEV([.B48:.F48])" office:value-type="float" office:value="0.836660026534076" calcext:value-type="float">
            <text:p>0,84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49];[.C49];[.D49];[.E49];[.G49])" office:value-type="float" office:value="2.6" calcext:value-type="float">
            <text:p>2,60</text:p>
          </table:table-cell>
          <table:table-cell table:style-name="ce2" table:formula="of:=STDEV([.B49:.F49])" office:value-type="float" office:value="1.14017542509914" calcext:value-type="float">
            <text:p>1,14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0];[.C50];[.D50];[.E50];[.G50])" office:value-type="float" office:value="1.8" calcext:value-type="float">
            <text:p>1,80</text:p>
          </table:table-cell>
          <table:table-cell table:style-name="ce2" table:formula="of:=STDEV([.B50:.F50])" office:value-type="float" office:value="0.547722557505166" calcext:value-type="float">
            <text:p>0,55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51];[.C51];[.D51];[.E51];[.G51])" office:value-type="float" office:value="5" calcext:value-type="float">
            <text:p>5,00</text:p>
          </table:table-cell>
          <table:table-cell table:style-name="ce2" table:formula="of:=STDEV([.B51:.F51])" office:value-type="float" office:value="1.51657508881031" calcext:value-type="float">
            <text:p>1,52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1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52];[.C52];[.D52];[.E52];[.G52])" office:value-type="float" office:value="7.8" calcext:value-type="float">
            <text:p>7,80</text:p>
          </table:table-cell>
          <table:table-cell table:style-name="ce2" table:formula="of:=STDEV([.B52:.F52])" office:value-type="float" office:value="1.8165902124585" calcext:value-type="float">
            <text:p>1,82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3];[.C53];[.D53];[.E53];[.G53])" office:value-type="float" office:value="1.4" calcext:value-type="float">
            <text:p>1,40</text:p>
          </table:table-cell>
          <table:table-cell table:style-name="ce2" table:formula="of:=STDEV([.B53:.F53])" office:value-type="float" office:value="0.547722557505166" calcext:value-type="float">
            <text:p>0,55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4];[.C54];[.D54];[.E54];[.G54])" office:value-type="float" office:value="1.4" calcext:value-type="float">
            <text:p>1,40</text:p>
          </table:table-cell>
          <table:table-cell table:style-name="ce2" table:formula="of:=STDEV([.B54:.F54])" office:value-type="float" office:value="0.547722557505166" calcext:value-type="float">
            <text:p>0,55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4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55];[.C55];[.D55];[.E55];[.G55])" office:value-type="float" office:value="8.8" calcext:value-type="float">
            <text:p>8,80</text:p>
          </table:table-cell>
          <table:table-cell table:style-name="ce2" table:formula="of:=STDEV([.B55:.F55])" office:value-type="float" office:value="1.09544511501033" calcext:value-type="float">
            <text:p>1,10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6];[.C56];[.D56];[.E56];[.G56])" office:value-type="float" office:value="5" calcext:value-type="float">
            <text:p>5,00</text:p>
          </table:table-cell>
          <table:table-cell table:style-name="ce2" table:formula="of:=STDEV([.B56:.F56])" office:value-type="float" office:value="1.92353840616713" calcext:value-type="float">
            <text:p>1,92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57];[.C57];[.D57];[.E57];[.G57])" office:value-type="float" office:value="6" calcext:value-type="float">
            <text:p>6,00</text:p>
          </table:table-cell>
          <table:table-cell table:style-name="ce2" table:formula="of:=STDEV([.B57:.F57])" office:value-type="float" office:value="1.78885438199983" calcext:value-type="float">
            <text:p>1,79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58];[.C58];[.D58];[.E58];[.G58])" office:value-type="float" office:value="9" calcext:value-type="float">
            <text:p>9,00</text:p>
          </table:table-cell>
          <table:table-cell table:style-name="ce2" table:formula="of:=STDEV([.B58:.F58])" office:value-type="float" office:value="0.447213595499958" calcext:value-type="float">
            <text:p>0,45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8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9];[.C59];[.D59];[.E59];[.G59])" office:value-type="float" office:value="2.8" calcext:value-type="float">
            <text:p>2,80</text:p>
          </table:table-cell>
          <table:table-cell table:style-name="ce2" table:formula="of:=STDEV([.B59:.F59])" office:value-type="float" office:value="2.07364413533277" calcext:value-type="float">
            <text:p>2,07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0];[.C60];[.D60];[.E60];[.G60])" office:value-type="float" office:value="6.2" calcext:value-type="float">
            <text:p>6,20</text:p>
          </table:table-cell>
          <table:table-cell table:style-name="ce2" table:formula="of:=STDEV([.B60:.F60])" office:value-type="float" office:value="1.92353840616713" calcext:value-type="float">
            <text:p>1,92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AVERAGE([.B61];[.C61];[.D61];[.E61];[.G61])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62];[.C62];[.D62];[.E62];[.G62])" office:value-type="float" office:value="3" calcext:value-type="float">
            <text:p>3,00</text:p>
          </table:table-cell>
          <table:table-cell table:style-name="ce2" table:formula="of:=STDEV([.B62:.F62])" office:value-type="float" office:value="1.34164078649987" calcext:value-type="float">
            <text:p>1,3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3];[.C63];[.D63];[.E63];[.G63])" office:value-type="float" office:value="2" calcext:value-type="float">
            <text:p>2,00</text:p>
          </table:table-cell>
          <table:table-cell table:style-name="ce2" table:formula="of:=STDEV([.B63:.F63])" office:value-type="float" office:value="1.30384048104053" calcext:value-type="float">
            <text:p>1,3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4];[.C64];[.D64];[.E64];[.G64])" office:value-type="float" office:value="4.2" calcext:value-type="float">
            <text:p>4,20</text:p>
          </table:table-cell>
          <table:table-cell table:style-name="ce2" table:formula="of:=STDEV([.B64:.F64])" office:value-type="float" office:value="2.07364413533277" calcext:value-type="float">
            <text:p>2,07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5];[.C65];[.D65];[.E65];[.G65])" office:value-type="float" office:value="3.2" calcext:value-type="float">
            <text:p>3,20</text:p>
          </table:table-cell>
          <table:table-cell table:style-name="ce2" table:formula="of:=STDEV([.B65:.F65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6];[.C66];[.D66];[.E66];[.G66])" office:value-type="float" office:value="3.8" calcext:value-type="float">
            <text:p>3,80</text:p>
          </table:table-cell>
          <table:table-cell table:style-name="ce2" table:formula="of:=STDEV([.B66:.F66])" office:value-type="float" office:value="1.30384048104053" calcext:value-type="float">
            <text:p>1,3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6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7];[.C67];[.D67];[.E67];[.G67])" office:value-type="float" office:value="5.2" calcext:value-type="float">
            <text:p>5,20</text:p>
          </table:table-cell>
          <table:table-cell table:style-name="ce2" table:formula="of:=STDEV([.B67:.F67])" office:value-type="float" office:value="1.51657508881031" calcext:value-type="float">
            <text:p>1,52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AVERAGE([.B68];[.C68];[.D68];[.E68];[.G68])" office:value-type="float" office:value="7.2" calcext:value-type="float">
            <text:p>7,20</text:p>
          </table:table-cell>
          <table:table-cell table:style-name="ce2" table:formula="of:=STDEV([.B68:.F68])" office:value-type="float" office:value="2.16794833886788" calcext:value-type="float">
            <text:p>2,17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9];[.C69];[.D69];[.E69];[.G69])" office:value-type="float" office:value="2" calcext:value-type="float">
            <text:p>2,00</text:p>
          </table:table-cell>
          <table:table-cell table:style-name="ce2" table:formula="of:=STDEV([.B69:.F69])" office:value-type="float" office:value="1.09544511501033" calcext:value-type="float">
            <text:p>1,1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0];[.C70];[.D70];[.E70];[.G70])" office:value-type="float" office:value="5.6" calcext:value-type="float">
            <text:p>5,60</text:p>
          </table:table-cell>
          <table:table-cell table:style-name="ce2" table:formula="of:=STDEV([.B70:.F70])" office:value-type="float" office:value="2.58843582110896" calcext:value-type="float">
            <text:p>2,59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10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1];[.C71];[.D71];[.E71];[.G71])" office:value-type="float" office:value="6" calcext:value-type="float">
            <text:p>6,00</text:p>
          </table:table-cell>
          <table:table-cell table:style-name="ce2" table:formula="of:=STDEV([.B71:.F71])" office:value-type="float" office:value="2.30217288664427" calcext:value-type="float">
            <text:p>2,3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1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72];[.C72];[.D72];[.E72];[.G72])" office:value-type="float" office:value="7" calcext:value-type="float">
            <text:p>7,00</text:p>
          </table:table-cell>
          <table:table-cell table:style-name="ce2" table:formula="of:=STDEV([.B72:.F72])" office:value-type="float" office:value="2.34520787991172" calcext:value-type="float">
            <text:p>2,35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3];[.C73];[.D73];[.E73];[.G73])" office:value-type="float" office:value="7.4" calcext:value-type="float">
            <text:p>7,40</text:p>
          </table:table-cell>
          <table:table-cell table:style-name="ce2" table:formula="of:=STDEV([.B73:.F73])" office:value-type="float" office:value="2.07364413533277" calcext:value-type="float">
            <text:p>2,0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74];[.C74];[.D74];[.E74];[.G74])" office:value-type="float" office:value="7.4" calcext:value-type="float">
            <text:p>7,40</text:p>
          </table:table-cell>
          <table:table-cell table:style-name="ce2" table:formula="of:=STDEV([.B74:.F74])" office:value-type="float" office:value="1.30384048104053" calcext:value-type="float">
            <text:p>1,3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75];[.C75];[.D75];[.E75];[.G75])" office:value-type="float" office:value="5.4" calcext:value-type="float">
            <text:p>5,40</text:p>
          </table:table-cell>
          <table:table-cell table:style-name="ce2" table:formula="of:=STDEV([.B75:.F75])" office:value-type="float" office:value="2.58843582110896" calcext:value-type="float">
            <text:p>2,59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76];[.C76];[.D76];[.E76];[.G76])" office:value-type="float" office:value="8.8" calcext:value-type="float">
            <text:p>8,80</text:p>
          </table:table-cell>
          <table:table-cell table:style-name="ce2" table:formula="of:=STDEV([.B76:.F76])" office:value-type="float" office:value="1.30384048104053" calcext:value-type="float">
            <text:p>1,3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6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7];[.C77];[.D77];[.E77];[.G77])" office:value-type="float" office:value="2.8" calcext:value-type="float">
            <text:p>2,80</text:p>
          </table:table-cell>
          <table:table-cell table:style-name="ce2" table:formula="of:=STDEV([.B77:.F77])" office:value-type="float" office:value="1.51657508881031" calcext:value-type="float">
            <text:p>1,52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8];[.C78];[.D78];[.E78];[.G78])" office:value-type="float" office:value="3.4" calcext:value-type="float">
            <text:p>3,40</text:p>
          </table:table-cell>
          <table:table-cell table:style-name="ce2" table:formula="of:=STDEV([.B78:.F78])" office:value-type="float" office:value="2.94957624075053" calcext:value-type="float">
            <text:p>2,95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8.nrrd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79];[.C79];[.D79];[.E79];[.G79])" office:value-type="float" office:value="8.8" calcext:value-type="float">
            <text:p>8,80</text:p>
          </table:table-cell>
          <table:table-cell table:style-name="ce2" table:formula="of:=STDEV([.B79:.F79])" office:value-type="float" office:value="0.447213595499958" calcext:value-type="float">
            <text:p>0,45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9.nrrd</text:p>
          </table:table-cell>
          <table:table-cell table:number-columns-repeated="6" office:value-type="float" office:value="9" calcext:value-type="float">
            <text:p>9</text:p>
          </table:table-cell>
          <table:table-cell/>
          <table:table-cell table:formula="of:=AVERAGE([.B80];[.C80];[.D80];[.E80];[.G80])" office:value-type="float" office:value="9" calcext:value-type="float">
            <text:p>9,00</text:p>
          </table:table-cell>
          <table:table-cell table:style-name="ce2" table:formula="of:=STDEV([.B80:.F80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1];[.C81];[.D81];[.E81];[.G81])" office:value-type="float" office:value="6" calcext:value-type="float">
            <text:p>6,00</text:p>
          </table:table-cell>
          <table:table-cell table:style-name="ce2" table:formula="of:=STDEV([.B81:.F81])" office:value-type="float" office:value="2.16794833886788" calcext:value-type="float">
            <text:p>2,1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2];[.C82];[.D82];[.E82];[.G82])" office:value-type="float" office:value="6.2" calcext:value-type="float">
            <text:p>6,20</text:p>
          </table:table-cell>
          <table:table-cell table:style-name="ce2" table:formula="of:=STDEV([.B82:.F82])" office:value-type="float" office:value="2.94957624075053" calcext:value-type="float">
            <text:p>2,95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2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3];[.C83];[.D83];[.E83];[.G83])" office:value-type="float" office:value="9.2" calcext:value-type="float">
            <text:p>9,20</text:p>
          </table:table-cell>
          <table:table-cell table:style-name="ce2" table:formula="of:=STDEV([.B83:.F83])" office:value-type="float" office:value="0.894427190999916" calcext:value-type="float">
            <text:p>0,89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4];[.C84];[.D84];[.E84];[.G84])" office:value-type="float" office:value="6.6" calcext:value-type="float">
            <text:p>6,60</text:p>
          </table:table-cell>
          <table:table-cell table:style-name="ce2" table:formula="of:=STDEV([.B84:.F84])" office:value-type="float" office:value="2.54950975679639" calcext:value-type="float">
            <text:p>2,55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B85];[.C85];[.D85];[.E85];[.G85])" office:value-type="float" office:value="9.2" calcext:value-type="float">
            <text:p>9,20</text:p>
          </table:table-cell>
          <table:table-cell table:style-name="ce2" table:formula="of:=STDEV([.B85:.F85])" office:value-type="float" office:value="0.707106781186548" calcext:value-type="float">
            <text:p>0,71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5.nrrd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6];[.C86];[.D86];[.E86];[.G86])" office:value-type="float" office:value="9" calcext:value-type="float">
            <text:p>9,00</text:p>
          </table:table-cell>
          <table:table-cell table:style-name="ce2" table:formula="of:=STDEV([.B86:.F86])" office:value-type="float" office:value="0.447213595499958" calcext:value-type="float">
            <text:p>0,45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AVERAGE([.B87];[.C87];[.D87];[.E87];[.G87])" office:value-type="float" office:value="7.2" calcext:value-type="float">
            <text:p>7,2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AVERAGE([.B88];[.C88];[.D88];[.E88];[.G88])" office:value-type="float" office:value="8.6" calcext:value-type="float">
            <text:p>8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8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9];[.C89];[.D89];[.E89];[.G89])" office:value-type="float" office:value="7.4" calcext:value-type="float">
            <text:p>7,40</text:p>
          </table:table-cell>
          <table:table-cell table:style-name="ce2" table:formula="of:=STDEV([.B89:.F89])" office:value-type="float" office:value="2.28035085019828" calcext:value-type="float">
            <text:p>2,28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9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90];[.C90];[.D90];[.E90];[.G90])" office:value-type="float" office:value="6.8" calcext:value-type="float">
            <text:p>6,80</text:p>
          </table:table-cell>
          <table:table-cell table:style-name="ce2" table:formula="of:=STDEV([.B90:.F90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10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91];[.C91];[.D91];[.E91];[.G91])" office:value-type="float" office:value="9" calcext:value-type="float">
            <text:p>9,00</text:p>
          </table:table-cell>
          <table:table-cell table:style-name="ce2" table:formula="of:=STDEV([.B91:.F91])" office:value-type="float" office:value="0.447213595499958" calcext:value-type="float">
            <text:p>0,4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1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92];[.C92];[.D92];[.E92];[.G92])" office:value-type="float" office:value="6.4" calcext:value-type="float">
            <text:p>6,40</text:p>
          </table:table-cell>
          <table:table-cell table:style-name="ce2" table:formula="of:=STDEV([.B92:.F92])" office:value-type="float" office:value="2.28035085019828" calcext:value-type="float">
            <text:p>2,28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2.nrr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93];[.C93];[.D93];[.E93];[.G93])" office:value-type="float" office:value="2.4" calcext:value-type="float">
            <text:p>2,40</text:p>
          </table:table-cell>
          <table:table-cell table:style-name="ce2" table:formula="of:=STDEV([.B93:.F93])" office:value-type="float" office:value="0.707106781186548" calcext:value-type="float">
            <text:p>0,71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4];[.C94];[.D94];[.E94];[.G94])" office:value-type="float" office:value="4" calcext:value-type="float">
            <text:p>4,00</text:p>
          </table:table-cell>
          <table:table-cell table:style-name="ce2" table:formula="of:=STDEV([.B94:.F94])" office:value-type="float" office:value="0.836660026534076" calcext:value-type="float">
            <text:p>0,84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5];[.C95];[.D95];[.E95];[.G95])" office:value-type="float" office:value="5.4" calcext:value-type="float">
            <text:p>5,40</text:p>
          </table:table-cell>
          <table:table-cell table:style-name="ce2" table:formula="of:=STDEV([.B95:.F95])" office:value-type="float" office:value="1.92353840616713" calcext:value-type="float">
            <text:p>1,92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5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AVERAGE([.B96];[.C96];[.D96];[.E96];[.G96])" office:value-type="float" office:value="5.8" calcext:value-type="float">
            <text:p>5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97];[.C97];[.D97];[.E97];[.G97])" office:value-type="float" office:value="3" calcext:value-type="float">
            <text:p>3,00</text:p>
          </table:table-cell>
          <table:table-cell table:style-name="ce2" table:formula="of:=STDEV([.B97:.F97])" office:value-type="float" office:value="0.836660026534076" calcext:value-type="float">
            <text:p>0,84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98];[.C98];[.D98];[.E98];[.G98])" office:value-type="float" office:value="5.6" calcext:value-type="float">
            <text:p>5,60</text:p>
          </table:table-cell>
          <table:table-cell table:style-name="ce2" table:formula="of:=STDEV([.B98:.F98])" office:value-type="float" office:value="1.78885438199983" calcext:value-type="float">
            <text:p>1,79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8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9];[.C99];[.D99];[.E99];[.G99])" office:value-type="float" office:value="4" calcext:value-type="float">
            <text:p>4,00</text:p>
          </table:table-cell>
          <table:table-cell table:style-name="ce2" table:formula="of:=STDEV([.B99:.F99])" office:value-type="float" office:value="1.6431676725155" calcext:value-type="float">
            <text:p>1,64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AVERAGE([.B100];[.C100];[.D100];[.E100];[.G100])" office:value-type="float" office:value="7.2" calcext:value-type="float">
            <text:p>7,20</text:p>
          </table:table-cell>
          <table:table-cell table:style-name="ce2" table:formula="of:=STDEV([.B100:.F100])" office:value-type="float" office:value="1.09544511501033" calcext:value-type="float">
            <text:p>1,1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AVERAGE([.B101];[.C101];[.D101];[.E101];[.G101])" office:value-type="float" office:value="4.6" calcext:value-type="float">
            <text:p>4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02];[.C102];[.D102];[.E102];[.G102])" office:value-type="float" office:value="7.4" calcext:value-type="float">
            <text:p>7,40</text:p>
          </table:table-cell>
          <table:table-cell table:style-name="ce2" table:formula="of:=STDEV([.B102:.F102])" office:value-type="float" office:value="2.48997991959775" calcext:value-type="float">
            <text:p>2,49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03];[.C103];[.D103];[.E103];[.G103])" office:value-type="float" office:value="7.2" calcext:value-type="float">
            <text:p>7,20</text:p>
          </table:table-cell>
          <table:table-cell table:style-name="ce2" table:formula="of:=STDEV([.B103:.F103])" office:value-type="float" office:value="1.67332005306815" calcext:value-type="float">
            <text:p>1,6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04];[.C104];[.D104];[.E104];[.G104])" office:value-type="float" office:value="1.8" calcext:value-type="float">
            <text:p>1,80</text:p>
          </table:table-cell>
          <table:table-cell table:style-name="ce2" table:formula="of:=STDEV([.B104:.F104])" office:value-type="float" office:value="0.894427190999916" calcext:value-type="float">
            <text:p>0,89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05];[.C105];[.D105];[.E105];[.G105])" office:value-type="float" office:value="1.2" calcext:value-type="float">
            <text:p>1,20</text:p>
          </table:table-cell>
          <table:table-cell table:style-name="ce2" table:formula="of:=STDEV([.B105:.F105])" office:value-type="float" office:value="0.447213595499958" calcext:value-type="float">
            <text:p>0,45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6];[.C106];[.D106];[.E106];[.G106])" office:value-type="float" office:value="5" calcext:value-type="float">
            <text:p>5,00</text:p>
          </table:table-cell>
          <table:table-cell table:style-name="ce2" table:formula="of:=STDEV([.B106:.F106])" office:value-type="float" office:value="1.6431676725155" calcext:value-type="float">
            <text:p>1,64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AVERAGE([.B107];[.C107];[.D107];[.E107];[.G107])" office:value-type="float" office:value="2.4" calcext:value-type="float">
            <text:p>2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8];[.C108];[.D108];[.E108];[.G108])" office:value-type="float" office:value="4" calcext:value-type="float">
            <text:p>4,00</text:p>
          </table:table-cell>
          <table:table-cell table:style-name="ce2" table:formula="of:=STDEV([.B108:.F108])" office:value-type="float" office:value="1.14017542509914" calcext:value-type="float">
            <text:p>1,14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09];[.C109];[.D109];[.E109];[.G109])" office:value-type="float" office:value="2.8" calcext:value-type="float">
            <text:p>2,80</text:p>
          </table:table-cell>
          <table:table-cell table:style-name="ce2" table:formula="of:=STDEV([.B109:.F109])" office:value-type="float" office:value="0.707106781186548" calcext:value-type="float">
            <text:p>0,71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AVERAGE([.B110];[.C110];[.D110];[.E110];[.G110])" office:value-type="float" office:value="3" calcext:value-type="float">
            <text:p>3,00</text:p>
          </table:table-cell>
          <table:table-cell table:style-name="ce2" table:formula="of:=STDEV([.B110:.F110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10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11];[.C111];[.D111];[.E111];[.G111])" office:value-type="float" office:value="6.6" calcext:value-type="float">
            <text:p>6,60</text:p>
          </table:table-cell>
          <table:table-cell table:style-name="ce2" table:formula="of:=STDEV([.B111:.F111])" office:value-type="float" office:value="1.34164078649987" calcext:value-type="float">
            <text:p>1,34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1.nr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2];[.C112];[.D112];[.E112];[.G112])" office:value-type="float" office:value="1.6" calcext:value-type="float">
            <text:p>1,60</text:p>
          </table:table-cell>
          <table:table-cell table:style-name="ce2" table:formula="of:=STDEV([.B112:.F112])" office:value-type="float" office:value="0.547722557505166" calcext:value-type="float">
            <text:p>0,55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3];[.C113];[.D113];[.E113];[.G113])" office:value-type="float" office:value="2.4" calcext:value-type="float">
            <text:p>2,40</text:p>
          </table:table-cell>
          <table:table-cell table:style-name="ce2" table:formula="of:=STDEV([.B113:.F113])" office:value-type="float" office:value="1.09544511501033" calcext:value-type="float">
            <text:p>1,1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14];[.C114];[.D114];[.E114];[.G114])" office:value-type="float" office:value="6.4" calcext:value-type="float">
            <text:p>6,40</text:p>
          </table:table-cell>
          <table:table-cell table:style-name="ce2" table:formula="of:=STDEV([.B114:.F114])" office:value-type="float" office:value="1.78885438199983" calcext:value-type="float">
            <text:p>1,79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4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15];[.C115];[.D115];[.E115];[.G115])" office:value-type="float" office:value="2.8" calcext:value-type="float">
            <text:p>2,80</text:p>
          </table:table-cell>
          <table:table-cell table:style-name="ce2" table:formula="of:=STDEV([.B115:.F115])" office:value-type="float" office:value="1.14017542509914" calcext:value-type="float">
            <text:p>1,14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6];[.C116];[.D116];[.E116];[.G116])" office:value-type="float" office:value="2.6" calcext:value-type="float">
            <text:p>2,60</text:p>
          </table:table-cell>
          <table:table-cell table:style-name="ce2" table:formula="of:=STDEV([.B116:.F116])" office:value-type="float" office:value="0.547722557505166" calcext:value-type="float">
            <text:p>0,55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7];[.C117];[.D117];[.E117];[.G117])" office:value-type="float" office:value="3.4" calcext:value-type="float">
            <text:p>3,40</text:p>
          </table:table-cell>
          <table:table-cell table:style-name="ce2" table:formula="of:=STDEV([.B117:.F117])" office:value-type="float" office:value="1.78885438199983" calcext:value-type="float">
            <text:p>1,79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18];[.C118];[.D118];[.E118];[.G118])" office:value-type="float" office:value="1.6" calcext:value-type="float">
            <text:p>1,60</text:p>
          </table:table-cell>
          <table:table-cell table:style-name="ce2" table:formula="of:=STDEV([.B118:.F118])" office:value-type="float" office:value="0.547722557505166" calcext:value-type="float">
            <text:p>0,55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8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AVERAGE([.B119];[.C119];[.D119];[.E119];[.G119])" office:value-type="float" office:value="1" calcext:value-type="float">
            <text:p>1,00</text:p>
          </table:table-cell>
          <table:table-cell table:style-name="ce2" table:formula="of:=STDEV([.B119:.F119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20];[.C120];[.D120];[.E120];[.G120])" office:value-type="float" office:value="2.6" calcext:value-type="float">
            <text:p>2,60</text:p>
          </table:table-cell>
          <table:table-cell table:style-name="ce2" table:formula="of:=STDEV([.B120:.F120])" office:value-type="float" office:value="1.14017542509914" calcext:value-type="float">
            <text:p>1,14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AVERAGE([.B121];[.C121];[.D121];[.E121];[.G121])" office:value-type="float" office:value="1" calcext:value-type="float">
            <text:p>1,00</text:p>
          </table:table-cell>
          <table:table-cell table:style-name="ce2" table:formula="of:=STDEV([.B121:.F12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AVERAGE([.B122];[.C122];[.D122];[.E122];[.G122])" office:value-type="float" office:value="6.8" calcext:value-type="float">
            <text:p>6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23];[.C123];[.D123];[.E123];[.G123])" office:value-type="float" office:value="5.6" calcext:value-type="float">
            <text:p>5,60</text:p>
          </table:table-cell>
          <table:table-cell table:style-name="ce2" table:formula="of:=STDEV([.B123:.F123])" office:value-type="float" office:value="1.8165902124585" calcext:value-type="float">
            <text:p>1,82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24];[.C124];[.D124];[.E124];[.G124])" office:value-type="float" office:value="8.2" calcext:value-type="float">
            <text:p>8,20</text:p>
          </table:table-cell>
          <table:table-cell table:style-name="ce2" table:formula="of:=STDEV([.B124:.F124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4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5];[.C125];[.D125];[.E125];[.G125])" office:value-type="float" office:value="5.2" calcext:value-type="float">
            <text:p>5,20</text:p>
          </table:table-cell>
          <table:table-cell table:style-name="ce2" table:formula="of:=STDEV([.B125:.F125])" office:value-type="float" office:value="1.09544511501033" calcext:value-type="float">
            <text:p>1,1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26];[.C126];[.D126];[.E126];[.G126])" office:value-type="float" office:value="6.2" calcext:value-type="float">
            <text:p>6,20</text:p>
          </table:table-cell>
          <table:table-cell table:style-name="ce2" table:formula="of:=STDEV([.B126:.F126])" office:value-type="float" office:value="2.40831891575846" calcext:value-type="float">
            <text:p>2,41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7];[.C127];[.D127];[.E127];[.G127])" office:value-type="float" office:value="3.2" calcext:value-type="float">
            <text:p>3,20</text:p>
          </table:table-cell>
          <table:table-cell table:style-name="ce2" table:formula="of:=STDEV([.B127:.F127])" office:value-type="float" office:value="0.894427190999916" calcext:value-type="float">
            <text:p>0,89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28];[.C128];[.D128];[.E128];[.G128])" office:value-type="float" office:value="5.8" calcext:value-type="float">
            <text:p>5,80</text:p>
          </table:table-cell>
          <table:table-cell table:style-name="ce2" table:formula="of:=STDEV([.B128:.F128])" office:value-type="float" office:value="1.48323969741913" calcext:value-type="float">
            <text:p>1,48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8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9];[.C129];[.D129];[.E129];[.G129])" office:value-type="float" office:value="4.8" calcext:value-type="float">
            <text:p>4,80</text:p>
          </table:table-cell>
          <table:table-cell table:style-name="ce2" table:formula="of:=STDEV([.B129:.F129])" office:value-type="float" office:value="1.78885438199983" calcext:value-type="float">
            <text:p>1,79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0];[.C130];[.D130];[.E130];[.G130])" office:value-type="float" office:value="4.2" calcext:value-type="float">
            <text:p>4,20</text:p>
          </table:table-cell>
          <table:table-cell table:style-name="ce2" table:formula="of:=STDEV([.B130:.F130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10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131];[.C131];[.D131];[.E131];[.G131])" office:value-type="float" office:value="3.8" calcext:value-type="float">
            <text:p>3,80</text:p>
          </table:table-cell>
          <table:table-cell table:style-name="ce2" table:formula="of:=STDEV([.B131:.F131])" office:value-type="float" office:value="1.6431676725155" calcext:value-type="float">
            <text:p>1,6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1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32];[.C132];[.D132];[.E132];[.G132])" office:value-type="float" office:value="1.4" calcext:value-type="float">
            <text:p>1,40</text:p>
          </table:table-cell>
          <table:table-cell table:style-name="ce2" table:formula="of:=STDEV([.B132:.F132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33];[.C133];[.D133];[.E133];[.G133])" office:value-type="float" office:value="7" calcext:value-type="float">
            <text:p>7,00</text:p>
          </table:table-cell>
          <table:table-cell table:style-name="ce2" table:formula="of:=STDEV([.B133:.F133])" office:value-type="float" office:value="2.28035085019828" calcext:value-type="float">
            <text:p>2,28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AVERAGE([.B134];[.C134];[.D134];[.E134];[.G134])" office:value-type="float" office:value="1.2" calcext:value-type="float">
            <text:p>1,20</text:p>
          </table:table-cell>
          <table:table-cell table:style-name="ce2" table:formula="of:=STDEV([.B134:.F134])" office:value-type="float" office:value="0.447213595499958" calcext:value-type="float">
            <text:p>0,45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4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AVERAGE([.B135];[.C135];[.D135];[.E135];[.G135])" office:value-type="float" office:value="1" calcext:value-type="float">
            <text:p>1,00</text:p>
          </table:table-cell>
          <table:table-cell table:style-name="ce2" table:formula="of:=STDEV([.B135:.F135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5.nrrd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36];[.C136];[.D136];[.E136];[.G136])" office:value-type="float" office:value="8" calcext:value-type="float">
            <text:p>8,00</text:p>
          </table:table-cell>
          <table:table-cell table:style-name="ce2" table:formula="of:=STDEV([.B136:.F136])" office:value-type="float" office:value="0.894427190999916" calcext:value-type="float">
            <text:p>0,89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7];[.C137];[.D137];[.E137];[.G137])" office:value-type="float" office:value="4.8" calcext:value-type="float">
            <text:p>4,80</text:p>
          </table:table-cell>
          <table:table-cell table:style-name="ce2" table:formula="of:=STDEV([.B137:.F137])" office:value-type="float" office:value="1.51657508881031" calcext:value-type="float">
            <text:p>1,52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AVERAGE([.B138];[.C138];[.D138];[.E138];[.G138])" office:value-type="float" office:value="3.6" calcext:value-type="float">
            <text:p>3,60</text:p>
          </table:table-cell>
          <table:table-cell table:style-name="ce2" table:formula="of:=STDEV([.B138:.F138])" office:value-type="float" office:value="0.894427190999916" calcext:value-type="float">
            <text:p>0,89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39];[.C139];[.D139];[.E139];[.G139])" office:value-type="float" office:value="6.2" calcext:value-type="float">
            <text:p>6,20</text:p>
          </table:table-cell>
          <table:table-cell table:style-name="ce2" table:formula="of:=STDEV([.B139:.F139])" office:value-type="float" office:value="1.14017542509914" calcext:value-type="float">
            <text:p>1,1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9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AVERAGE([.B140];[.C140];[.D140];[.E140];[.G140])" office:value-type="float" office:value="1" calcext:value-type="float">
            <text:p>1,00</text:p>
          </table:table-cell>
          <table:table-cell table:style-name="ce2" table:formula="of:=STDEV([.B140:.F140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AVERAGE([.B141];[.C141];[.D141];[.E141];[.G141])" office:value-type="float" office:value="1" calcext:value-type="float">
            <text:p>1,00</text:p>
          </table:table-cell>
          <table:table-cell table:style-name="ce2" table:formula="of:=STDEV([.B141:.F14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1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2];[.C142];[.D142];[.E142];[.G142])" office:value-type="float" office:value="5.2" calcext:value-type="float">
            <text:p>5,20</text:p>
          </table:table-cell>
          <table:table-cell table:style-name="ce2" table:formula="of:=STDEV([.B142:.F142])" office:value-type="float" office:value="1.92353840616713" calcext:value-type="float">
            <text:p>1,92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43];[.C143];[.D143];[.E143];[.G143])" office:value-type="float" office:value="6.2" calcext:value-type="float">
            <text:p>6,20</text:p>
          </table:table-cell>
          <table:table-cell table:style-name="ce2" table:formula="of:=STDEV([.B143:.F143])" office:value-type="float" office:value="2.38746727726267" calcext:value-type="float">
            <text:p>2,39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4];[.C144];[.D144];[.E144];[.G144])" office:value-type="float" office:value="3.8" calcext:value-type="float">
            <text:p>3,80</text:p>
          </table:table-cell>
          <table:table-cell table:style-name="ce2" table:formula="of:=STDEV([.B144:.F144])" office:value-type="float" office:value="1.51657508881031" calcext:value-type="float">
            <text:p>1,52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4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5];[.C145];[.D145];[.E145];[.G145])" office:value-type="float" office:value="4" calcext:value-type="float">
            <text:p>4,00</text:p>
          </table:table-cell>
          <table:table-cell table:style-name="ce2" table:formula="of:=STDEV([.B145:.F145])" office:value-type="float" office:value="1.34164078649987" calcext:value-type="float">
            <text:p>1,3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AVERAGE([.B146];[.C146];[.D146];[.E146];[.G146])" office:value-type="float" office:value="5.4" calcext:value-type="float">
            <text:p>5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7];[.C147];[.D147];[.E147];[.G147])" office:value-type="float" office:value="5.6" calcext:value-type="float">
            <text:p>5,60</text:p>
          </table:table-cell>
          <table:table-cell table:style-name="ce2" table:formula="of:=STDEV([.B147:.F147])" office:value-type="float" office:value="2.12132034355964" calcext:value-type="float">
            <text:p>2,12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7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8];[.C148];[.D148];[.E148];[.G148])" office:value-type="float" office:value="3.4" calcext:value-type="float">
            <text:p>3,40</text:p>
          </table:table-cell>
          <table:table-cell table:style-name="ce2" table:formula="of:=STDEV([.B148:.F148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9];[.C149];[.D149];[.E149];[.G149])" office:value-type="float" office:value="3.8" calcext:value-type="float">
            <text:p>3,80</text:p>
          </table:table-cell>
          <table:table-cell table:style-name="ce2" table:formula="of:=STDEV([.B149:.F149])" office:value-type="float" office:value="1.14017542509914" calcext:value-type="float">
            <text:p>1,1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50];[.C150];[.D150];[.E150];[.G150])" office:value-type="float" office:value="4.2" calcext:value-type="float">
            <text:p>4,20</text:p>
          </table:table-cell>
          <table:table-cell table:style-name="ce2" table:formula="of:=STDEV([.B150:.F150])" office:value-type="float" office:value="2.19089023002066" calcext:value-type="float">
            <text:p>2,19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51];[.C151];[.D151];[.E151];[.G151])" office:value-type="float" office:value="5.8" calcext:value-type="float">
            <text:p>5,80</text:p>
          </table:table-cell>
          <table:table-cell table:style-name="ce2" table:formula="of:=STDEV([.B151:.F151])" office:value-type="float" office:value="2.16794833886788" calcext:value-type="float">
            <text:p>2,17</text:p>
          </table:table-cell>
          <table:table-cell table:style-name="ce2"/>
        </table:table-row>
        <table:table-row table:style-name="ro1">
          <table:table-cell office:value-type="string" calcext:value-type="string">
            <text:p>A1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2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3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4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5_Set2.nrrd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35333333333333" calcext:value-type="float">
            <text:p>4,35333333333333</text:p>
          </table:table-cell>
          <table:table-cell table:formula="of:=AVERAGE([.C2:.C151])" office:value-type="float" office:value="4.18666666666667" calcext:value-type="float">
            <text:p>4,18666666666667</text:p>
          </table:table-cell>
          <table:table-cell table:formula="of:=AVERAGE([.D2:.D151])" office:value-type="float" office:value="5.39333333333333" calcext:value-type="float">
            <text:p>5,39333333333333</text:p>
          </table:table-cell>
          <table:table-cell table:formula="of:=AVERAGE([.E2:.E151])" office:value-type="float" office:value="5.3" calcext:value-type="float">
            <text:p>5,3</text:p>
          </table:table-cell>
          <table:table-cell table:formula="of:=AVERAGE([.F2:.F151])" office:value-type="float" office:value="3.14388489208633" calcext:value-type="float">
            <text:p>3,14388489208633</text:p>
          </table:table-cell>
          <table:table-cell table:formula="of:=AVERAGE([.G2:.G151])" office:value-type="float" office:value="4.85333333333333" calcext:value-type="float">
            <text:p>4,85333333333333</text:p>
          </table:table-cell>
          <table:table-cell table:number-columns-repeated="4"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t #3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__Fid=2_M01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2:.D2])" office:value-type="float" office:value="1" calcext:value-type="float">
            <text:p>1</text:p>
          </table:table-cell>
          <table:table-cell table:formula="of:=STDEV([.B2:.D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__Fid=2_M02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3:.D3])" office:value-type="float" office:value="1" calcext:value-type="float">
            <text:p>1</text:p>
          </table:table-cell>
          <table:table-cell table:formula="of:=STDEV([.B3:.D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__Fid=2_M03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4:.D4])" office:value-type="float" office:value="6" calcext:value-type="float">
            <text:p>6</text:p>
          </table:table-cell>
          <table:table-cell table:formula="of:=STDEV([.B4:.D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__Fid=2_M04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5:.D5])" office:value-type="float" office:value="3" calcext:value-type="float">
            <text:p>3</text:p>
          </table:table-cell>
          <table:table-cell table:formula="of:=STDEV([.B5:.D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__Fid=2_M05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6:.D6])" office:value-type="float" office:value="6" calcext:value-type="float">
            <text:p>6</text:p>
          </table:table-cell>
          <table:table-cell table:formula="of:=STDEV([.B6:.D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__Fid=2_M06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7:.D7])" office:value-type="float" office:value="4" calcext:value-type="float">
            <text:p>4</text:p>
          </table:table-cell>
          <table:table-cell table:formula="of:=STDEV([.B7:.D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__Fid=2_M07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8:.D8])" office:value-type="float" office:value="5" calcext:value-type="float">
            <text:p>5</text:p>
          </table:table-cell>
          <table:table-cell table:formula="of:=STDEV([.B8:.D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__Fid=2_M08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9:.D9])" office:value-type="float" office:value="1" calcext:value-type="float">
            <text:p>1</text:p>
          </table:table-cell>
          <table:table-cell table:formula="of:=STDEV([.B9:.D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__Fid=2_M09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0:.D10])" office:value-type="float" office:value="4" calcext:value-type="float">
            <text:p>4</text:p>
          </table:table-cell>
          <table:table-cell table:formula="of:=STDEV([.B10:.D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__Fid=2_M10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1:.D11])" office:value-type="float" office:value="3" calcext:value-type="float">
            <text:p>3</text:p>
          </table:table-cell>
          <table:table-cell table:formula="of:=STDEV([.B11:.D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5__Fid=8_M01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2:.D12])" office:value-type="float" office:value="9" calcext:value-type="float">
            <text:p>9</text:p>
          </table:table-cell>
          <table:table-cell table:formula="of:=STDEV([.B12:.D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5__Fid=8_M02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3:.D13])" office:value-type="float" office:value="7" calcext:value-type="float">
            <text:p>7</text:p>
          </table:table-cell>
          <table:table-cell table:formula="of:=STDEV([.B13:.D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5__Fid=8_M03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4:.D14])" office:value-type="float" office:value="9" calcext:value-type="float">
            <text:p>9</text:p>
          </table:table-cell>
          <table:table-cell table:formula="of:=STDEV([.B14:.D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5__Fid=8_M04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5:.D15])" office:value-type="float" office:value="4" calcext:value-type="float">
            <text:p>4</text:p>
          </table:table-cell>
          <table:table-cell table:formula="of:=STDEV([.B15:.D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5__Fid=8_M05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6:.D16])" office:value-type="float" office:value="9" calcext:value-type="float">
            <text:p>9</text:p>
          </table:table-cell>
          <table:table-cell table:formula="of:=STDEV([.B16:.D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5__Fid=8_M06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7:.D17])" office:value-type="float" office:value="4" calcext:value-type="float">
            <text:p>4</text:p>
          </table:table-cell>
          <table:table-cell table:formula="of:=STDEV([.B17:.D1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5__Fid=8_M07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8:.D18])" office:value-type="float" office:value="5" calcext:value-type="float">
            <text:p>5</text:p>
          </table:table-cell>
          <table:table-cell table:formula="of:=STDEV([.B18:.D1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5__Fid=8_M08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9:.D19])" office:value-type="float" office:value="8" calcext:value-type="float">
            <text:p>8</text:p>
          </table:table-cell>
          <table:table-cell table:formula="of:=STDEV([.B19:.D1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5__Fid=8_M09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20:.D20])" office:value-type="float" office:value="6" calcext:value-type="float">
            <text:p>6</text:p>
          </table:table-cell>
          <table:table-cell table:formula="of:=STDEV([.B20:.D2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5__Fid=8_M10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21:.D21])" office:value-type="float" office:value="5" calcext:value-type="float">
            <text:p>5</text:p>
          </table:table-cell>
          <table:table-cell table:formula="of:=STDEV([.B21:.D2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0__Fid=14_M01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22:.D22])" office:value-type="float" office:value="6" calcext:value-type="float">
            <text:p>6</text:p>
          </table:table-cell>
          <table:table-cell table:formula="of:=STDEV([.B22:.D2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0__Fid=14_M02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23:.D23])" office:value-type="float" office:value="1" calcext:value-type="float">
            <text:p>1</text:p>
          </table:table-cell>
          <table:table-cell table:formula="of:=STDEV([.B23:.D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0__Fid=14_M03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24:.D24])" office:value-type="float" office:value="7" calcext:value-type="float">
            <text:p>7</text:p>
          </table:table-cell>
          <table:table-cell table:formula="of:=STDEV([.B24:.D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0__Fid=14_M04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25:.D25])" office:value-type="float" office:value="1" calcext:value-type="float">
            <text:p>1</text:p>
          </table:table-cell>
          <table:table-cell table:formula="of:=STDEV([.B25:.D2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0__Fid=14_M05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26:.D26])" office:value-type="float" office:value="1" calcext:value-type="float">
            <text:p>1</text:p>
          </table:table-cell>
          <table:table-cell table:formula="of:=STDEV([.B26:.D2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0__Fid=14_M06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27:.D27])" office:value-type="float" office:value="1" calcext:value-type="float">
            <text:p>1</text:p>
          </table:table-cell>
          <table:table-cell table:formula="of:=STDEV([.B27:.D2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0__Fid=14_M07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28:.D28])" office:value-type="float" office:value="7" calcext:value-type="float">
            <text:p>7</text:p>
          </table:table-cell>
          <table:table-cell table:formula="of:=STDEV([.B28:.D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0__Fid=14_M08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29:.D29])" office:value-type="float" office:value="1" calcext:value-type="float">
            <text:p>1</text:p>
          </table:table-cell>
          <table:table-cell table:formula="of:=STDEV([.B29:.D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0__Fid=14_M09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30:.D30])" office:value-type="float" office:value="6" calcext:value-type="float">
            <text:p>6</text:p>
          </table:table-cell>
          <table:table-cell table:formula="of:=STDEV([.B30:.D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0__Fid=14_M10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31:.D31])" office:value-type="float" office:value="1" calcext:value-type="float">
            <text:p>1</text:p>
          </table:table-cell>
          <table:table-cell table:formula="of:=STDEV([.B31:.D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5__Fid=10_M01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32:.D32])" office:value-type="float" office:value="1" calcext:value-type="float">
            <text:p>1</text:p>
          </table:table-cell>
          <table:table-cell table:formula="of:=STDEV([.B32:.D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5__Fid=10_M02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33:.D33])" office:value-type="float" office:value="4" calcext:value-type="float">
            <text:p>4</text:p>
          </table:table-cell>
          <table:table-cell table:formula="of:=STDEV([.B33:.D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5__Fid=10_M03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34:.D34])" office:value-type="float" office:value="3" calcext:value-type="float">
            <text:p>3</text:p>
          </table:table-cell>
          <table:table-cell table:formula="of:=STDEV([.B34:.D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5__Fid=10_M04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35:.D35])" office:value-type="float" office:value="7" calcext:value-type="float">
            <text:p>7</text:p>
          </table:table-cell>
          <table:table-cell table:formula="of:=STDEV([.B35:.D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5__Fid=10_M05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36:.D36])" office:value-type="float" office:value="3" calcext:value-type="float">
            <text:p>3</text:p>
          </table:table-cell>
          <table:table-cell table:formula="of:=STDEV([.B36:.D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5__Fid=10_M06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37:.D37])" office:value-type="float" office:value="3" calcext:value-type="float">
            <text:p>3</text:p>
          </table:table-cell>
          <table:table-cell table:formula="of:=STDEV([.B37:.D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5__Fid=10_M07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38:.D38])" office:value-type="float" office:value="2" calcext:value-type="float">
            <text:p>2</text:p>
          </table:table-cell>
          <table:table-cell table:formula="of:=STDEV([.B38:.D3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5__Fid=10_M08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39:.D39])" office:value-type="float" office:value="3" calcext:value-type="float">
            <text:p>3</text:p>
          </table:table-cell>
          <table:table-cell table:formula="of:=STDEV([.B39:.D3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5__Fid=10_M09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40:.D40])" office:value-type="float" office:value="1" calcext:value-type="float">
            <text:p>1</text:p>
          </table:table-cell>
          <table:table-cell table:formula="of:=STDEV([.B40:.D4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5__Fid=10_M10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41:.D41])" office:value-type="float" office:value="2" calcext:value-type="float">
            <text:p>2</text:p>
          </table:table-cell>
          <table:table-cell table:formula="of:=STDEV([.B41:.D4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0__Fid=9_M01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42:.D42])" office:value-type="float" office:value="1" calcext:value-type="float">
            <text:p>1</text:p>
          </table:table-cell>
          <table:table-cell table:formula="of:=STDEV([.B42:.D4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0__Fid=9_M02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43:.D43])" office:value-type="float" office:value="1" calcext:value-type="float">
            <text:p>1</text:p>
          </table:table-cell>
          <table:table-cell table:formula="of:=STDEV([.B43:.D4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0__Fid=9_M03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44:.D44])" office:value-type="float" office:value="7" calcext:value-type="float">
            <text:p>7</text:p>
          </table:table-cell>
          <table:table-cell table:formula="of:=STDEV([.B44:.D4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0__Fid=9_M04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45:.D45])" office:value-type="float" office:value="2" calcext:value-type="float">
            <text:p>2</text:p>
          </table:table-cell>
          <table:table-cell table:formula="of:=STDEV([.B45:.D4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0__Fid=9_M05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46:.D46])" office:value-type="float" office:value="1" calcext:value-type="float">
            <text:p>1</text:p>
          </table:table-cell>
          <table:table-cell table:formula="of:=STDEV([.B46:.D4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0__Fid=9_M06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47:.D47])" office:value-type="float" office:value="8" calcext:value-type="float">
            <text:p>8</text:p>
          </table:table-cell>
          <table:table-cell table:formula="of:=STDEV([.B47:.D4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0__Fid=9_M07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48:.D48])" office:value-type="float" office:value="1" calcext:value-type="float">
            <text:p>1</text:p>
          </table:table-cell>
          <table:table-cell table:formula="of:=STDEV([.B48:.D4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0__Fid=9_M08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49:.D49])" office:value-type="float" office:value="1" calcext:value-type="float">
            <text:p>1</text:p>
          </table:table-cell>
          <table:table-cell table:formula="of:=STDEV([.B49:.D4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0__Fid=9_M09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50:.D50])" office:value-type="float" office:value="6" calcext:value-type="float">
            <text:p>6</text:p>
          </table:table-cell>
          <table:table-cell table:formula="of:=STDEV([.B50:.D5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0__Fid=9_M10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51:.D51])" office:value-type="float" office:value="1" calcext:value-type="float">
            <text:p>1</text:p>
          </table:table-cell>
          <table:table-cell table:formula="of:=STDEV([.B51:.D5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5__Fid=15_M01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52:.D52])" office:value-type="float" office:value="6" calcext:value-type="float">
            <text:p>6</text:p>
          </table:table-cell>
          <table:table-cell table:formula="of:=STDEV([.B52:.D5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5__Fid=15_M02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53:.D53])" office:value-type="float" office:value="1" calcext:value-type="float">
            <text:p>1</text:p>
          </table:table-cell>
          <table:table-cell table:formula="of:=STDEV([.B53:.D5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5__Fid=15_M03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54:.D54])" office:value-type="float" office:value="3" calcext:value-type="float">
            <text:p>3</text:p>
          </table:table-cell>
          <table:table-cell table:formula="of:=STDEV([.B54:.D5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5__Fid=15_M04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55:.D55])" office:value-type="float" office:value="1" calcext:value-type="float">
            <text:p>1</text:p>
          </table:table-cell>
          <table:table-cell table:formula="of:=STDEV([.B55:.D5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5__Fid=15_M05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56:.D56])" office:value-type="float" office:value="1" calcext:value-type="float">
            <text:p>1</text:p>
          </table:table-cell>
          <table:table-cell table:formula="of:=STDEV([.B56:.D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5__Fid=15_M06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57:.D57])" office:value-type="float" office:value="2" calcext:value-type="float">
            <text:p>2</text:p>
          </table:table-cell>
          <table:table-cell table:formula="of:=STDEV([.B57:.D5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5__Fid=15_M07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58:.D58])" office:value-type="float" office:value="6" calcext:value-type="float">
            <text:p>6</text:p>
          </table:table-cell>
          <table:table-cell table:formula="of:=STDEV([.B58:.D5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5__Fid=15_M08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59:.D59])" office:value-type="float" office:value="6" calcext:value-type="float">
            <text:p>6</text:p>
          </table:table-cell>
          <table:table-cell table:formula="of:=STDEV([.B59:.D5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5__Fid=15_M09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60:.D60])" office:value-type="float" office:value="3" calcext:value-type="float">
            <text:p>3</text:p>
          </table:table-cell>
          <table:table-cell table:formula="of:=STDEV([.B60:.D6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5__Fid=15_M10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61:.D61])" office:value-type="float" office:value="1" calcext:value-type="float">
            <text:p>1</text:p>
          </table:table-cell>
          <table:table-cell table:formula="of:=STDEV([.B61:.D6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1__Fid=13_M01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62:.D62])" office:value-type="float" office:value="5" calcext:value-type="float">
            <text:p>5</text:p>
          </table:table-cell>
          <table:table-cell table:formula="of:=STDEV([.B62:.D6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1__Fid=13_M02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63:.D63])" office:value-type="float" office:value="6" calcext:value-type="float">
            <text:p>6</text:p>
          </table:table-cell>
          <table:table-cell table:formula="of:=STDEV([.B63:.D6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1__Fid=13_M03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64:.D64])" office:value-type="float" office:value="8" calcext:value-type="float">
            <text:p>8</text:p>
          </table:table-cell>
          <table:table-cell table:formula="of:=STDEV([.B64:.D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1__Fid=13_M04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65:.D65])" office:value-type="float" office:value="7" calcext:value-type="float">
            <text:p>7</text:p>
          </table:table-cell>
          <table:table-cell table:formula="of:=STDEV([.B65:.D6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1__Fid=13_M05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66:.D66])" office:value-type="float" office:value="3" calcext:value-type="float">
            <text:p>3</text:p>
          </table:table-cell>
          <table:table-cell table:formula="of:=STDEV([.B66:.D6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1__Fid=13_M06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67:.D67])" office:value-type="float" office:value="6" calcext:value-type="float">
            <text:p>6</text:p>
          </table:table-cell>
          <table:table-cell table:formula="of:=STDEV([.B67:.D6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1__Fid=13_M07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68:.D68])" office:value-type="float" office:value="6" calcext:value-type="float">
            <text:p>6</text:p>
          </table:table-cell>
          <table:table-cell table:formula="of:=STDEV([.B68:.D6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1__Fid=13_M08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69:.D69])" office:value-type="float" office:value="8" calcext:value-type="float">
            <text:p>8</text:p>
          </table:table-cell>
          <table:table-cell table:formula="of:=STDEV([.B69:.D6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1__Fid=13_M09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70:.D70])" office:value-type="float" office:value="6" calcext:value-type="float">
            <text:p>6</text:p>
          </table:table-cell>
          <table:table-cell table:formula="of:=STDEV([.B70:.D7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1__Fid=13_M10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71:.D71])" office:value-type="float" office:value="4" calcext:value-type="float">
            <text:p>4</text:p>
          </table:table-cell>
          <table:table-cell table:formula="of:=STDEV([.B71:.D7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0__Fid_11_M01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2:.D72])" office:value-type="float" office:value="8" calcext:value-type="float">
            <text:p>8</text:p>
          </table:table-cell>
          <table:table-cell table:formula="of:=STDEV([.B72:.D7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0__Fid_11_M02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73:.D73])" office:value-type="float" office:value="9" calcext:value-type="float">
            <text:p>9</text:p>
          </table:table-cell>
          <table:table-cell table:formula="of:=STDEV([.B73:.D7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0__Fid_11_M03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4:.D74])" office:value-type="float" office:value="8" calcext:value-type="float">
            <text:p>8</text:p>
          </table:table-cell>
          <table:table-cell table:formula="of:=STDEV([.B74:.D7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0__Fid_11_M04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75:.D75])" office:value-type="float" office:value="9" calcext:value-type="float">
            <text:p>9</text:p>
          </table:table-cell>
          <table:table-cell table:formula="of:=STDEV([.B75:.D7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0__Fid_11_M05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6:.D76])" office:value-type="float" office:value="8" calcext:value-type="float">
            <text:p>8</text:p>
          </table:table-cell>
          <table:table-cell table:formula="of:=STDEV([.B76:.D7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0__Fid_11_M06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77:.D77])" office:value-type="float" office:value="7" calcext:value-type="float">
            <text:p>7</text:p>
          </table:table-cell>
          <table:table-cell table:formula="of:=STDEV([.B77:.D7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0__Fid_11_M07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8:.D78])" office:value-type="float" office:value="8" calcext:value-type="float">
            <text:p>8</text:p>
          </table:table-cell>
          <table:table-cell table:formula="of:=STDEV([.B78:.D7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0__Fid_11_M08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79:.D79])" office:value-type="float" office:value="4" calcext:value-type="float">
            <text:p>4</text:p>
          </table:table-cell>
          <table:table-cell table:formula="of:=STDEV([.B79:.D7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0__Fid_11_M09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80:.D80])" office:value-type="float" office:value="6" calcext:value-type="float">
            <text:p>6</text:p>
          </table:table-cell>
          <table:table-cell table:formula="of:=STDEV([.B80:.D8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0__Fid_11_M10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81:.D81])" office:value-type="float" office:value="8" calcext:value-type="float">
            <text:p>8</text:p>
          </table:table-cell>
          <table:table-cell table:formula="of:=STDEV([.B81:.D8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5__Fid=12_M01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2:.D82])" office:value-type="float" office:value="9" calcext:value-type="float">
            <text:p>9</text:p>
          </table:table-cell>
          <table:table-cell table:formula="of:=STDEV([.B82:.D8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5__Fid=12_M02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3:.D83])" office:value-type="float" office:value="9" calcext:value-type="float">
            <text:p>9</text:p>
          </table:table-cell>
          <table:table-cell table:formula="of:=STDEV([.B83:.D8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5__Fid=12_M03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4:.D84])" office:value-type="float" office:value="9" calcext:value-type="float">
            <text:p>9</text:p>
          </table:table-cell>
          <table:table-cell table:formula="of:=STDEV([.B84:.D8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5__Fid=12_M04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5:.D85])" office:value-type="float" office:value="9" calcext:value-type="float">
            <text:p>9</text:p>
          </table:table-cell>
          <table:table-cell table:formula="of:=STDEV([.B85:.D8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5__Fid=12_M05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6:.D86])" office:value-type="float" office:value="9" calcext:value-type="float">
            <text:p>9</text:p>
          </table:table-cell>
          <table:table-cell table:formula="of:=STDEV([.B86:.D8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5__Fid=12_M06.nrr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87:.D87])" office:value-type="float" office:value="10" calcext:value-type="float">
            <text:p>10</text:p>
          </table:table-cell>
          <table:table-cell table:formula="of:=STDEV([.B87:.D8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5__Fid=12_M07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88:.D88])" office:value-type="float" office:value="7" calcext:value-type="float">
            <text:p>7</text:p>
          </table:table-cell>
          <table:table-cell table:formula="of:=STDEV([.B88:.D8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5__Fid=12_M08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9:.D89])" office:value-type="float" office:value="9" calcext:value-type="float">
            <text:p>9</text:p>
          </table:table-cell>
          <table:table-cell table:formula="of:=STDEV([.B89:.D8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5__Fid=12_M09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90:.D90])" office:value-type="float" office:value="2" calcext:value-type="float">
            <text:p>2</text:p>
          </table:table-cell>
          <table:table-cell table:formula="of:=STDEV([.B90:.D9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45__Fid=12_M10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91:.D91])" office:value-type="float" office:value="4" calcext:value-type="float">
            <text:p>4</text:p>
          </table:table-cell>
          <table:table-cell table:formula="of:=STDEV([.B91:.D9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__Fid=3_M01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92:.D92])" office:value-type="float" office:value="5" calcext:value-type="float">
            <text:p>5</text:p>
          </table:table-cell>
          <table:table-cell table:formula="of:=STDEV([.B92:.D9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__Fid=3_M02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93:.D93])" office:value-type="float" office:value="5" calcext:value-type="float">
            <text:p>5</text:p>
          </table:table-cell>
          <table:table-cell table:formula="of:=STDEV([.B93:.D9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__Fid=3_M03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94:.D94])" office:value-type="float" office:value="6" calcext:value-type="float">
            <text:p>6</text:p>
          </table:table-cell>
          <table:table-cell table:formula="of:=STDEV([.B94:.D9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__Fid=3_M04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95:.D95])" office:value-type="float" office:value="4" calcext:value-type="float">
            <text:p>4</text:p>
          </table:table-cell>
          <table:table-cell table:formula="of:=STDEV([.B95:.D9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__Fid=3_M05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96:.D96])" office:value-type="float" office:value="6" calcext:value-type="float">
            <text:p>6</text:p>
          </table:table-cell>
          <table:table-cell table:formula="of:=STDEV([.B96:.D9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__Fid=3_M06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97:.D97])" office:value-type="float" office:value="4" calcext:value-type="float">
            <text:p>4</text:p>
          </table:table-cell>
          <table:table-cell table:formula="of:=STDEV([.B97:.D9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__Fid=3_M07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98:.D98])" office:value-type="float" office:value="4" calcext:value-type="float">
            <text:p>4</text:p>
          </table:table-cell>
          <table:table-cell table:formula="of:=STDEV([.B98:.D9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__Fid=3_M08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99:.D99])" office:value-type="float" office:value="6" calcext:value-type="float">
            <text:p>6</text:p>
          </table:table-cell>
          <table:table-cell table:formula="of:=STDEV([.B99:.D9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__Fid=3_M09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00:.D100])" office:value-type="float" office:value="6" calcext:value-type="float">
            <text:p>6</text:p>
          </table:table-cell>
          <table:table-cell table:formula="of:=STDEV([.B100:.D10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__Fid=3_M10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01:.D101])" office:value-type="float" office:value="5" calcext:value-type="float">
            <text:p>5</text:p>
          </table:table-cell>
          <table:table-cell table:formula="of:=STDEV([.B101:.D10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__Fid=4_M01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02:.D102])" office:value-type="float" office:value="1" calcext:value-type="float">
            <text:p>1</text:p>
          </table:table-cell>
          <table:table-cell table:formula="of:=STDEV([.B102:.D10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__Fid=4_M02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03:.D103])" office:value-type="float" office:value="8" calcext:value-type="float">
            <text:p>8</text:p>
          </table:table-cell>
          <table:table-cell table:formula="of:=STDEV([.B103:.D10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__Fid=4_M03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04:.D104])" office:value-type="float" office:value="1" calcext:value-type="float">
            <text:p>1</text:p>
          </table:table-cell>
          <table:table-cell table:formula="of:=STDEV([.B104:.D10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__Fid=4_M04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05:.D105])" office:value-type="float" office:value="1" calcext:value-type="float">
            <text:p>1</text:p>
          </table:table-cell>
          <table:table-cell table:formula="of:=STDEV([.B105:.D10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__Fid=4_M05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06:.D106])" office:value-type="float" office:value="1" calcext:value-type="float">
            <text:p>1</text:p>
          </table:table-cell>
          <table:table-cell table:formula="of:=STDEV([.B106:.D1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__Fid=4_M06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07:.D107])" office:value-type="float" office:value="1" calcext:value-type="float">
            <text:p>1</text:p>
          </table:table-cell>
          <table:table-cell table:formula="of:=STDEV([.B107:.D1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__Fid=4_M07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08:.D108])" office:value-type="float" office:value="6" calcext:value-type="float">
            <text:p>6</text:p>
          </table:table-cell>
          <table:table-cell table:formula="of:=STDEV([.B108:.D1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__Fid=4_M08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09:.D109])" office:value-type="float" office:value="1" calcext:value-type="float">
            <text:p>1</text:p>
          </table:table-cell>
          <table:table-cell table:formula="of:=STDEV([.B109:.D1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__Fid=4_M09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10:.D110])" office:value-type="float" office:value="9" calcext:value-type="float">
            <text:p>9</text:p>
          </table:table-cell>
          <table:table-cell table:formula="of:=STDEV([.B110:.D1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0__Fid=4_M10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11:.D111])" office:value-type="float" office:value="2" calcext:value-type="float">
            <text:p>2</text:p>
          </table:table-cell>
          <table:table-cell table:formula="of:=STDEV([.B111:.D1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5__Fid=5_M01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12:.D112])" office:value-type="float" office:value="8" calcext:value-type="float">
            <text:p>8</text:p>
          </table:table-cell>
          <table:table-cell table:formula="of:=STDEV([.B112:.D1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5__Fid=5_M02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13:.D113])" office:value-type="float" office:value="8" calcext:value-type="float">
            <text:p>8</text:p>
          </table:table-cell>
          <table:table-cell table:formula="of:=STDEV([.B113:.D1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5__Fid=5_M03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14:.D114])" office:value-type="float" office:value="6" calcext:value-type="float">
            <text:p>6</text:p>
          </table:table-cell>
          <table:table-cell table:formula="of:=STDEV([.B114:.D1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5__Fid=5_M04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15:.D115])" office:value-type="float" office:value="4" calcext:value-type="float">
            <text:p>4</text:p>
          </table:table-cell>
          <table:table-cell table:formula="of:=STDEV([.B115:.D1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5__Fid=5_M05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16:.D116])" office:value-type="float" office:value="3" calcext:value-type="float">
            <text:p>3</text:p>
          </table:table-cell>
          <table:table-cell table:formula="of:=STDEV([.B116:.D1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5__Fid=5_M06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17:.D117])" office:value-type="float" office:value="6" calcext:value-type="float">
            <text:p>6</text:p>
          </table:table-cell>
          <table:table-cell table:formula="of:=STDEV([.B117:.D11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5__Fid=5_M07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18:.D118])" office:value-type="float" office:value="3" calcext:value-type="float">
            <text:p>3</text:p>
          </table:table-cell>
          <table:table-cell table:formula="of:=STDEV([.B118:.D11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5__Fid=5_M08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19:.D119])" office:value-type="float" office:value="2" calcext:value-type="float">
            <text:p>2</text:p>
          </table:table-cell>
          <table:table-cell table:formula="of:=STDEV([.B119:.D11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5__Fid=5_M09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20:.D120])" office:value-type="float" office:value="3" calcext:value-type="float">
            <text:p>3</text:p>
          </table:table-cell>
          <table:table-cell table:formula="of:=STDEV([.B120:.D12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5__Fid=5_M10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21:.D121])" office:value-type="float" office:value="3" calcext:value-type="float">
            <text:p>3</text:p>
          </table:table-cell>
          <table:table-cell table:formula="of:=STDEV([.B121:.D12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1__Fid=6_M01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2:.D122])" office:value-type="float" office:value="5" calcext:value-type="float">
            <text:p>5</text:p>
          </table:table-cell>
          <table:table-cell table:formula="of:=STDEV([.B122:.D12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1__Fid=6_M02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23:.D123])" office:value-type="float" office:value="4" calcext:value-type="float">
            <text:p>4</text:p>
          </table:table-cell>
          <table:table-cell table:formula="of:=STDEV([.B123:.D1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1__Fid=6_M03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24:.D124])" office:value-type="float" office:value="3" calcext:value-type="float">
            <text:p>3</text:p>
          </table:table-cell>
          <table:table-cell table:formula="of:=STDEV([.B124:.D1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1__Fid=6_M04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25:.D125])" office:value-type="float" office:value="3" calcext:value-type="float">
            <text:p>3</text:p>
          </table:table-cell>
          <table:table-cell table:formula="of:=STDEV([.B125:.D12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1__Fid=6_M05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6:.D126])" office:value-type="float" office:value="5" calcext:value-type="float">
            <text:p>5</text:p>
          </table:table-cell>
          <table:table-cell table:formula="of:=STDEV([.B126:.D12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1__Fid=6_M06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27:.D127])" office:value-type="float" office:value="3" calcext:value-type="float">
            <text:p>3</text:p>
          </table:table-cell>
          <table:table-cell table:formula="of:=STDEV([.B127:.D12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1__Fid=6_M07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8:.D128])" office:value-type="float" office:value="5" calcext:value-type="float">
            <text:p>5</text:p>
          </table:table-cell>
          <table:table-cell table:formula="of:=STDEV([.B128:.D1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1__Fid=6_M08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29:.D129])" office:value-type="float" office:value="7" calcext:value-type="float">
            <text:p>7</text:p>
          </table:table-cell>
          <table:table-cell table:formula="of:=STDEV([.B129:.D1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1__Fid=6_M09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0:.D130])" office:value-type="float" office:value="2" calcext:value-type="float">
            <text:p>2</text:p>
          </table:table-cell>
          <table:table-cell table:formula="of:=STDEV([.B130:.D1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1__Fid=6_M10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31:.D131])" office:value-type="float" office:value="4" calcext:value-type="float">
            <text:p>4</text:p>
          </table:table-cell>
          <table:table-cell table:formula="of:=STDEV([.B131:.D1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0__Fid=7_M01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2:.D132])" office:value-type="float" office:value="2" calcext:value-type="float">
            <text:p>2</text:p>
          </table:table-cell>
          <table:table-cell table:formula="of:=STDEV([.B132:.D1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0__Fid=7_M02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3:.D133])" office:value-type="float" office:value="2" calcext:value-type="float">
            <text:p>2</text:p>
          </table:table-cell>
          <table:table-cell table:formula="of:=STDEV([.B133:.D1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0__Fid=7_M03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34:.D134])" office:value-type="float" office:value="1" calcext:value-type="float">
            <text:p>1</text:p>
          </table:table-cell>
          <table:table-cell table:formula="of:=STDEV([.B134:.D1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0__Fid=7_M04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35:.D135])" office:value-type="float" office:value="3" calcext:value-type="float">
            <text:p>3</text:p>
          </table:table-cell>
          <table:table-cell table:formula="of:=STDEV([.B135:.D1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0__Fid=7_M05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36:.D136])" office:value-type="float" office:value="7" calcext:value-type="float">
            <text:p>7</text:p>
          </table:table-cell>
          <table:table-cell table:formula="of:=STDEV([.B136:.D1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0__Fid=7_M06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7:.D137])" office:value-type="float" office:value="2" calcext:value-type="float">
            <text:p>2</text:p>
          </table:table-cell>
          <table:table-cell table:formula="of:=STDEV([.B137:.D1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0__Fid=7_M07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38:.D138])" office:value-type="float" office:value="3" calcext:value-type="float">
            <text:p>3</text:p>
          </table:table-cell>
          <table:table-cell table:formula="of:=STDEV([.B138:.D13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0__Fid=7_M08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39:.D139])" office:value-type="float" office:value="6" calcext:value-type="float">
            <text:p>6</text:p>
          </table:table-cell>
          <table:table-cell table:formula="of:=STDEV([.B139:.D13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0__Fid=7_M09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40:.D140])" office:value-type="float" office:value="3" calcext:value-type="float">
            <text:p>3</text:p>
          </table:table-cell>
          <table:table-cell table:formula="of:=STDEV([.B140:.D14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0__Fid=7_M10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41:.D141])" office:value-type="float" office:value="7" calcext:value-type="float">
            <text:p>7</text:p>
          </table:table-cell>
          <table:table-cell table:formula="of:=STDEV([.B141:.D14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5__Fid=1_M01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42:.D142])" office:value-type="float" office:value="1" calcext:value-type="float">
            <text:p>1</text:p>
          </table:table-cell>
          <table:table-cell table:formula="of:=STDEV([.B142:.D14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5__Fid=1_M02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43:.D143])" office:value-type="float" office:value="1" calcext:value-type="float">
            <text:p>1</text:p>
          </table:table-cell>
          <table:table-cell table:formula="of:=STDEV([.B143:.D14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5__Fid=1_M03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44:.D144])" office:value-type="float" office:value="1" calcext:value-type="float">
            <text:p>1</text:p>
          </table:table-cell>
          <table:table-cell table:formula="of:=STDEV([.B144:.D14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5__Fid=1_M04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45:.D145])" office:value-type="float" office:value="1" calcext:value-type="float">
            <text:p>1</text:p>
          </table:table-cell>
          <table:table-cell table:formula="of:=STDEV([.B145:.D14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5__Fid=1_M05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46:.D146])" office:value-type="float" office:value="2" calcext:value-type="float">
            <text:p>2</text:p>
          </table:table-cell>
          <table:table-cell table:formula="of:=STDEV([.B146:.D14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5__Fid=1_M06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47:.D147])" office:value-type="float" office:value="1" calcext:value-type="float">
            <text:p>1</text:p>
          </table:table-cell>
          <table:table-cell table:formula="of:=STDEV([.B147:.D14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5__Fid=1_M07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48:.D148])" office:value-type="float" office:value="2" calcext:value-type="float">
            <text:p>2</text:p>
          </table:table-cell>
          <table:table-cell table:formula="of:=STDEV([.B148:.D14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5__Fid=1_M08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49:.D149])" office:value-type="float" office:value="1" calcext:value-type="float">
            <text:p>1</text:p>
          </table:table-cell>
          <table:table-cell table:formula="of:=STDEV([.B149:.D14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5__Fid=1_M09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50:.D150])" office:value-type="float" office:value="1" calcext:value-type="float">
            <text:p>1</text:p>
          </table:table-cell>
          <table:table-cell table:formula="of:=STDEV([.B150:.D15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5__Fid=1_M10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51:.D151])" office:value-type="float" office:value="2" calcext:value-type="float">
            <text:p>2</text:p>
          </table:table-cell>
          <table:table-cell table:formula="of:=STDEV([.B151:.D15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1_Set3.nr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_Set3.nr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_Set3.nr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_Set3.nr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_Set3.nrr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2])" office:value-type="float" office:value="4.32666666666667" calcext:value-type="float">
            <text:p>4,32666666666667</text:p>
          </table:table-cell>
          <table:table-cell table:number-columns-repeated="2"/>
          <table:table-cell table:formula="of:=AVERAGE([.E1:.E150])" office:value-type="float" office:value="4.34228187919463" calcext:value-type="float">
            <text:p>4,34228187919463</text:p>
          </table:table-cell>
          <table:table-cell/>
        </table:table-row>
      </table:table>
      <table:table table:name="BifSimMetric" table:style-name="ta1">
        <table:shapes>
          <draw:frame draw:z-index="0" draw:style-name="gr1" draw:text-style-name="P1" svg:width="18.735cm" svg:height="14.925cm" svg:x="15.062cm" svg:y="0.476cm">
            <draw:object draw:notify-on-update-of-ranges="BifSimMetric.B1:BifSimMetric.B1 BifSimMetric.B2:BifSimMetric.B151 BifSimMetric.E3:BifSimMetric.E3 BifSimMetric.C2:BifSimMetric.C151 BifSimMetric.B152:BifSimMetric.B301 BifSimMetric.E6:BifSimMetric.E6 BifSimMetric.C152:BifSimMetric.C301 BifSimMetric.E9:BifSimMetric.E9 BifSimMetric.C302:BifSimMetric.C451 BifSimMetric.B302:BifSimMetric.B4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N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1.nrrd</text:p>
          </table:table-cell>
          <table:table-cell table:style-name="ce2" table:formula="of:=[$'Set #1'.I2]" office:value-type="float" office:value="7.16666666666667" calcext:value-type="float">
            <text:p>7,17</text:p>
          </table:table-cell>
          <table:table-cell table:style-name="Default" office:value-type="float" office:value="0.248038" calcext:value-type="float">
            <text:p>0,248038</text:p>
          </table:table-cell>
          <table:table-cell/>
          <table:table-cell office:value-type="string" calcext:value-type="string">
            <text:p>Xcor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2.nrrd</text:p>
          </table:table-cell>
          <table:table-cell table:style-name="ce2" table:formula="of:=[$'Set #1'.I3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Dataset #1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100__Fid=8_M03.nrrd</text:p>
          </table:table-cell>
          <table:table-cell table:style-name="ce2" table:formula="of:=[$'Set #1'.I4]" office:value-type="float" office:value="8.16666666666667" calcext:value-type="float">
            <text:p>8,17</text:p>
          </table:table-cell>
          <table:table-cell table:style-name="Default" office:value-type="float" office:value="0.320569" calcext:value-type="float">
            <text:p>0,320569</text:p>
          </table:table-cell>
          <table:table-cell/>
          <table:table-cell table:style-name="ce11" table:formula="of:=CORREL([.B2:.B151];[.C2:.C151])" office:value-type="float" office:value="0.480202886727369" calcext:value-type="float">
            <text:p>0,4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4.nrrd</text:p>
          </table:table-cell>
          <table:table-cell table:style-name="ce2" table:formula="of:=[$'Set #1'.I5]" office:value-type="float" office:value="8.16666666666667" calcext:value-type="float">
            <text:p>8,17</text:p>
          </table:table-cell>
          <table:table-cell table:style-name="Default" office:value-type="float" office:value="0.411886" calcext:value-type="float">
            <text:p>0,411886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100__Fid=8_M05.nrrd</text:p>
          </table:table-cell>
          <table:table-cell table:style-name="ce2" table:formula="of:=[$'Set #1'.I6]" office:value-type="float" office:value="4.83333333333333" calcext:value-type="float">
            <text:p>4,83</text:p>
          </table:table-cell>
          <table:table-cell table:style-name="Default" office:value-type="float" office:value="0.382748" calcext:value-type="float">
            <text:p>0,382748</text:p>
          </table:table-cell>
          <table:table-cell/>
          <table:table-cell office:value-type="string" calcext:value-type="string">
            <text:p>Dataset 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6.nrrd</text:p>
          </table:table-cell>
          <table:table-cell table:style-name="ce2" table:formula="of:=[$'Set #1'.I7]" office:value-type="float" office:value="7.83333333333333" calcext:value-type="float">
            <text:p>7,83</text:p>
          </table:table-cell>
          <table:table-cell table:style-name="Default" office:value-type="float" office:value="0.373933" calcext:value-type="float">
            <text:p>0,373933</text:p>
          </table:table-cell>
          <table:table-cell/>
          <table:table-cell table:style-name="ce11" table:formula="of:=CORREL([.B152:.B301];[.C152:.C301])" office:value-type="float" office:value="0.634263373951116" calcext:value-type="float">
            <text:p>0,6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7.nrrd</text:p>
          </table:table-cell>
          <table:table-cell table:style-name="ce2" table:formula="of:=[$'Set #1'.I8]" office:value-type="float" office:value="8.5" calcext:value-type="float">
            <text:p>8,50</text:p>
          </table:table-cell>
          <table:table-cell table:style-name="Default" office:value-type="float" office:value="0.295001" calcext:value-type="float">
            <text:p>0,29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8.nrrd</text:p>
          </table:table-cell>
          <table:table-cell table:style-name="ce2" table:formula="of:=[$'Set #1'.I9]" office:value-type="float" office:value="8.5" calcext:value-type="float">
            <text:p>8,50</text:p>
          </table:table-cell>
          <table:table-cell table:style-name="Default" office:value-type="float" office:value="0.445449" calcext:value-type="float">
            <text:p>0,445449</text:p>
          </table:table-cell>
          <table:table-cell/>
          <table:table-cell office:value-type="string" calcext:value-type="string">
            <text:p>Dataset 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9.nrrd</text:p>
          </table:table-cell>
          <table:table-cell table:style-name="ce2" table:formula="of:=[$'Set #1'.I10]" office:value-type="float" office:value="7.5" calcext:value-type="float">
            <text:p>7,50</text:p>
          </table:table-cell>
          <table:table-cell table:style-name="Default" office:value-type="float" office:value="0.4958" calcext:value-type="float">
            <text:p>0,4958</text:p>
          </table:table-cell>
          <table:table-cell/>
          <table:table-cell table:style-name="ce11" table:formula="of:=CORREL([.B302:.B451];[.C302:.C451])" office:value-type="float" office:value="0.438975614262025" calcext:value-type="float">
            <text:p>0,4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10.nrrd</text:p>
          </table:table-cell>
          <table:table-cell table:style-name="ce2" table:formula="of:=[$'Set #1'.I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1.nrrd</text:p>
          </table:table-cell>
          <table:table-cell table:style-name="ce2" table:formula="of:=[$'Set #1'.I12]" office:value-type="float" office:value="4.66666666666667" calcext:value-type="float">
            <text:p>4,67</text:p>
          </table:table-cell>
          <table:table-cell table:style-name="Default" office:value-type="float" office:value="0.433867" calcext:value-type="float">
            <text:p>0,433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2.nrrd</text:p>
          </table:table-cell>
          <table:table-cell table:style-name="ce2" table:formula="of:=[$'Set #1'.I13]" office:value-type="float" office:value="4.66666666666667" calcext:value-type="float">
            <text:p>4,67</text:p>
          </table:table-cell>
          <table:table-cell table:style-name="Default" office:value-type="float" office:value="0.387059" calcext:value-type="float">
            <text:p>0,387059</text:p>
          </table:table-cell>
          <table:table-cell/>
          <table:table-cell office:value-type="string" calcext:value-type="string">
            <text:p>All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3.nrrd</text:p>
          </table:table-cell>
          <table:table-cell table:style-name="ce2" table:formula="of:=[$'Set #1'.I14]" office:value-type="float" office:value="5" calcext:value-type="float">
            <text:p>5,00</text:p>
          </table:table-cell>
          <table:table-cell table:style-name="Default" office:value-type="float" office:value="0.50378" calcext:value-type="float">
            <text:p>0,50378</text:p>
          </table:table-cell>
          <table:table-cell/>
          <table:table-cell table:style-name="ce11" table:formula="of:=CORREL([.B2:.B451];[.C2:.C451])" office:value-type="float" office:value="0.503792920541869" calcext:value-type="float">
            <text:p>0,5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4.nrrd</text:p>
          </table:table-cell>
          <table:table-cell table:style-name="ce2" table:formula="of:=[$'Set #1'.I15]" office:value-type="float" office:value="7.33333333333333" calcext:value-type="float">
            <text:p>7,33</text:p>
          </table:table-cell>
          <table:table-cell table:style-name="Default" office:value-type="float" office:value="0.472654" calcext:value-type="float">
            <text:p>0,472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5.nrrd</text:p>
          </table:table-cell>
          <table:table-cell table:style-name="ce2" table:formula="of:=[$'Set #1'.I16]" office:value-type="float" office:value="1.16666666666667" calcext:value-type="float">
            <text:p>1,17</text:p>
          </table:table-cell>
          <table:table-cell table:style-name="Default" office:value-type="float" office:value="0.289513" calcext:value-type="float">
            <text:p>0,289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6.nrrd</text:p>
          </table:table-cell>
          <table:table-cell table:style-name="ce2" table:formula="of:=[$'Set #1'.I17]" office:value-type="float" office:value="3.5" calcext:value-type="float">
            <text:p>3,50</text:p>
          </table:table-cell>
          <table:table-cell table:style-name="Default" office:value-type="float" office:value="0.480273" calcext:value-type="float">
            <text:p>0,480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7.nrrd</text:p>
          </table:table-cell>
          <table:table-cell table:style-name="ce2" table:formula="of:=[$'Set #1'.I18]" office:value-type="float" office:value="2" calcext:value-type="float">
            <text:p>2,00</text:p>
          </table:table-cell>
          <table:table-cell table:style-name="Default" office:value-type="float" office:value="0.331433" calcext:value-type="float">
            <text:p>0,33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8.nrrd</text:p>
          </table:table-cell>
          <table:table-cell table:style-name="ce2" table:formula="of:=[$'Set #1'.I19]" office:value-type="float" office:value="1.16666666666667" calcext:value-type="float">
            <text:p>1,17</text:p>
          </table:table-cell>
          <table:table-cell table:style-name="Default" office:value-type="float" office:value="0.358102" calcext:value-type="float">
            <text:p>0,358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9.nrrd</text:p>
          </table:table-cell>
          <table:table-cell table:style-name="ce2" table:formula="of:=[$'Set #1'.I20]" office:value-type="float" office:value="5.66666666666667" calcext:value-type="float">
            <text:p>5,67</text:p>
          </table:table-cell>
          <table:table-cell table:style-name="Default" office:value-type="float" office:value="0.575888" calcext:value-type="float">
            <text:p>0,575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10.nrrd</text:p>
          </table:table-cell>
          <table:table-cell table:style-name="ce2" table:formula="of:=[$'Set #1'.I21]" office:value-type="float" office:value="4.66666666666667" calcext:value-type="float">
            <text:p>4,67</text:p>
          </table:table-cell>
          <table:table-cell table:style-name="Default" office:value-type="float" office:value="0.385942" calcext:value-type="float">
            <text:p>0,385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1.nrrd</text:p>
          </table:table-cell>
          <table:table-cell table:style-name="ce2" table:formula="of:=[$'Set #1'.I22]" office:value-type="float" office:value="7" calcext:value-type="float">
            <text:p>7,00</text:p>
          </table:table-cell>
          <table:table-cell table:style-name="Default" office:value-type="float" office:value="0.327357" calcext:value-type="float">
            <text:p>0,327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2.nrrd</text:p>
          </table:table-cell>
          <table:table-cell table:style-name="ce2" table:formula="of:=[$'Set #1'.I23]" office:value-type="float" office:value="6.83333333333333" calcext:value-type="float">
            <text:p>6,83</text:p>
          </table:table-cell>
          <table:table-cell table:style-name="Default" office:value-type="float" office:value="0.339977" calcext:value-type="float">
            <text:p>0,339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3.nrrd</text:p>
          </table:table-cell>
          <table:table-cell table:style-name="ce2" table:formula="of:=[$'Set #1'.I24]" office:value-type="float" office:value="5.5" calcext:value-type="float">
            <text:p>5,50</text:p>
          </table:table-cell>
          <table:table-cell table:style-name="Default" office:value-type="float" office:value="0.366476" calcext:value-type="float">
            <text:p>0,366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4.nrrd</text:p>
          </table:table-cell>
          <table:table-cell table:style-name="ce2" table:formula="of:=[$'Set #1'.I25]" office:value-type="float" office:value="7.16666666666667" calcext:value-type="float">
            <text:p>7,17</text:p>
          </table:table-cell>
          <table:table-cell table:style-name="Default" office:value-type="float" office:value="0.354293" calcext:value-type="float">
            <text:p>0,354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5.nrrd</text:p>
          </table:table-cell>
          <table:table-cell table:style-name="ce2" table:formula="of:=[$'Set #1'.I26]" office:value-type="float" office:value="7.33333333333333" calcext:value-type="float">
            <text:p>7,33</text:p>
          </table:table-cell>
          <table:table-cell table:style-name="Default" office:value-type="float" office:value="0.339719" calcext:value-type="float">
            <text:p>0,339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6.nrrd</text:p>
          </table:table-cell>
          <table:table-cell table:style-name="ce2" table:formula="of:=[$'Set #1'.I27]" office:value-type="float" office:value="7.83333333333333" calcext:value-type="float">
            <text:p>7,83</text:p>
          </table:table-cell>
          <table:table-cell table:style-name="Default" office:value-type="float" office:value="0.544725" calcext:value-type="float">
            <text:p>0,544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7.nrrd</text:p>
          </table:table-cell>
          <table:table-cell table:style-name="ce2" table:formula="of:=[$'Set #1'.I28]" office:value-type="float" office:value="5.66666666666667" calcext:value-type="float">
            <text:p>5,67</text:p>
          </table:table-cell>
          <table:table-cell table:style-name="Default" office:value-type="float" office:value="0.435741" calcext:value-type="float">
            <text:p>0,435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8.nrrd</text:p>
          </table:table-cell>
          <table:table-cell table:style-name="ce2" table:formula="of:=[$'Set #1'.I29]" office:value-type="float" office:value="9.33333333333333" calcext:value-type="float">
            <text:p>9,33</text:p>
          </table:table-cell>
          <table:table-cell table:style-name="Default" office:value-type="float" office:value="0.54207" calcext:value-type="float">
            <text:p>0,54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9.nrrd</text:p>
          </table:table-cell>
          <table:table-cell table:style-name="ce2" table:formula="of:=[$'Set #1'.I30]" office:value-type="float" office:value="5" calcext:value-type="float">
            <text:p>5,00</text:p>
          </table:table-cell>
          <table:table-cell table:style-name="Default" office:value-type="float" office:value="0.401302" calcext:value-type="float">
            <text:p>0,401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10.nrrd</text:p>
          </table:table-cell>
          <table:table-cell table:style-name="ce2" table:formula="of:=[$'Set #1'.I31]" office:value-type="float" office:value="6.5" calcext:value-type="float">
            <text:p>6,50</text:p>
          </table:table-cell>
          <table:table-cell table:style-name="Default" office:value-type="float" office:value="0.251837" calcext:value-type="float">
            <text:p>0,251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1.nrrd</text:p>
          </table:table-cell>
          <table:table-cell table:style-name="ce2" table:formula="of:=[$'Set #1'.I32]" office:value-type="float" office:value="6.5" calcext:value-type="float">
            <text:p>6,50</text:p>
          </table:table-cell>
          <table:table-cell table:style-name="Default" office:value-type="float" office:value="0.311583" calcext:value-type="float">
            <text:p>0,31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2.nrrd</text:p>
          </table:table-cell>
          <table:table-cell table:style-name="ce2" table:formula="of:=[$'Set #1'.I33]" office:value-type="float" office:value="4.83333333333333" calcext:value-type="float">
            <text:p>4,83</text:p>
          </table:table-cell>
          <table:table-cell table:style-name="Default" office:value-type="float" office:value="0.506018" calcext:value-type="float">
            <text:p>0,506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3.nrrd</text:p>
          </table:table-cell>
          <table:table-cell table:style-name="ce2" table:formula="of:=[$'Set #1'.I34]" office:value-type="float" office:value="5.33333333333333" calcext:value-type="float">
            <text:p>5,33</text:p>
          </table:table-cell>
          <table:table-cell table:style-name="Default" office:value-type="float" office:value="0.349976" calcext:value-type="float">
            <text:p>0,349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4.nrrd</text:p>
          </table:table-cell>
          <table:table-cell table:style-name="ce2" table:formula="of:=[$'Set #1'.I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5.nrrd</text:p>
          </table:table-cell>
          <table:table-cell table:style-name="ce2" table:formula="of:=[$'Set #1'.I36]" office:value-type="float" office:value="6.33333333333333" calcext:value-type="float">
            <text:p>6,33</text:p>
          </table:table-cell>
          <table:table-cell table:style-name="Default" office:value-type="float" office:value="0.468971" calcext:value-type="float">
            <text:p>0,468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6.nrrd</text:p>
          </table:table-cell>
          <table:table-cell table:style-name="ce2" table:formula="of:=[$'Set #1'.I37]" office:value-type="float" office:value="7.83333333333333" calcext:value-type="float">
            <text:p>7,83</text:p>
          </table:table-cell>
          <table:table-cell table:style-name="Default" office:value-type="float" office:value="0.39769" calcext:value-type="float">
            <text:p>0,39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7.nrrd</text:p>
          </table:table-cell>
          <table:table-cell table:style-name="ce2" table:formula="of:=[$'Set #1'.I38]" office:value-type="float" office:value="7.66666666666667" calcext:value-type="float">
            <text:p>7,67</text:p>
          </table:table-cell>
          <table:table-cell table:style-name="Default" office:value-type="float" office:value="0.332598" calcext:value-type="float">
            <text:p>0,33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8.nrrd</text:p>
          </table:table-cell>
          <table:table-cell table:style-name="ce2" table:formula="of:=[$'Set #1'.I39]" office:value-type="float" office:value="8.5" calcext:value-type="float">
            <text:p>8,50</text:p>
          </table:table-cell>
          <table:table-cell table:style-name="Default" office:value-type="float" office:value="0.304809" calcext:value-type="float">
            <text:p>0,304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9.nrrd</text:p>
          </table:table-cell>
          <table:table-cell table:style-name="ce2" table:formula="of:=[$'Set #1'.I40]" office:value-type="float" office:value="7.83333333333333" calcext:value-type="float">
            <text:p>7,83</text:p>
          </table:table-cell>
          <table:table-cell table:style-name="Default" office:value-type="float" office:value="0.45184" calcext:value-type="float">
            <text:p>0,45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10.nrrd</text:p>
          </table:table-cell>
          <table:table-cell table:style-name="ce2" table:formula="of:=[$'Set #1'.I41]" office:value-type="float" office:value="8.33333333333333" calcext:value-type="float">
            <text:p>8,33</text:p>
          </table:table-cell>
          <table:table-cell table:style-name="Default" office:value-type="float" office:value="0.416871" calcext:value-type="float">
            <text:p>0,416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1.nrrd</text:p>
          </table:table-cell>
          <table:table-cell table:style-name="ce2" table:formula="of:=[$'Set #1'.I42]" office:value-type="float" office:value="4.33333333333333" calcext:value-type="float">
            <text:p>4,33</text:p>
          </table:table-cell>
          <table:table-cell table:style-name="Default" office:value-type="float" office:value="0.41231" calcext:value-type="float">
            <text:p>0,41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2.nrrd</text:p>
          </table:table-cell>
          <table:table-cell table:style-name="ce2" table:formula="of:=[$'Set #1'.I43]" office:value-type="float" office:value="6" calcext:value-type="float">
            <text:p>6,00</text:p>
          </table:table-cell>
          <table:table-cell table:style-name="Default" office:value-type="float" office:value="0.491439" calcext:value-type="float">
            <text:p>0,491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3.nrrd</text:p>
          </table:table-cell>
          <table:table-cell table:style-name="ce2" table:formula="of:=[$'Set #1'.I44]" office:value-type="float" office:value="4.5" calcext:value-type="float">
            <text:p>4,50</text:p>
          </table:table-cell>
          <table:table-cell table:style-name="Default" office:value-type="float" office:value="0.436462" calcext:value-type="float">
            <text:p>0,436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4.nrrd</text:p>
          </table:table-cell>
          <table:table-cell table:style-name="ce2" table:formula="of:=[$'Set #1'.I45]" office:value-type="float" office:value="3" calcext:value-type="float">
            <text:p>3,00</text:p>
          </table:table-cell>
          <table:table-cell table:style-name="Default" office:value-type="float" office:value="0.370352" calcext:value-type="float">
            <text:p>0,37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5.nrrd</text:p>
          </table:table-cell>
          <table:table-cell table:style-name="ce2" table:formula="of:=[$'Set #1'.I46]" office:value-type="float" office:value="4.5" calcext:value-type="float">
            <text:p>4,50</text:p>
          </table:table-cell>
          <table:table-cell table:style-name="Default" office:value-type="float" office:value="0.345166" calcext:value-type="float">
            <text:p>0,345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6.nrrd</text:p>
          </table:table-cell>
          <table:table-cell table:style-name="ce2" table:formula="of:=[$'Set #1'.I47]" office:value-type="float" office:value="3.66666666666667" calcext:value-type="float">
            <text:p>3,67</text:p>
          </table:table-cell>
          <table:table-cell table:style-name="Default" office:value-type="float" office:value="0.448137" calcext:value-type="float">
            <text:p>0,448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7.nrrd</text:p>
          </table:table-cell>
          <table:table-cell table:style-name="ce2" table:formula="of:=[$'Set #1'.I48]" office:value-type="float" office:value="5.66666666666667" calcext:value-type="float">
            <text:p>5,67</text:p>
          </table:table-cell>
          <table:table-cell table:style-name="Default" office:value-type="float" office:value="0.52004" calcext:value-type="float">
            <text:p>0,52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8.nrrd</text:p>
          </table:table-cell>
          <table:table-cell table:style-name="ce2" table:formula="of:=[$'Set #1'.I49]" office:value-type="float" office:value="6" calcext:value-type="float">
            <text:p>6,00</text:p>
          </table:table-cell>
          <table:table-cell table:style-name="Default" office:value-type="float" office:value="0.591024" calcext:value-type="float">
            <text:p>0,59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9.nrrd</text:p>
          </table:table-cell>
          <table:table-cell table:style-name="ce2" table:formula="of:=[$'Set #1'.I50]" office:value-type="float" office:value="4.83333333333333" calcext:value-type="float">
            <text:p>4,83</text:p>
          </table:table-cell>
          <table:table-cell table:style-name="Default" office:value-type="float" office:value="0.560064" calcext:value-type="float">
            <text:p>0,560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10.nrrd</text:p>
          </table:table-cell>
          <table:table-cell table:style-name="ce2" table:formula="of:=[$'Set #1'.I51]" office:value-type="float" office:value="4.5" calcext:value-type="float">
            <text:p>4,50</text:p>
          </table:table-cell>
          <table:table-cell table:style-name="Default" office:value-type="float" office:value="0.483134" calcext:value-type="float">
            <text:p>0,483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1.nrrd</text:p>
          </table:table-cell>
          <table:table-cell table:style-name="ce2" table:formula="of:=[$'Set #1'.I52]" office:value-type="float" office:value="5.66666666666667" calcext:value-type="float">
            <text:p>5,67</text:p>
          </table:table-cell>
          <table:table-cell table:style-name="Default" office:value-type="float" office:value="0.4867" calcext:value-type="float">
            <text:p>0,4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2.nrrd</text:p>
          </table:table-cell>
          <table:table-cell table:style-name="ce2" table:formula="of:=[$'Set #1'.I53]" office:value-type="float" office:value="6.66666666666667" calcext:value-type="float">
            <text:p>6,67</text:p>
          </table:table-cell>
          <table:table-cell table:style-name="Default" office:value-type="float" office:value="0.479638" calcext:value-type="float">
            <text:p>0,479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3.nrrd</text:p>
          </table:table-cell>
          <table:table-cell table:style-name="ce2" table:formula="of:=[$'Set #1'.I54]" office:value-type="float" office:value="6.33333333333333" calcext:value-type="float">
            <text:p>6,33</text:p>
          </table:table-cell>
          <table:table-cell table:style-name="Default" office:value-type="float" office:value="0.448887" calcext:value-type="float">
            <text:p>0,448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4.nrrd</text:p>
          </table:table-cell>
          <table:table-cell table:style-name="ce2" table:formula="of:=[$'Set #1'.I55]" office:value-type="float" office:value="7.5" calcext:value-type="float">
            <text:p>7,50</text:p>
          </table:table-cell>
          <table:table-cell table:style-name="Default" office:value-type="float" office:value="0.4195" calcext:value-type="float">
            <text:p>0,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5.nrrd</text:p>
          </table:table-cell>
          <table:table-cell table:style-name="ce2" table:formula="of:=[$'Set #1'.I56]" office:value-type="float" office:value="7.16666666666667" calcext:value-type="float">
            <text:p>7,17</text:p>
          </table:table-cell>
          <table:table-cell table:style-name="Default" office:value-type="float" office:value="0.49487" calcext:value-type="float">
            <text:p>0,4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6.nrrd</text:p>
          </table:table-cell>
          <table:table-cell table:style-name="ce2" table:formula="of:=[$'Set #1'.I57]" office:value-type="float" office:value="7.33333333333333" calcext:value-type="float">
            <text:p>7,33</text:p>
          </table:table-cell>
          <table:table-cell table:style-name="Default" office:value-type="float" office:value="0.333422" calcext:value-type="float">
            <text:p>0,33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7.nrrd</text:p>
          </table:table-cell>
          <table:table-cell table:style-name="ce2" table:formula="of:=[$'Set #1'.I58]" office:value-type="float" office:value="7.16666666666667" calcext:value-type="float">
            <text:p>7,17</text:p>
          </table:table-cell>
          <table:table-cell table:style-name="Default" office:value-type="float" office:value="0.351983" calcext:value-type="float">
            <text:p>0,351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8.nrrd</text:p>
          </table:table-cell>
          <table:table-cell table:style-name="ce2" table:formula="of:=[$'Set #1'.I59]" office:value-type="float" office:value="6.33333333333333" calcext:value-type="float">
            <text:p>6,33</text:p>
          </table:table-cell>
          <table:table-cell table:style-name="Default" office:value-type="float" office:value="0.502122" calcext:value-type="float">
            <text:p>0,502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9.nrrd</text:p>
          </table:table-cell>
          <table:table-cell table:style-name="ce2" table:formula="of:=[$'Set #1'.I60]" office:value-type="float" office:value="8.33333333333333" calcext:value-type="float">
            <text:p>8,33</text:p>
          </table:table-cell>
          <table:table-cell table:style-name="Default" office:value-type="float" office:value="0.452105" calcext:value-type="float">
            <text:p>0,452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10.nrrd</text:p>
          </table:table-cell>
          <table:table-cell table:style-name="ce2" table:formula="of:=[$'Set #1'.I61]" office:value-type="float" office:value="7.33333333333333" calcext:value-type="float">
            <text:p>7,33</text:p>
          </table:table-cell>
          <table:table-cell table:style-name="Default" office:value-type="float" office:value="0.410862" calcext:value-type="float">
            <text:p>0,410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1.nrrd</text:p>
          </table:table-cell>
          <table:table-cell table:style-name="ce2" table:formula="of:=[$'Set #1'.I62]" office:value-type="float" office:value="1.33333333333333" calcext:value-type="float">
            <text:p>1,33</text:p>
          </table:table-cell>
          <table:table-cell table:style-name="Default" office:value-type="float" office:value="0.163047" calcext:value-type="float">
            <text:p>0,163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2.nrrd</text:p>
          </table:table-cell>
          <table:table-cell table:style-name="ce2" table:formula="of:=[$'Set #1'.I63]" office:value-type="float" office:value="1.66666666666667" calcext:value-type="float">
            <text:p>1,67</text:p>
          </table:table-cell>
          <table:table-cell table:style-name="Default" office:value-type="float" office:value="0.272239" calcext:value-type="float">
            <text:p>0,272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3.nrrd</text:p>
          </table:table-cell>
          <table:table-cell table:style-name="ce2" table:formula="of:=[$'Set #1'.I64]" office:value-type="float" office:value="1.5" calcext:value-type="float">
            <text:p>1,50</text:p>
          </table:table-cell>
          <table:table-cell table:style-name="Default" office:value-type="float" office:value="0.339233" calcext:value-type="float">
            <text:p>0,339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4.nrrd</text:p>
          </table:table-cell>
          <table:table-cell table:style-name="ce2" table:formula="of:=[$'Set #1'.I65]" office:value-type="float" office:value="1.33333333333333" calcext:value-type="float">
            <text:p>1,33</text:p>
          </table:table-cell>
          <table:table-cell table:style-name="Default" office:value-type="float" office:value="0.342729" calcext:value-type="float">
            <text:p>0,342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5.nrrd</text:p>
          </table:table-cell>
          <table:table-cell table:style-name="ce2" table:formula="of:=[$'Set #1'.I66]" office:value-type="float" office:value="4" calcext:value-type="float">
            <text:p>4,00</text:p>
          </table:table-cell>
          <table:table-cell table:style-name="Default" office:value-type="float" office:value="0.295626" calcext:value-type="float">
            <text:p>0,295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6.nrrd</text:p>
          </table:table-cell>
          <table:table-cell table:style-name="ce2" table:formula="of:=[$'Set #1'.I67]" office:value-type="float" office:value="2.16666666666667" calcext:value-type="float">
            <text:p>2,17</text:p>
          </table:table-cell>
          <table:table-cell table:style-name="Default" office:value-type="float" office:value="0.338434" calcext:value-type="float">
            <text:p>0,338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7.nrrd</text:p>
          </table:table-cell>
          <table:table-cell table:style-name="ce2" table:formula="of:=[$'Set #1'.I68]" office:value-type="float" office:value="4.83333333333333" calcext:value-type="float">
            <text:p>4,83</text:p>
          </table:table-cell>
          <table:table-cell table:style-name="Default" office:value-type="float" office:value="0.449735" calcext:value-type="float">
            <text:p>0,449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8.nrrd</text:p>
          </table:table-cell>
          <table:table-cell table:style-name="ce2" table:formula="of:=[$'Set #1'.I69]" office:value-type="float" office:value="1" calcext:value-type="float">
            <text:p>1,00</text:p>
          </table:table-cell>
          <table:table-cell table:style-name="Default" office:value-type="float" office:value="0.2926" calcext:value-type="float">
            <text:p>0,2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9.nrrd</text:p>
          </table:table-cell>
          <table:table-cell table:style-name="ce2" table:formula="of:=[$'Set #1'.I70]" office:value-type="float" office:value="1.16666666666667" calcext:value-type="float">
            <text:p>1,17</text:p>
          </table:table-cell>
          <table:table-cell table:style-name="Default" office:value-type="float" office:value="0.237963" calcext:value-type="float">
            <text:p>0,237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10.nrrd</text:p>
          </table:table-cell>
          <table:table-cell table:style-name="ce2" table:formula="of:=[$'Set #1'.I71]" office:value-type="float" office:value="2.66666666666667" calcext:value-type="float">
            <text:p>2,67</text:p>
          </table:table-cell>
          <table:table-cell table:style-name="Default" office:value-type="float" office:value="0.334072" calcext:value-type="float">
            <text:p>0,33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1.nrrd</text:p>
          </table:table-cell>
          <table:table-cell table:style-name="ce2" table:formula="of:=[$'Set #1'.I72]" office:value-type="float" office:value="3.66666666666667" calcext:value-type="float">
            <text:p>3,67</text:p>
          </table:table-cell>
          <table:table-cell table:style-name="Default" office:value-type="float" office:value="0.344334" calcext:value-type="float">
            <text:p>0,344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2.nrrd</text:p>
          </table:table-cell>
          <table:table-cell table:style-name="ce2" table:formula="of:=[$'Set #1'.I73]" office:value-type="float" office:value="6.5" calcext:value-type="float">
            <text:p>6,50</text:p>
          </table:table-cell>
          <table:table-cell table:style-name="Default" office:value-type="float" office:value="0.360063" calcext:value-type="float">
            <text:p>0,360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3.nrrd</text:p>
          </table:table-cell>
          <table:table-cell table:style-name="ce2" table:formula="of:=[$'Set #1'.I74]" office:value-type="float" office:value="6.33333333333333" calcext:value-type="float">
            <text:p>6,33</text:p>
          </table:table-cell>
          <table:table-cell table:style-name="Default" office:value-type="float" office:value="0.406211" calcext:value-type="float">
            <text:p>0,40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4.nrrd</text:p>
          </table:table-cell>
          <table:table-cell table:style-name="ce2" table:formula="of:=[$'Set #1'.I75]" office:value-type="float" office:value="1.5" calcext:value-type="float">
            <text:p>1,50</text:p>
          </table:table-cell>
          <table:table-cell table:style-name="Default" office:value-type="float" office:value="0.315923" calcext:value-type="float">
            <text:p>0,315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5.nrrd</text:p>
          </table:table-cell>
          <table:table-cell table:style-name="ce2" table:formula="of:=[$'Set #1'.I76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6.nrrd</text:p>
          </table:table-cell>
          <table:table-cell table:style-name="ce2" table:formula="of:=[$'Set #1'.I77]" office:value-type="float" office:value="2.5" calcext:value-type="float">
            <text:p>2,50</text:p>
          </table:table-cell>
          <table:table-cell table:style-name="Default" office:value-type="float" office:value="0.330386" calcext:value-type="float">
            <text:p>0,330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7.nrrd</text:p>
          </table:table-cell>
          <table:table-cell table:style-name="ce2" table:formula="of:=[$'Set #1'.I78]" office:value-type="float" office:value="1.66666666666667" calcext:value-type="float">
            <text:p>1,67</text:p>
          </table:table-cell>
          <table:table-cell table:style-name="Default" office:value-type="float" office:value="0.368647" calcext:value-type="float">
            <text:p>0,368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8.nrrd</text:p>
          </table:table-cell>
          <table:table-cell table:style-name="ce2" table:formula="of:=[$'Set #1'.I79]" office:value-type="float" office:value="4" calcext:value-type="float">
            <text:p>4,00</text:p>
          </table:table-cell>
          <table:table-cell table:style-name="Default" office:value-type="float" office:value="0.483011" calcext:value-type="float">
            <text:p>0,483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9.nrrd</text:p>
          </table:table-cell>
          <table:table-cell table:style-name="ce2" table:formula="of:=[$'Set #1'.I80]" office:value-type="float" office:value="3.5" calcext:value-type="float">
            <text:p>3,50</text:p>
          </table:table-cell>
          <table:table-cell table:style-name="Default" office:value-type="float" office:value="0.354539" calcext:value-type="float">
            <text:p>0,354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10.nrrd</text:p>
          </table:table-cell>
          <table:table-cell table:style-name="ce2" table:formula="of:=[$'Set #1'.I81]" office:value-type="float" office:value="3.5" calcext:value-type="float">
            <text:p>3,50</text:p>
          </table:table-cell>
          <table:table-cell table:style-name="Default" office:value-type="float" office:value="0.323633" calcext:value-type="float">
            <text:p>0,323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1.nrrd</text:p>
          </table:table-cell>
          <table:table-cell table:style-name="ce2" table:formula="of:=[$'Set #1'.I82]" office:value-type="float" office:value="4.5" calcext:value-type="float">
            <text:p>4,50</text:p>
          </table:table-cell>
          <table:table-cell table:style-name="Default" office:value-type="float" office:value="0.47143" calcext:value-type="float">
            <text:p>0,4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2.nrrd</text:p>
          </table:table-cell>
          <table:table-cell table:style-name="ce2" table:formula="of:=[$'Set #1'.I83]" office:value-type="float" office:value="5.33333333333333" calcext:value-type="float">
            <text:p>5,33</text:p>
          </table:table-cell>
          <table:table-cell table:style-name="Default" office:value-type="float" office:value="0.340366" calcext:value-type="float">
            <text:p>0,340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3.nrrd</text:p>
          </table:table-cell>
          <table:table-cell table:style-name="ce2" table:formula="of:=[$'Set #1'.I84]" office:value-type="float" office:value="4.66666666666667" calcext:value-type="float">
            <text:p>4,67</text:p>
          </table:table-cell>
          <table:table-cell table:style-name="Default" office:value-type="float" office:value="0.270698" calcext:value-type="float">
            <text:p>0,270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4.nrrd</text:p>
          </table:table-cell>
          <table:table-cell table:style-name="ce2" table:formula="of:=[$'Set #1'.I85]" office:value-type="float" office:value="6" calcext:value-type="float">
            <text:p>6,00</text:p>
          </table:table-cell>
          <table:table-cell table:style-name="Default" office:value-type="float" office:value="0.341001" calcext:value-type="float">
            <text:p>0,34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5.nrrd</text:p>
          </table:table-cell>
          <table:table-cell table:style-name="ce2" table:formula="of:=[$'Set #1'.I86]" office:value-type="float" office:value="4.83333333333333" calcext:value-type="float">
            <text:p>4,83</text:p>
          </table:table-cell>
          <table:table-cell table:style-name="Default" office:value-type="float" office:value="0.373288" calcext:value-type="float">
            <text:p>0,373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6.nrrd</text:p>
          </table:table-cell>
          <table:table-cell table:style-name="ce2" table:formula="of:=[$'Set #1'.I87]" office:value-type="float" office:value="4.16666666666667" calcext:value-type="float">
            <text:p>4,17</text:p>
          </table:table-cell>
          <table:table-cell table:style-name="Default" office:value-type="float" office:value="0.315555" calcext:value-type="float">
            <text:p>0,315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7.nrrd</text:p>
          </table:table-cell>
          <table:table-cell table:style-name="ce2" table:formula="of:=[$'Set #1'.I88]" office:value-type="float" office:value="4.16666666666667" calcext:value-type="float">
            <text:p>4,17</text:p>
          </table:table-cell>
          <table:table-cell table:style-name="Default" office:value-type="float" office:value="0.275141" calcext:value-type="float">
            <text:p>0,275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8.nrrd</text:p>
          </table:table-cell>
          <table:table-cell table:style-name="ce2" table:formula="of:=[$'Set #1'.I89]" office:value-type="float" office:value="6.33333333333333" calcext:value-type="float">
            <text:p>6,33</text:p>
          </table:table-cell>
          <table:table-cell table:style-name="Default" office:value-type="float" office:value="0.298519" calcext:value-type="float">
            <text:p>0,298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9.nrrd</text:p>
          </table:table-cell>
          <table:table-cell table:style-name="ce2" table:formula="of:=[$'Set #1'.I90]" office:value-type="float" office:value="3.66666666666667" calcext:value-type="float">
            <text:p>3,67</text:p>
          </table:table-cell>
          <table:table-cell table:style-name="Default" office:value-type="float" office:value="0.29129" calcext:value-type="float">
            <text:p>0,29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10.nrrd</text:p>
          </table:table-cell>
          <table:table-cell table:style-name="ce2" table:formula="of:=[$'Set #1'.I91]" office:value-type="float" office:value="3.5" calcext:value-type="float">
            <text:p>3,50</text:p>
          </table:table-cell>
          <table:table-cell table:style-name="Default" office:value-type="float" office:value="0.487773" calcext:value-type="float">
            <text:p>0,487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1.nrrd</text:p>
          </table:table-cell>
          <table:table-cell table:style-name="ce2" table:formula="of:=[$'Set #1'.I92]" office:value-type="float" office:value="6" calcext:value-type="float">
            <text:p>6,00</text:p>
          </table:table-cell>
          <table:table-cell table:style-name="Default" office:value-type="float" office:value="0.39081" calcext:value-type="float">
            <text:p>0,3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2.nrrd</text:p>
          </table:table-cell>
          <table:table-cell table:style-name="ce2" table:formula="of:=[$'Set #1'.I93]" office:value-type="float" office:value="6.5" calcext:value-type="float">
            <text:p>6,50</text:p>
          </table:table-cell>
          <table:table-cell table:style-name="Default" office:value-type="float" office:value="0.492413" calcext:value-type="float">
            <text:p>0,492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3.nrrd</text:p>
          </table:table-cell>
          <table:table-cell table:style-name="ce2" table:formula="of:=[$'Set #1'.I94]" office:value-type="float" office:value="6.5" calcext:value-type="float">
            <text:p>6,50</text:p>
          </table:table-cell>
          <table:table-cell table:style-name="Default" office:value-type="float" office:value="0.303671" calcext:value-type="float">
            <text:p>0,303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4.nrrd</text:p>
          </table:table-cell>
          <table:table-cell table:style-name="ce2" table:formula="of:=[$'Set #1'.I95]" office:value-type="float" office:value="7.83333333333333" calcext:value-type="float">
            <text:p>7,83</text:p>
          </table:table-cell>
          <table:table-cell table:style-name="Default" office:value-type="float" office:value="0.470502" calcext:value-type="float">
            <text:p>0,470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5.nrrd</text:p>
          </table:table-cell>
          <table:table-cell table:style-name="ce2" table:formula="of:=[$'Set #1'.I96]" office:value-type="float" office:value="9" calcext:value-type="float">
            <text:p>9,00</text:p>
          </table:table-cell>
          <table:table-cell table:style-name="Default" office:value-type="float" office:value="0.384951" calcext:value-type="float">
            <text:p>0,38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6.nrrd</text:p>
          </table:table-cell>
          <table:table-cell table:style-name="ce2" table:formula="of:=[$'Set #1'.I97]" office:value-type="float" office:value="4.16666666666667" calcext:value-type="float">
            <text:p>4,17</text:p>
          </table:table-cell>
          <table:table-cell table:style-name="Default" office:value-type="float" office:value="0.271684" calcext:value-type="float">
            <text:p>0,271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7.nrrd</text:p>
          </table:table-cell>
          <table:table-cell table:style-name="ce2" table:formula="of:=[$'Set #1'.I98]" office:value-type="float" office:value="5.16666666666667" calcext:value-type="float">
            <text:p>5,17</text:p>
          </table:table-cell>
          <table:table-cell table:style-name="Default" office:value-type="float" office:value="0.262228" calcext:value-type="float">
            <text:p>0,262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8.nrrd</text:p>
          </table:table-cell>
          <table:table-cell table:style-name="ce2" table:formula="of:=[$'Set #1'.I99]" office:value-type="float" office:value="6.16666666666667" calcext:value-type="float">
            <text:p>6,17</text:p>
          </table:table-cell>
          <table:table-cell table:style-name="Default" office:value-type="float" office:value="0.548879" calcext:value-type="float">
            <text:p>0,548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9.nrrd</text:p>
          </table:table-cell>
          <table:table-cell table:style-name="ce2" table:formula="of:=[$'Set #1'.I10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10.nrrd</text:p>
          </table:table-cell>
          <table:table-cell table:style-name="ce2" table:formula="of:=[$'Set #1'.I101]" office:value-type="float" office:value="6.33333333333333" calcext:value-type="float">
            <text:p>6,33</text:p>
          </table:table-cell>
          <table:table-cell table:style-name="Default" office:value-type="float" office:value="0.402974" calcext:value-type="float">
            <text:p>0,402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1.nrrd</text:p>
          </table:table-cell>
          <table:table-cell table:style-name="ce2" table:formula="of:=[$'Set #1'.I102]" office:value-type="float" office:value="2.66666666666667" calcext:value-type="float">
            <text:p>2,67</text:p>
          </table:table-cell>
          <table:table-cell table:style-name="Default" office:value-type="float" office:value="0.341767" calcext:value-type="float">
            <text:p>0,341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2.nrrd</text:p>
          </table:table-cell>
          <table:table-cell table:style-name="ce2" table:formula="of:=[$'Set #1'.I103]" office:value-type="float" office:value="5.5" calcext:value-type="float">
            <text:p>5,50</text:p>
          </table:table-cell>
          <table:table-cell table:style-name="Default" office:value-type="float" office:value="0.284554" calcext:value-type="float">
            <text:p>0,284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3.nrrd</text:p>
          </table:table-cell>
          <table:table-cell table:style-name="ce2" table:formula="of:=[$'Set #1'.I104]" office:value-type="float" office:value="6" calcext:value-type="float">
            <text:p>6,00</text:p>
          </table:table-cell>
          <table:table-cell table:style-name="Default" office:value-type="float" office:value="0.391942" calcext:value-type="float">
            <text:p>0,391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4.nrrd</text:p>
          </table:table-cell>
          <table:table-cell table:style-name="ce2" table:formula="of:=[$'Set #1'.I105]" office:value-type="float" office:value="5.66666666666667" calcext:value-type="float">
            <text:p>5,67</text:p>
          </table:table-cell>
          <table:table-cell table:style-name="Default" office:value-type="float" office:value="0.42295" calcext:value-type="float">
            <text:p>0,42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5.nrrd</text:p>
          </table:table-cell>
          <table:table-cell table:style-name="ce2" table:formula="of:=[$'Set #1'.I106]" office:value-type="float" office:value="4.83333333333333" calcext:value-type="float">
            <text:p>4,83</text:p>
          </table:table-cell>
          <table:table-cell table:style-name="Default" office:value-type="float" office:value="0.424496" calcext:value-type="float">
            <text:p>0,424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6.nrrd</text:p>
          </table:table-cell>
          <table:table-cell table:style-name="ce2" table:formula="of:=[$'Set #1'.I107]" office:value-type="float" office:value="7.5" calcext:value-type="float">
            <text:p>7,50</text:p>
          </table:table-cell>
          <table:table-cell table:style-name="Default" office:value-type="float" office:value="0.646745" calcext:value-type="float">
            <text:p>0,646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7.nrrd</text:p>
          </table:table-cell>
          <table:table-cell table:style-name="ce2" table:formula="of:=[$'Set #1'.I108]" office:value-type="float" office:value="2" calcext:value-type="float">
            <text:p>2,00</text:p>
          </table:table-cell>
          <table:table-cell table:style-name="Default" office:value-type="float" office:value="0.280539" calcext:value-type="float">
            <text:p>0,280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8.nrrd</text:p>
          </table:table-cell>
          <table:table-cell table:style-name="ce2" table:formula="of:=[$'Set #1'.I109]" office:value-type="float" office:value="1.33333333333333" calcext:value-type="float">
            <text:p>1,33</text:p>
          </table:table-cell>
          <table:table-cell table:style-name="Default" office:value-type="float" office:value="0.28717" calcext:value-type="float">
            <text:p>0,28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9.nrrd</text:p>
          </table:table-cell>
          <table:table-cell table:style-name="ce2" table:formula="of:=[$'Set #1'.I110]" office:value-type="float" office:value="5.83333333333333" calcext:value-type="float">
            <text:p>5,83</text:p>
          </table:table-cell>
          <table:table-cell table:style-name="Default" office:value-type="float" office:value="0.340483" calcext:value-type="float">
            <text:p>0,340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10.nrrd</text:p>
          </table:table-cell>
          <table:table-cell table:style-name="ce2" table:formula="of:=[$'Set #1'.I1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1.nrrd</text:p>
          </table:table-cell>
          <table:table-cell table:style-name="ce2" table:formula="of:=[$'Set #1'.I112]" office:value-type="float" office:value="3.66666666666667" calcext:value-type="float">
            <text:p>3,67</text:p>
          </table:table-cell>
          <table:table-cell table:style-name="Default" office:value-type="float" office:value="0.375639" calcext:value-type="float">
            <text:p>0,375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2.nrrd</text:p>
          </table:table-cell>
          <table:table-cell table:style-name="ce2" table:formula="of:=[$'Set #1'.I113]" office:value-type="float" office:value="6.33333333333333" calcext:value-type="float">
            <text:p>6,33</text:p>
          </table:table-cell>
          <table:table-cell table:style-name="Default" office:value-type="float" office:value="0.540879" calcext:value-type="float">
            <text:p>0,540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3.nrrd</text:p>
          </table:table-cell>
          <table:table-cell table:style-name="ce2" table:formula="of:=[$'Set #1'.I114]" office:value-type="float" office:value="2.66666666666667" calcext:value-type="float">
            <text:p>2,67</text:p>
          </table:table-cell>
          <table:table-cell table:style-name="Default" office:value-type="float" office:value="0.320674" calcext:value-type="float">
            <text:p>0,320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4.nrrd</text:p>
          </table:table-cell>
          <table:table-cell table:style-name="ce2" table:formula="of:=[$'Set #1'.I115]" office:value-type="float" office:value="1.5" calcext:value-type="float">
            <text:p>1,50</text:p>
          </table:table-cell>
          <table:table-cell table:style-name="Default" office:value-type="float" office:value="0.338923" calcext:value-type="float">
            <text:p>0,338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5.nrrd</text:p>
          </table:table-cell>
          <table:table-cell table:style-name="ce2" table:formula="of:=[$'Set #1'.I116]" office:value-type="float" office:value="4.16666666666667" calcext:value-type="float">
            <text:p>4,17</text:p>
          </table:table-cell>
          <table:table-cell table:style-name="Default" office:value-type="float" office:value="0.379558" calcext:value-type="float">
            <text:p>0,379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6.nrrd</text:p>
          </table:table-cell>
          <table:table-cell table:style-name="ce2" table:formula="of:=[$'Set #1'.I117]" office:value-type="float" office:value="5.16666666666667" calcext:value-type="float">
            <text:p>5,17</text:p>
          </table:table-cell>
          <table:table-cell table:style-name="Default" office:value-type="float" office:value="0.425044" calcext:value-type="float">
            <text:p>0,425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7.nrrd</text:p>
          </table:table-cell>
          <table:table-cell table:style-name="ce2" table:formula="of:=[$'Set #1'.I118]" office:value-type="float" office:value="4" calcext:value-type="float">
            <text:p>4,00</text:p>
          </table:table-cell>
          <table:table-cell table:style-name="Default" office:value-type="float" office:value="0.379939" calcext:value-type="float">
            <text:p>0,379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8.nrrd</text:p>
          </table:table-cell>
          <table:table-cell table:style-name="ce2" table:formula="of:=[$'Set #1'.I119]" office:value-type="float" office:value="2.33333333333333" calcext:value-type="float">
            <text:p>2,33</text:p>
          </table:table-cell>
          <table:table-cell table:style-name="Default" office:value-type="float" office:value="0.460995" calcext:value-type="float">
            <text:p>0,460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9.nrrd</text:p>
          </table:table-cell>
          <table:table-cell table:style-name="ce2" table:formula="of:=[$'Set #1'.I120]" office:value-type="float" office:value="2.16666666666667" calcext:value-type="float">
            <text:p>2,17</text:p>
          </table:table-cell>
          <table:table-cell table:style-name="Default" office:value-type="float" office:value="0.318054" calcext:value-type="float">
            <text:p>0,318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10.nrrd</text:p>
          </table:table-cell>
          <table:table-cell table:style-name="ce2" table:formula="of:=[$'Set #1'.I121]" office:value-type="float" office:value="4.16666666666667" calcext:value-type="float">
            <text:p>4,17</text:p>
          </table:table-cell>
          <table:table-cell table:style-name="Default" office:value-type="float" office:value="0.354788" calcext:value-type="float">
            <text:p>0,354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1.nrrd</text:p>
          </table:table-cell>
          <table:table-cell table:style-name="ce2" table:formula="of:=[$'Set #1'.I122]" office:value-type="float" office:value="3.16666666666667" calcext:value-type="float">
            <text:p>3,17</text:p>
          </table:table-cell>
          <table:table-cell table:style-name="Default" office:value-type="float" office:value="0.496177" calcext:value-type="float">
            <text:p>0,496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2.nrrd</text:p>
          </table:table-cell>
          <table:table-cell table:style-name="ce2" table:formula="of:=[$'Set #1'.I123]" office:value-type="float" office:value="6.5" calcext:value-type="float">
            <text:p>6,50</text:p>
          </table:table-cell>
          <table:table-cell table:style-name="Default" office:value-type="float" office:value="0.446975" calcext:value-type="float">
            <text:p>0,446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3.nrrd</text:p>
          </table:table-cell>
          <table:table-cell table:style-name="ce2" table:formula="of:=[$'Set #1'.I124]" office:value-type="float" office:value="4.33333333333333" calcext:value-type="float">
            <text:p>4,33</text:p>
          </table:table-cell>
          <table:table-cell table:style-name="Default" office:value-type="float" office:value="0.269702" calcext:value-type="float">
            <text:p>0,269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4.nrrd</text:p>
          </table:table-cell>
          <table:table-cell table:style-name="ce2" table:formula="of:=[$'Set #1'.I125]" office:value-type="float" office:value="7.16666666666667" calcext:value-type="float">
            <text:p>7,17</text:p>
          </table:table-cell>
          <table:table-cell table:style-name="Default" office:value-type="float" office:value="0.359608" calcext:value-type="float">
            <text:p>0,359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5.nrrd</text:p>
          </table:table-cell>
          <table:table-cell table:style-name="ce2" table:formula="of:=[$'Set #1'.I126]" office:value-type="float" office:value="3.66666666666667" calcext:value-type="float">
            <text:p>3,67</text:p>
          </table:table-cell>
          <table:table-cell table:style-name="Default" office:value-type="float" office:value="0.149511" calcext:value-type="float">
            <text:p>0,149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6.nrrd</text:p>
          </table:table-cell>
          <table:table-cell table:style-name="ce2" table:formula="of:=[$'Set #1'.I127]" office:value-type="float" office:value="5.5" calcext:value-type="float">
            <text:p>5,50</text:p>
          </table:table-cell>
          <table:table-cell table:style-name="Default" office:value-type="float" office:value="0.331385" calcext:value-type="float">
            <text:p>0,331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7.nrrd</text:p>
          </table:table-cell>
          <table:table-cell table:style-name="ce2" table:formula="of:=[$'Set #1'.I128]" office:value-type="float" office:value="7.16666666666667" calcext:value-type="float">
            <text:p>7,17</text:p>
          </table:table-cell>
          <table:table-cell table:style-name="Default" office:value-type="float" office:value="0.509154" calcext:value-type="float">
            <text:p>0,509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8.nrrd</text:p>
          </table:table-cell>
          <table:table-cell table:style-name="ce2" table:formula="of:=[$'Set #1'.I129]" office:value-type="float" office:value="4.16666666666667" calcext:value-type="float">
            <text:p>4,17</text:p>
          </table:table-cell>
          <table:table-cell table:style-name="Default" office:value-type="float" office:value="0.444209" calcext:value-type="float">
            <text:p>0,444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9.nrrd</text:p>
          </table:table-cell>
          <table:table-cell table:style-name="ce2" table:formula="of:=[$'Set #1'.I130]" office:value-type="float" office:value="6" calcext:value-type="float">
            <text:p>6,00</text:p>
          </table:table-cell>
          <table:table-cell table:style-name="Default" office:value-type="float" office:value="0.375757" calcext:value-type="float">
            <text:p>0,375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10.nrrd</text:p>
          </table:table-cell>
          <table:table-cell table:style-name="ce2" table:formula="of:=[$'Set #1'.I131]" office:value-type="float" office:value="1.66666666666667" calcext:value-type="float">
            <text:p>1,67</text:p>
          </table:table-cell>
          <table:table-cell table:style-name="Default" office:value-type="float" office:value="0.348933" calcext:value-type="float">
            <text:p>0,348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1.nrrd</text:p>
          </table:table-cell>
          <table:table-cell table:style-name="ce2" table:formula="of:=[$'Set #1'.I132]" office:value-type="float" office:value="6.66666666666667" calcext:value-type="float">
            <text:p>6,67</text:p>
          </table:table-cell>
          <table:table-cell table:style-name="Default" office:value-type="float" office:value="0.282838" calcext:value-type="float">
            <text:p>0,282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2.nrrd</text:p>
          </table:table-cell>
          <table:table-cell table:style-name="ce2" table:formula="of:=[$'Set #1'.I133]" office:value-type="float" office:value="7.5" calcext:value-type="float">
            <text:p>7,50</text:p>
          </table:table-cell>
          <table:table-cell table:style-name="Default" office:value-type="float" office:value="0.406369" calcext:value-type="float">
            <text:p>0,406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3.nrrd</text:p>
          </table:table-cell>
          <table:table-cell table:style-name="ce2" table:formula="of:=[$'Set #1'.I134]" office:value-type="float" office:value="8.83333333333333" calcext:value-type="float">
            <text:p>8,83</text:p>
          </table:table-cell>
          <table:table-cell table:style-name="Default" office:value-type="float" office:value="0.388202" calcext:value-type="float">
            <text:p>0,388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4.nrrd</text:p>
          </table:table-cell>
          <table:table-cell table:style-name="ce2" table:formula="of:=[$'Set #1'.I135]" office:value-type="float" office:value="6.66666666666667" calcext:value-type="float">
            <text:p>6,67</text:p>
          </table:table-cell>
          <table:table-cell table:style-name="Default" office:value-type="float" office:value="0.285341" calcext:value-type="float">
            <text:p>0,2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5.nrrd</text:p>
          </table:table-cell>
          <table:table-cell table:style-name="ce2" table:formula="of:=[$'Set #1'.I136]" office:value-type="float" office:value="7.83333333333333" calcext:value-type="float">
            <text:p>7,83</text:p>
          </table:table-cell>
          <table:table-cell table:style-name="Default" office:value-type="float" office:value="0.393084" calcext:value-type="float">
            <text:p>0,393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6.nrrd</text:p>
          </table:table-cell>
          <table:table-cell table:style-name="ce2" table:formula="of:=[$'Set #1'.I137]" office:value-type="float" office:value="6.33333333333333" calcext:value-type="float">
            <text:p>6,33</text:p>
          </table:table-cell>
          <table:table-cell table:style-name="Default" office:value-type="float" office:value="0.333727" calcext:value-type="float">
            <text:p>0,333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7.nrrd</text:p>
          </table:table-cell>
          <table:table-cell table:style-name="ce2" table:formula="of:=[$'Set #1'.I138]" office:value-type="float" office:value="7.83333333333333" calcext:value-type="float">
            <text:p>7,83</text:p>
          </table:table-cell>
          <table:table-cell table:style-name="Default" office:value-type="float" office:value="0.358029" calcext:value-type="float">
            <text:p>0,358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8.nrrd</text:p>
          </table:table-cell>
          <table:table-cell table:style-name="ce2" table:formula="of:=[$'Set #1'.I139]" office:value-type="float" office:value="7.33333333333333" calcext:value-type="float">
            <text:p>7,33</text:p>
          </table:table-cell>
          <table:table-cell table:style-name="Default" office:value-type="float" office:value="0.348616" calcext:value-type="float">
            <text:p>0,348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9.nrrd</text:p>
          </table:table-cell>
          <table:table-cell table:style-name="ce2" table:formula="of:=[$'Set #1'.I140]" office:value-type="float" office:value="7.5" calcext:value-type="float">
            <text:p>7,50</text:p>
          </table:table-cell>
          <table:table-cell table:style-name="Default" office:value-type="float" office:value="0.403212" calcext:value-type="float">
            <text:p>0,40321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66__Fid=7_M10.nrrd</text:p>
          </table:table-cell>
          <table:table-cell table:style-name="ce2" table:formula="of:=[$'Set #1'.I141]" office:value-type="float" office:value="7.5" calcext:value-type="float">
            <text:p>7,50</text:p>
          </table:table-cell>
          <table:table-cell table:style-name="Default" office:value-type="float" office:value="0.389082" calcext:value-type="float">
            <text:p>0,389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1.nrrd</text:p>
          </table:table-cell>
          <table:table-cell table:style-name="ce2" table:formula="of:=[$'Set #1'.I142]" office:value-type="float" office:value="2.83333333333333" calcext:value-type="float">
            <text:p>2,83</text:p>
          </table:table-cell>
          <table:table-cell table:style-name="Default" office:value-type="float" office:value="0.297037" calcext:value-type="float">
            <text:p>0,297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2.nrrd</text:p>
          </table:table-cell>
          <table:table-cell table:style-name="ce2" table:formula="of:=[$'Set #1'.I143]" office:value-type="float" office:value="3.33333333333333" calcext:value-type="float">
            <text:p>3,33</text:p>
          </table:table-cell>
          <table:table-cell table:style-name="Default" office:value-type="float" office:value="0.380455" calcext:value-type="float">
            <text:p>0,380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3.nrrd</text:p>
          </table:table-cell>
          <table:table-cell table:style-name="ce2" table:formula="of:=[$'Set #1'.I144]" office:value-type="float" office:value="3" calcext:value-type="float">
            <text:p>3,00</text:p>
          </table:table-cell>
          <table:table-cell table:style-name="Default" office:value-type="float" office:value="0.33073" calcext:value-type="float">
            <text:p>0,33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4.nrrd</text:p>
          </table:table-cell>
          <table:table-cell table:style-name="ce2" table:formula="of:=[$'Set #1'.I145]" office:value-type="float" office:value="4.83333333333333" calcext:value-type="float">
            <text:p>4,83</text:p>
          </table:table-cell>
          <table:table-cell table:style-name="Default" office:value-type="float" office:value="0.525108" calcext:value-type="float">
            <text:p>0,525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5.nrrd</text:p>
          </table:table-cell>
          <table:table-cell table:style-name="ce2" table:formula="of:=[$'Set #1'.I146]" office:value-type="float" office:value="6.5" calcext:value-type="float">
            <text:p>6,50</text:p>
          </table:table-cell>
          <table:table-cell table:style-name="Default" office:value-type="float" office:value="0.451587" calcext:value-type="float">
            <text:p>0,451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6.nrrd</text:p>
          </table:table-cell>
          <table:table-cell table:style-name="ce2" table:formula="of:=[$'Set #1'.I147]" office:value-type="float" office:value="5.5" calcext:value-type="float">
            <text:p>5,50</text:p>
          </table:table-cell>
          <table:table-cell table:style-name="Default" office:value-type="float" office:value="0.497138" calcext:value-type="float">
            <text:p>0,497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7.nrrd</text:p>
          </table:table-cell>
          <table:table-cell table:style-name="ce2" table:formula="of:=[$'Set #1'.I148]" office:value-type="float" office:value="4.33333333333333" calcext:value-type="float">
            <text:p>4,33</text:p>
          </table:table-cell>
          <table:table-cell table:style-name="Default" office:value-type="float" office:value="0.338305" calcext:value-type="float">
            <text:p>0,338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8.nrrd</text:p>
          </table:table-cell>
          <table:table-cell table:style-name="ce2" table:formula="of:=[$'Set #1'.I149]" office:value-type="float" office:value="3" calcext:value-type="float">
            <text:p>3,00</text:p>
          </table:table-cell>
          <table:table-cell table:style-name="Default" office:value-type="float" office:value="0.296963" calcext:value-type="float">
            <text:p>0,296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9.nrrd</text:p>
          </table:table-cell>
          <table:table-cell table:style-name="ce2" table:formula="of:=[$'Set #1'.I150]" office:value-type="float" office:value="4.5" calcext:value-type="float">
            <text:p>4,50</text:p>
          </table:table-cell>
          <table:table-cell table:style-name="Default" office:value-type="float" office:value="0.499111" calcext:value-type="float">
            <text:p>0,499111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6__Fid=1_M10.nrrd</text:p>
          </table:table-cell>
          <table:table-cell table:style-name="ce9" table:formula="of:=[$'Set #1'.I151]" office:value-type="float" office:value="3.83333333333333" calcext:value-type="float">
            <text:p>3,83</text:p>
          </table:table-cell>
          <table:table-cell table:style-name="ce8" office:value-type="float" office:value="0.281029" calcext:value-type="float">
            <text:p>0,281029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106__Fid=7_M01.nrrd</text:p>
          </table:table-cell>
          <table:table-cell table:style-name="ce2" table:formula="of:=[$'Set #2'.I2]" office:value-type="float" office:value="6.6" calcext:value-type="float">
            <text:p>6,60</text:p>
          </table:table-cell>
          <table:table-cell table:style-name="Default" office:value-type="float" office:value="0.299975" calcext:value-type="float">
            <text:p>0,299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2.nrrd</text:p>
          </table:table-cell>
          <table:table-cell table:style-name="ce2" table:formula="of:=[$'Set #2'.I3]" office:value-type="float" office:value="7.8" calcext:value-type="float">
            <text:p>7,80</text:p>
          </table:table-cell>
          <table:table-cell table:style-name="Default" office:value-type="float" office:value="0.463674" calcext:value-type="float">
            <text:p>0,463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3.nrrd</text:p>
          </table:table-cell>
          <table:table-cell table:style-name="ce2" table:formula="of:=[$'Set #2'.I4]" office:value-type="float" office:value="7" calcext:value-type="float">
            <text:p>7,00</text:p>
          </table:table-cell>
          <table:table-cell table:style-name="Default" office:value-type="float" office:value="0.315244" calcext:value-type="float">
            <text:p>0,315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4.nrrd</text:p>
          </table:table-cell>
          <table:table-cell table:style-name="ce2" table:formula="of:=[$'Set #2'.I5]" office:value-type="float" office:value="8" calcext:value-type="float">
            <text:p>8,00</text:p>
          </table:table-cell>
          <table:table-cell table:style-name="Default" office:value-type="float" office:value="0.428408" calcext:value-type="float">
            <text:p>0,428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5.nrrd</text:p>
          </table:table-cell>
          <table:table-cell table:style-name="ce2" table:formula="of:=[$'Set #2'.I6]" office:value-type="float" office:value="6.4" calcext:value-type="float">
            <text:p>6,40</text:p>
          </table:table-cell>
          <table:table-cell table:style-name="Default" office:value-type="float" office:value="0.31206" calcext:value-type="float">
            <text:p>0,3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6.nrrd</text:p>
          </table:table-cell>
          <table:table-cell table:style-name="ce2" table:formula="of:=[$'Set #2'.I7]" office:value-type="float" office:value="7.4" calcext:value-type="float">
            <text:p>7,40</text:p>
          </table:table-cell>
          <table:table-cell table:style-name="Default" office:value-type="float" office:value="0.41866" calcext:value-type="float">
            <text:p>0,41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7.nrrd</text:p>
          </table:table-cell>
          <table:table-cell table:style-name="ce2" table:formula="of:=[$'Set #2'.I8]" office:value-type="float" office:value="6.2" calcext:value-type="float">
            <text:p>6,20</text:p>
          </table:table-cell>
          <table:table-cell table:style-name="Default" office:value-type="float" office:value="0.389338" calcext:value-type="float">
            <text:p>0,389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8.nrrd</text:p>
          </table:table-cell>
          <table:table-cell table:style-name="ce2" table:formula="of:=[$'Set #2'.I9]" office:value-type="float" office:value="3.8" calcext:value-type="float">
            <text:p>3,80</text:p>
          </table:table-cell>
          <table:table-cell table:style-name="Default" office:value-type="float" office:value="0.295268" calcext:value-type="float">
            <text:p>0,29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9.nrrd</text:p>
          </table:table-cell>
          <table:table-cell table:style-name="ce2" table:formula="of:=[$'Set #2'.I10]" office:value-type="float" office:value="7.4" calcext:value-type="float">
            <text:p>7,40</text:p>
          </table:table-cell>
          <table:table-cell table:style-name="Default" office:value-type="float" office:value="0.445212" calcext:value-type="float">
            <text:p>0,445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10.nrrd</text:p>
          </table:table-cell>
          <table:table-cell table:style-name="ce2" table:formula="of:=[$'Set #2'.I11]" office:value-type="float" office:value="3" calcext:value-type="float">
            <text:p>3,00</text:p>
          </table:table-cell>
          <table:table-cell table:style-name="Default" office:value-type="float" office:value="0.242249" calcext:value-type="float">
            <text:p>0,242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1.nrrd</text:p>
          </table:table-cell>
          <table:table-cell table:style-name="ce2" table:formula="of:=[$'Set #2'.I12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2.nrrd</text:p>
          </table:table-cell>
          <table:table-cell table:style-name="ce2" table:formula="of:=[$'Set #2'.I13]" office:value-type="float" office:value="4" calcext:value-type="float">
            <text:p>4,00</text:p>
          </table:table-cell>
          <table:table-cell table:style-name="Default" office:value-type="float" office:value="0.501678" calcext:value-type="float">
            <text:p>0,501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3.nrrd</text:p>
          </table:table-cell>
          <table:table-cell table:style-name="ce2" table:formula="of:=[$'Set #2'.I14]" office:value-type="float" office:value="2" calcext:value-type="float">
            <text:p>2,00</text:p>
          </table:table-cell>
          <table:table-cell table:style-name="Default" office:value-type="float" office:value="0.39143" calcext:value-type="float">
            <text:p>0,39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4.nrrd</text:p>
          </table:table-cell>
          <table:table-cell table:style-name="ce2" table:formula="of:=[$'Set #2'.I15]" office:value-type="float" office:value="3.2" calcext:value-type="float">
            <text:p>3,20</text:p>
          </table:table-cell>
          <table:table-cell table:style-name="Default" office:value-type="float" office:value="0.496366" calcext:value-type="float">
            <text:p>0,496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5.nrrd</text:p>
          </table:table-cell>
          <table:table-cell table:style-name="ce2" table:formula="of:=[$'Set #2'.I16]" office:value-type="float" office:value="5.4" calcext:value-type="float">
            <text:p>5,40</text:p>
          </table:table-cell>
          <table:table-cell table:style-name="Default" office:value-type="float" office:value="0.476731" calcext:value-type="float">
            <text:p>0,476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6.nrrd</text:p>
          </table:table-cell>
          <table:table-cell table:style-name="ce2" table:formula="of:=[$'Set #2'.I17]" office:value-type="float" office:value="5.4" calcext:value-type="float">
            <text:p>5,40</text:p>
          </table:table-cell>
          <table:table-cell table:style-name="Default" office:value-type="float" office:value="0.462077" calcext:value-type="float">
            <text:p>0,462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7.nrrd</text:p>
          </table:table-cell>
          <table:table-cell table:style-name="ce2" table:formula="of:=[$'Set #2'.I18]" office:value-type="float" office:value="2" calcext:value-type="float">
            <text:p>2,00</text:p>
          </table:table-cell>
          <table:table-cell table:style-name="Default" office:value-type="float" office:value="0.34665" calcext:value-type="float">
            <text:p>0,34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8.nrrd</text:p>
          </table:table-cell>
          <table:table-cell table:style-name="ce2" table:formula="of:=[$'Set #2'.I19]" office:value-type="float" office:value="1.8" calcext:value-type="float">
            <text:p>1,80</text:p>
          </table:table-cell>
          <table:table-cell table:style-name="Default" office:value-type="float" office:value="0.340738" calcext:value-type="float">
            <text:p>0,340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9.nrrd</text:p>
          </table:table-cell>
          <table:table-cell table:style-name="ce2" table:formula="of:=[$'Set #2'.I20]" office:value-type="float" office:value="1.4" calcext:value-type="float">
            <text:p>1,40</text:p>
          </table:table-cell>
          <table:table-cell table:style-name="Default" office:value-type="float" office:value="0.315268" calcext:value-type="float">
            <text:p>0,31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10.nrrd</text:p>
          </table:table-cell>
          <table:table-cell table:style-name="ce2" table:formula="of:=[$'Set #2'.I21]" office:value-type="float" office:value="1" calcext:value-type="float">
            <text:p>1,00</text:p>
          </table:table-cell>
          <table:table-cell table:style-name="Default" office:value-type="float" office:value="0.182526" calcext:value-type="float">
            <text:p>0,182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1.nrrd</text:p>
          </table:table-cell>
          <table:table-cell table:style-name="ce2" table:formula="of:=[$'Set #2'.I22]" office:value-type="float" office:value="3.6" calcext:value-type="float">
            <text:p>3,60</text:p>
          </table:table-cell>
          <table:table-cell table:style-name="Default" office:value-type="float" office:value="0.337397" calcext:value-type="float">
            <text:p>0,337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2.nrrd</text:p>
          </table:table-cell>
          <table:table-cell table:style-name="ce2" table:formula="of:=[$'Set #2'.I23]" office:value-type="float" office:value="4.4" calcext:value-type="float">
            <text:p>4,40</text:p>
          </table:table-cell>
          <table:table-cell table:style-name="Default" office:value-type="float" office:value="0.363166" calcext:value-type="float">
            <text:p>0,36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3.nrrd</text:p>
          </table:table-cell>
          <table:table-cell table:style-name="ce2" table:formula="of:=[$'Set #2'.I24]" office:value-type="float" office:value="7.2" calcext:value-type="float">
            <text:p>7,20</text:p>
          </table:table-cell>
          <table:table-cell table:style-name="Default" office:value-type="float" office:value="0.430222" calcext:value-type="float">
            <text:p>0,430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4.nrrd</text:p>
          </table:table-cell>
          <table:table-cell table:style-name="ce2" table:formula="of:=[$'Set #2'.I25]" office:value-type="float" office:value="7" calcext:value-type="float">
            <text:p>7,00</text:p>
          </table:table-cell>
          <table:table-cell table:style-name="Default" office:value-type="float" office:value="0.401597" calcext:value-type="float">
            <text:p>0,401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5.nrrd</text:p>
          </table:table-cell>
          <table:table-cell table:style-name="ce2" table:formula="of:=[$'Set #2'.I26]" office:value-type="float" office:value="5.6" calcext:value-type="float">
            <text:p>5,60</text:p>
          </table:table-cell>
          <table:table-cell table:style-name="Default" office:value-type="float" office:value="0.40367" calcext:value-type="float">
            <text:p>0,40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6.nrrd</text:p>
          </table:table-cell>
          <table:table-cell table:style-name="ce2" table:formula="of:=[$'Set #2'.I27]" office:value-type="float" office:value="6.4" calcext:value-type="float">
            <text:p>6,40</text:p>
          </table:table-cell>
          <table:table-cell table:style-name="Default" office:value-type="float" office:value="0.484037" calcext:value-type="float">
            <text:p>0,484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7.nrrd</text:p>
          </table:table-cell>
          <table:table-cell table:style-name="ce2" table:formula="of:=[$'Set #2'.I28]" office:value-type="float" office:value="7.4" calcext:value-type="float">
            <text:p>7,40</text:p>
          </table:table-cell>
          <table:table-cell table:style-name="Default" office:value-type="float" office:value="0.497579" calcext:value-type="float">
            <text:p>0,497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8.nrrd</text:p>
          </table:table-cell>
          <table:table-cell table:style-name="ce2" table:formula="of:=[$'Set #2'.I29]" office:value-type="float" office:value="3.4" calcext:value-type="float">
            <text:p>3,40</text:p>
          </table:table-cell>
          <table:table-cell table:style-name="Default" office:value-type="float" office:value="0.257943" calcext:value-type="float">
            <text:p>0,257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9.nrrd</text:p>
          </table:table-cell>
          <table:table-cell table:style-name="ce2" table:formula="of:=[$'Set #2'.I30]" office:value-type="float" office:value="6.4" calcext:value-type="float">
            <text:p>6,40</text:p>
          </table:table-cell>
          <table:table-cell table:style-name="Default" office:value-type="float" office:value="0.453113" calcext:value-type="float">
            <text:p>0,453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10.nrrd</text:p>
          </table:table-cell>
          <table:table-cell table:style-name="ce2" table:formula="of:=[$'Set #2'.I31]" office:value-type="float" office:value="5.6" calcext:value-type="float">
            <text:p>5,60</text:p>
          </table:table-cell>
          <table:table-cell table:style-name="Default" office:value-type="float" office:value="0.426215" calcext:value-type="float">
            <text:p>0,426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1.nrrd</text:p>
          </table:table-cell>
          <table:table-cell table:style-name="ce2" table:formula="of:=[$'Set #2'.I32]" office:value-type="float" office:value="2.4" calcext:value-type="float">
            <text:p>2,40</text:p>
          </table:table-cell>
          <table:table-cell table:style-name="Default" office:value-type="float" office:value="0.24114" calcext:value-type="float">
            <text:p>0,24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2.nrrd</text:p>
          </table:table-cell>
          <table:table-cell table:style-name="ce2" table:formula="of:=[$'Set #2'.I33]" office:value-type="float" office:value="5" calcext:value-type="float">
            <text:p>5,00</text:p>
          </table:table-cell>
          <table:table-cell table:style-name="Default" office:value-type="float" office:value="0.360479" calcext:value-type="float">
            <text:p>0,360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3.nrrd</text:p>
          </table:table-cell>
          <table:table-cell table:style-name="ce2" table:formula="of:=[$'Set #2'.I34]" office:value-type="float" office:value="6.6" calcext:value-type="float">
            <text:p>6,60</text:p>
          </table:table-cell>
          <table:table-cell table:style-name="Default" office:value-type="float" office:value="0.606793" calcext:value-type="float">
            <text:p>0,606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4.nrrd</text:p>
          </table:table-cell>
          <table:table-cell table:style-name="ce2" table:formula="of:=[$'Set #2'.I35]" office:value-type="float" office:value="5" calcext:value-type="float">
            <text:p>5,00</text:p>
          </table:table-cell>
          <table:table-cell table:style-name="Default" office:value-type="float" office:value="0.409615" calcext:value-type="float">
            <text:p>0,409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5.nrrd</text:p>
          </table:table-cell>
          <table:table-cell table:style-name="ce2" table:formula="of:=[$'Set #2'.I36]" office:value-type="float" office:value="6.8" calcext:value-type="float">
            <text:p>6,80</text:p>
          </table:table-cell>
          <table:table-cell table:style-name="Default" office:value-type="float" office:value="0.459254" calcext:value-type="float">
            <text:p>0,459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6.nrrd</text:p>
          </table:table-cell>
          <table:table-cell table:style-name="ce2" table:formula="of:=[$'Set #2'.I37]" office:value-type="float" office:value="6.8" calcext:value-type="float">
            <text:p>6,80</text:p>
          </table:table-cell>
          <table:table-cell table:style-name="Default" office:value-type="float" office:value="0.479552" calcext:value-type="float">
            <text:p>0,479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7.nrrd</text:p>
          </table:table-cell>
          <table:table-cell table:style-name="ce2" table:formula="of:=[$'Set #2'.I38]" office:value-type="float" office:value="4" calcext:value-type="float">
            <text:p>4,00</text:p>
          </table:table-cell>
          <table:table-cell table:style-name="Default" office:value-type="float" office:value="0.508908" calcext:value-type="float">
            <text:p>0,50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8.nrrd</text:p>
          </table:table-cell>
          <table:table-cell table:style-name="ce2" table:formula="of:=[$'Set #2'.I39]" office:value-type="float" office:value="4.4" calcext:value-type="float">
            <text:p>4,40</text:p>
          </table:table-cell>
          <table:table-cell table:style-name="Default" office:value-type="float" office:value="0.52724" calcext:value-type="float">
            <text:p>0,52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9.nrrd</text:p>
          </table:table-cell>
          <table:table-cell table:style-name="ce2" table:formula="of:=[$'Set #2'.I40]" office:value-type="float" office:value="4.6" calcext:value-type="float">
            <text:p>4,60</text:p>
          </table:table-cell>
          <table:table-cell table:style-name="Default" office:value-type="float" office:value="0.420451" calcext:value-type="float">
            <text:p>0,42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10.nrrd</text:p>
          </table:table-cell>
          <table:table-cell table:style-name="ce2" table:formula="of:=[$'Set #2'.I41]" office:value-type="float" office:value="6.8" calcext:value-type="float">
            <text:p>6,80</text:p>
          </table:table-cell>
          <table:table-cell table:style-name="Default" office:value-type="float" office:value="0.50842" calcext:value-type="float">
            <text:p>0,50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1.nrrd</text:p>
          </table:table-cell>
          <table:table-cell table:style-name="ce2" table:formula="of:=[$'Set #2'.I42]" office:value-type="float" office:value="4.2" calcext:value-type="float">
            <text:p>4,20</text:p>
          </table:table-cell>
          <table:table-cell table:style-name="Default" office:value-type="float" office:value="0.384157" calcext:value-type="float">
            <text:p>0,384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2.nrrd</text:p>
          </table:table-cell>
          <table:table-cell table:style-name="ce2" table:formula="of:=[$'Set #2'.I43]" office:value-type="float" office:value="5" calcext:value-type="float">
            <text:p>5,00</text:p>
          </table:table-cell>
          <table:table-cell table:style-name="Default" office:value-type="float" office:value="0.383969" calcext:value-type="float">
            <text:p>0,383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3.nrrd</text:p>
          </table:table-cell>
          <table:table-cell table:style-name="ce2" table:formula="of:=[$'Set #2'.I44]" office:value-type="float" office:value="1.8" calcext:value-type="float">
            <text:p>1,80</text:p>
          </table:table-cell>
          <table:table-cell table:style-name="Default" office:value-type="float" office:value="0.275062" calcext:value-type="float">
            <text:p>0,275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4.nrrd</text:p>
          </table:table-cell>
          <table:table-cell table:style-name="ce2" table:formula="of:=[$'Set #2'.I45]" office:value-type="float" office:value="1.2" calcext:value-type="float">
            <text:p>1,20</text:p>
          </table:table-cell>
          <table:table-cell table:style-name="Default" office:value-type="float" office:value="0.266703" calcext:value-type="float">
            <text:p>0,266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5.nrrd</text:p>
          </table:table-cell>
          <table:table-cell table:style-name="ce2" table:formula="of:=[$'Set #2'.I46]" office:value-type="float" office:value="5" calcext:value-type="float">
            <text:p>5,00</text:p>
          </table:table-cell>
          <table:table-cell table:style-name="Default" office:value-type="float" office:value="0.391402" calcext:value-type="float">
            <text:p>0,391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6.nrrd</text:p>
          </table:table-cell>
          <table:table-cell table:style-name="ce2" table:formula="of:=[$'Set #2'.I47]" office:value-type="float" office:value="5" calcext:value-type="float">
            <text:p>5,00</text:p>
          </table:table-cell>
          <table:table-cell table:style-name="Default" office:value-type="float" office:value="0.417057" calcext:value-type="float">
            <text:p>0,417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7.nrrd</text:p>
          </table:table-cell>
          <table:table-cell table:style-name="ce2" table:formula="of:=[$'Set #2'.I48]" office:value-type="float" office:value="1.8" calcext:value-type="float">
            <text:p>1,80</text:p>
          </table:table-cell>
          <table:table-cell table:style-name="Default" office:value-type="float" office:value="0.280588" calcext:value-type="float">
            <text:p>0,28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8.nrrd</text:p>
          </table:table-cell>
          <table:table-cell table:style-name="ce2" table:formula="of:=[$'Set #2'.I49]" office:value-type="float" office:value="2.6" calcext:value-type="float">
            <text:p>2,60</text:p>
          </table:table-cell>
          <table:table-cell table:style-name="Default" office:value-type="float" office:value="0.265099" calcext:value-type="float">
            <text:p>0,265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9.nrrd</text:p>
          </table:table-cell>
          <table:table-cell table:style-name="ce2" table:formula="of:=[$'Set #2'.I50]" office:value-type="float" office:value="1.8" calcext:value-type="float">
            <text:p>1,80</text:p>
          </table:table-cell>
          <table:table-cell table:style-name="Default" office:value-type="float" office:value="0.259755" calcext:value-type="float">
            <text:p>0,25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10.nrrd</text:p>
          </table:table-cell>
          <table:table-cell table:style-name="ce2" table:formula="of:=[$'Set #2'.I51]" office:value-type="float" office:value="5" calcext:value-type="float">
            <text:p>5,00</text:p>
          </table:table-cell>
          <table:table-cell table:style-name="Default" office:value-type="float" office:value="0.315859" calcext:value-type="float">
            <text:p>0,315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1.nrrd</text:p>
          </table:table-cell>
          <table:table-cell table:style-name="ce2" table:formula="of:=[$'Set #2'.I52]" office:value-type="float" office:value="7.8" calcext:value-type="float">
            <text:p>7,80</text:p>
          </table:table-cell>
          <table:table-cell table:style-name="Default" office:value-type="float" office:value="0.333344" calcext:value-type="float">
            <text:p>0,333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2.nrrd</text:p>
          </table:table-cell>
          <table:table-cell table:style-name="ce2" table:formula="of:=[$'Set #2'.I53]" office:value-type="float" office:value="1.4" calcext:value-type="float">
            <text:p>1,40</text:p>
          </table:table-cell>
          <table:table-cell table:style-name="Default" office:value-type="float" office:value="0.247511" calcext:value-type="float">
            <text:p>0,247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3.nrrd</text:p>
          </table:table-cell>
          <table:table-cell table:style-name="ce2" table:formula="of:=[$'Set #2'.I54]" office:value-type="float" office:value="1.4" calcext:value-type="float">
            <text:p>1,40</text:p>
          </table:table-cell>
          <table:table-cell table:style-name="Default" office:value-type="float" office:value="0.178907" calcext:value-type="float">
            <text:p>0,178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4.nrrd</text:p>
          </table:table-cell>
          <table:table-cell table:style-name="ce2" table:formula="of:=[$'Set #2'.I55]" office:value-type="float" office:value="8.8" calcext:value-type="float">
            <text:p>8,80</text:p>
          </table:table-cell>
          <table:table-cell table:style-name="Default" office:value-type="float" office:value="0.318854" calcext:value-type="float">
            <text:p>0,318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5.nrrd</text:p>
          </table:table-cell>
          <table:table-cell table:style-name="ce2" table:formula="of:=[$'Set #2'.I56]" office:value-type="float" office:value="5" calcext:value-type="float">
            <text:p>5,00</text:p>
          </table:table-cell>
          <table:table-cell table:style-name="Default" office:value-type="float" office:value="0.261372" calcext:value-type="float">
            <text:p>0,261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6.nrrd</text:p>
          </table:table-cell>
          <table:table-cell table:style-name="ce2" table:formula="of:=[$'Set #2'.I57]" office:value-type="float" office:value="6" calcext:value-type="float">
            <text:p>6,00</text:p>
          </table:table-cell>
          <table:table-cell table:style-name="Default" office:value-type="float" office:value="0.397" calcext:value-type="float">
            <text:p>0,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7.nrrd</text:p>
          </table:table-cell>
          <table:table-cell table:style-name="ce2" table:formula="of:=[$'Set #2'.I58]" office:value-type="float" office:value="9" calcext:value-type="float">
            <text:p>9,00</text:p>
          </table:table-cell>
          <table:table-cell table:style-name="Default" office:value-type="float" office:value="0.424912" calcext:value-type="float">
            <text:p>0,424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8.nrrd</text:p>
          </table:table-cell>
          <table:table-cell table:style-name="ce2" table:formula="of:=[$'Set #2'.I59]" office:value-type="float" office:value="2.8" calcext:value-type="float">
            <text:p>2,80</text:p>
          </table:table-cell>
          <table:table-cell table:style-name="Default" office:value-type="float" office:value="0.271306" calcext:value-type="float">
            <text:p>0,271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9.nrrd</text:p>
          </table:table-cell>
          <table:table-cell table:style-name="ce2" table:formula="of:=[$'Set #2'.I60]" office:value-type="float" office:value="6.2" calcext:value-type="float">
            <text:p>6,20</text:p>
          </table:table-cell>
          <table:table-cell table:style-name="Default" office:value-type="float" office:value="0.342278" calcext:value-type="float">
            <text:p>0,342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10.nrrd</text:p>
          </table:table-cell>
          <table:table-cell table:style-name="ce2" table:formula="of:=[$'Set #2'.I61]" office:value-type="float" office:value="1.6" calcext:value-type="float">
            <text:p>1,60</text:p>
          </table:table-cell>
          <table:table-cell table:style-name="Default" office:value-type="float" office:value="0.202397" calcext:value-type="float">
            <text:p>0,202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1.nrrd</text:p>
          </table:table-cell>
          <table:table-cell table:style-name="ce2" table:formula="of:=[$'Set #2'.I62]" office:value-type="float" office:value="3" calcext:value-type="float">
            <text:p>3,00</text:p>
          </table:table-cell>
          <table:table-cell table:style-name="Default" office:value-type="float" office:value="0.274969" calcext:value-type="float">
            <text:p>0,274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2.nrrd</text:p>
          </table:table-cell>
          <table:table-cell table:style-name="ce2" table:formula="of:=[$'Set #2'.I63]" office:value-type="float" office:value="2" calcext:value-type="float">
            <text:p>2,00</text:p>
          </table:table-cell>
          <table:table-cell table:style-name="Default" office:value-type="float" office:value="0.302422" calcext:value-type="float">
            <text:p>0,302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3.nrrd</text:p>
          </table:table-cell>
          <table:table-cell table:style-name="ce2" table:formula="of:=[$'Set #2'.I64]" office:value-type="float" office:value="4.2" calcext:value-type="float">
            <text:p>4,20</text:p>
          </table:table-cell>
          <table:table-cell table:style-name="Default" office:value-type="float" office:value="0.281954" calcext:value-type="float">
            <text:p>0,281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4.nrrd</text:p>
          </table:table-cell>
          <table:table-cell table:style-name="ce2" table:formula="of:=[$'Set #2'.I65]" office:value-type="float" office:value="3.2" calcext:value-type="float">
            <text:p>3,20</text:p>
          </table:table-cell>
          <table:table-cell table:style-name="Default" office:value-type="float" office:value="0.354704" calcext:value-type="float">
            <text:p>0,354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5.nrrd</text:p>
          </table:table-cell>
          <table:table-cell table:style-name="ce2" table:formula="of:=[$'Set #2'.I66]" office:value-type="float" office:value="3.8" calcext:value-type="float">
            <text:p>3,80</text:p>
          </table:table-cell>
          <table:table-cell table:style-name="Default" office:value-type="float" office:value="0.285991" calcext:value-type="float">
            <text:p>0,285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6.nrrd</text:p>
          </table:table-cell>
          <table:table-cell table:style-name="ce2" table:formula="of:=[$'Set #2'.I67]" office:value-type="float" office:value="5.2" calcext:value-type="float">
            <text:p>5,20</text:p>
          </table:table-cell>
          <table:table-cell table:style-name="Default" office:value-type="float" office:value="0.500291" calcext:value-type="float">
            <text:p>0,500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7.nrrd</text:p>
          </table:table-cell>
          <table:table-cell table:style-name="ce2" table:formula="of:=[$'Set #2'.I68]" office:value-type="float" office:value="7.2" calcext:value-type="float">
            <text:p>7,20</text:p>
          </table:table-cell>
          <table:table-cell table:style-name="Default" office:value-type="float" office:value="0.560741" calcext:value-type="float">
            <text:p>0,560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8.nrrd</text:p>
          </table:table-cell>
          <table:table-cell table:style-name="ce2" table:formula="of:=[$'Set #2'.I69]" office:value-type="float" office:value="2" calcext:value-type="float">
            <text:p>2,00</text:p>
          </table:table-cell>
          <table:table-cell table:style-name="Default" office:value-type="float" office:value="0.354951" calcext:value-type="float">
            <text:p>0,35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9.nrrd</text:p>
          </table:table-cell>
          <table:table-cell table:style-name="ce2" table:formula="of:=[$'Set #2'.I70]" office:value-type="float" office:value="5.6" calcext:value-type="float">
            <text:p>5,60</text:p>
          </table:table-cell>
          <table:table-cell table:style-name="Default" office:value-type="float" office:value="0.457212" calcext:value-type="float">
            <text:p>0,457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10.nrrd</text:p>
          </table:table-cell>
          <table:table-cell table:style-name="ce2" table:formula="of:=[$'Set #2'.I71]" office:value-type="float" office:value="6" calcext:value-type="float">
            <text:p>6,00</text:p>
          </table:table-cell>
          <table:table-cell table:style-name="Default" office:value-type="float" office:value="0.376339" calcext:value-type="float">
            <text:p>0,376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1.nrrd</text:p>
          </table:table-cell>
          <table:table-cell table:style-name="ce2" table:formula="of:=[$'Set #2'.I72]" office:value-type="float" office:value="7" calcext:value-type="float">
            <text:p>7,00</text:p>
          </table:table-cell>
          <table:table-cell table:style-name="Default" office:value-type="float" office:value="0.554108" calcext:value-type="float">
            <text:p>0,554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2.nrrd</text:p>
          </table:table-cell>
          <table:table-cell table:style-name="ce2" table:formula="of:=[$'Set #2'.I73]" office:value-type="float" office:value="7.4" calcext:value-type="float">
            <text:p>7,40</text:p>
          </table:table-cell>
          <table:table-cell table:style-name="Default" office:value-type="float" office:value="0.416565" calcext:value-type="float">
            <text:p>0,416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3.nrrd</text:p>
          </table:table-cell>
          <table:table-cell table:style-name="ce2" table:formula="of:=[$'Set #2'.I74]" office:value-type="float" office:value="7.4" calcext:value-type="float">
            <text:p>7,40</text:p>
          </table:table-cell>
          <table:table-cell table:style-name="Default" office:value-type="float" office:value="0.284863" calcext:value-type="float">
            <text:p>0,284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4.nrrd</text:p>
          </table:table-cell>
          <table:table-cell table:style-name="ce2" table:formula="of:=[$'Set #2'.I75]" office:value-type="float" office:value="5.4" calcext:value-type="float">
            <text:p>5,40</text:p>
          </table:table-cell>
          <table:table-cell table:style-name="Default" office:value-type="float" office:value="0.308975" calcext:value-type="float">
            <text:p>0,30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5.nrrd</text:p>
          </table:table-cell>
          <table:table-cell table:style-name="ce2" table:formula="of:=[$'Set #2'.I76]" office:value-type="float" office:value="8.8" calcext:value-type="float">
            <text:p>8,80</text:p>
          </table:table-cell>
          <table:table-cell table:style-name="Default" office:value-type="float" office:value="0.534477" calcext:value-type="float">
            <text:p>0,534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6.nrrd</text:p>
          </table:table-cell>
          <table:table-cell table:style-name="ce2" table:formula="of:=[$'Set #2'.I77]" office:value-type="float" office:value="2.8" calcext:value-type="float">
            <text:p>2,80</text:p>
          </table:table-cell>
          <table:table-cell table:style-name="Default" office:value-type="float" office:value="0.474125" calcext:value-type="float">
            <text:p>0,474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7.nrrd</text:p>
          </table:table-cell>
          <table:table-cell table:style-name="ce2" table:formula="of:=[$'Set #2'.I78]" office:value-type="float" office:value="3.4" calcext:value-type="float">
            <text:p>3,40</text:p>
          </table:table-cell>
          <table:table-cell table:style-name="Default" office:value-type="float" office:value="0.35851" calcext:value-type="float">
            <text:p>0,35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8.nrrd</text:p>
          </table:table-cell>
          <table:table-cell table:style-name="ce2" table:formula="of:=[$'Set #2'.I79]" office:value-type="float" office:value="8.8" calcext:value-type="float">
            <text:p>8,80</text:p>
          </table:table-cell>
          <table:table-cell table:style-name="Default" office:value-type="float" office:value="0.568125" calcext:value-type="float">
            <text:p>0,56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9.nrrd</text:p>
          </table:table-cell>
          <table:table-cell table:style-name="ce2" table:formula="of:=[$'Set #2'.I80]" office:value-type="float" office:value="9" calcext:value-type="float">
            <text:p>9,00</text:p>
          </table:table-cell>
          <table:table-cell table:style-name="Default" office:value-type="float" office:value="0.584072" calcext:value-type="float">
            <text:p>0,58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10.nrrd</text:p>
          </table:table-cell>
          <table:table-cell table:style-name="ce2" table:formula="of:=[$'Set #2'.I81]" office:value-type="float" office:value="6" calcext:value-type="float">
            <text:p>6,00</text:p>
          </table:table-cell>
          <table:table-cell table:style-name="Default" office:value-type="float" office:value="0.456672" calcext:value-type="float">
            <text:p>0,456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1.nrrd</text:p>
          </table:table-cell>
          <table:table-cell table:style-name="ce2" table:formula="of:=[$'Set #2'.I82]" office:value-type="float" office:value="6.2" calcext:value-type="float">
            <text:p>6,20</text:p>
          </table:table-cell>
          <table:table-cell table:style-name="Default" office:value-type="float" office:value="0.374781" calcext:value-type="float">
            <text:p>0,374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2.nrrd</text:p>
          </table:table-cell>
          <table:table-cell table:style-name="ce2" table:formula="of:=[$'Set #2'.I83]" office:value-type="float" office:value="9.2" calcext:value-type="float">
            <text:p>9,20</text:p>
          </table:table-cell>
          <table:table-cell table:style-name="Default" office:value-type="float" office:value="0.524979" calcext:value-type="float">
            <text:p>0,524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3.nrrd</text:p>
          </table:table-cell>
          <table:table-cell table:style-name="ce2" table:formula="of:=[$'Set #2'.I84]" office:value-type="float" office:value="6.6" calcext:value-type="float">
            <text:p>6,60</text:p>
          </table:table-cell>
          <table:table-cell table:style-name="Default" office:value-type="float" office:value="0.537644" calcext:value-type="float">
            <text:p>0,53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4.nrrd</text:p>
          </table:table-cell>
          <table:table-cell table:style-name="ce2" table:formula="of:=[$'Set #2'.I85]" office:value-type="float" office:value="9.2" calcext:value-type="float">
            <text:p>9,20</text:p>
          </table:table-cell>
          <table:table-cell table:style-name="Default" office:value-type="float" office:value="0.622851" calcext:value-type="float">
            <text:p>0,622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5.nrrd</text:p>
          </table:table-cell>
          <table:table-cell table:style-name="ce2" table:formula="of:=[$'Set #2'.I86]" office:value-type="float" office:value="9" calcext:value-type="float">
            <text:p>9,00</text:p>
          </table:table-cell>
          <table:table-cell table:style-name="Default" office:value-type="float" office:value="0.705556" calcext:value-type="float">
            <text:p>0,70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6.nrrd</text:p>
          </table:table-cell>
          <table:table-cell table:style-name="ce2" table:formula="of:=[$'Set #2'.I87]" office:value-type="float" office:value="7.2" calcext:value-type="float">
            <text:p>7,20</text:p>
          </table:table-cell>
          <table:table-cell table:style-name="Default" office:value-type="float" office:value="0.447421" calcext:value-type="float">
            <text:p>0,447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7.nrrd</text:p>
          </table:table-cell>
          <table:table-cell table:style-name="ce2" table:formula="of:=[$'Set #2'.I88]" office:value-type="float" office:value="8.6" calcext:value-type="float">
            <text:p>8,60</text:p>
          </table:table-cell>
          <table:table-cell table:style-name="Default" office:value-type="float" office:value="0.535742" calcext:value-type="float">
            <text:p>0,535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8.nrrd</text:p>
          </table:table-cell>
          <table:table-cell table:style-name="ce2" table:formula="of:=[$'Set #2'.I89]" office:value-type="float" office:value="7.4" calcext:value-type="float">
            <text:p>7,40</text:p>
          </table:table-cell>
          <table:table-cell table:style-name="Default" office:value-type="float" office:value="0.581967" calcext:value-type="float">
            <text:p>0,581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9.nrrd</text:p>
          </table:table-cell>
          <table:table-cell table:style-name="ce2" table:formula="of:=[$'Set #2'.I90]" office:value-type="float" office:value="6.8" calcext:value-type="float">
            <text:p>6,80</text:p>
          </table:table-cell>
          <table:table-cell table:style-name="Default" office:value-type="float" office:value="0.403968" calcext:value-type="float">
            <text:p>0,40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10.nrrd</text:p>
          </table:table-cell>
          <table:table-cell table:style-name="ce2" table:formula="of:=[$'Set #2'.I91]" office:value-type="float" office:value="9" calcext:value-type="float">
            <text:p>9,00</text:p>
          </table:table-cell>
          <table:table-cell table:style-name="Default" office:value-type="float" office:value="0.470406" calcext:value-type="float">
            <text:p>0,470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1.nrrd</text:p>
          </table:table-cell>
          <table:table-cell table:style-name="ce2" table:formula="of:=[$'Set #2'.I92]" office:value-type="float" office:value="6.4" calcext:value-type="float">
            <text:p>6,40</text:p>
          </table:table-cell>
          <table:table-cell table:style-name="Default" office:value-type="float" office:value="0.442026" calcext:value-type="float">
            <text:p>0,44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2.nrrd</text:p>
          </table:table-cell>
          <table:table-cell table:style-name="ce2" table:formula="of:=[$'Set #2'.I93]" office:value-type="float" office:value="2.4" calcext:value-type="float">
            <text:p>2,40</text:p>
          </table:table-cell>
          <table:table-cell table:style-name="Default" office:value-type="float" office:value="0.340602" calcext:value-type="float">
            <text:p>0,340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3.nrrd</text:p>
          </table:table-cell>
          <table:table-cell table:style-name="ce2" table:formula="of:=[$'Set #2'.I94]" office:value-type="float" office:value="4" calcext:value-type="float">
            <text:p>4,00</text:p>
          </table:table-cell>
          <table:table-cell table:style-name="Default" office:value-type="float" office:value="0.272446" calcext:value-type="float">
            <text:p>0,272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4.nrrd</text:p>
          </table:table-cell>
          <table:table-cell table:style-name="ce2" table:formula="of:=[$'Set #2'.I95]" office:value-type="float" office:value="5.4" calcext:value-type="float">
            <text:p>5,40</text:p>
          </table:table-cell>
          <table:table-cell table:style-name="Default" office:value-type="float" office:value="0.375351" calcext:value-type="float">
            <text:p>0,375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5.nrrd</text:p>
          </table:table-cell>
          <table:table-cell table:style-name="ce2" table:formula="of:=[$'Set #2'.I96]" office:value-type="float" office:value="5.8" calcext:value-type="float">
            <text:p>5,80</text:p>
          </table:table-cell>
          <table:table-cell table:style-name="Default" office:value-type="float" office:value="0.349704" calcext:value-type="float">
            <text:p>0,349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6.nrrd</text:p>
          </table:table-cell>
          <table:table-cell table:style-name="ce2" table:formula="of:=[$'Set #2'.I97]" office:value-type="float" office:value="3" calcext:value-type="float">
            <text:p>3,00</text:p>
          </table:table-cell>
          <table:table-cell table:style-name="Default" office:value-type="float" office:value="0.301583" calcext:value-type="float">
            <text:p>0,30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7.nrrd</text:p>
          </table:table-cell>
          <table:table-cell table:style-name="ce2" table:formula="of:=[$'Set #2'.I98]" office:value-type="float" office:value="5.6" calcext:value-type="float">
            <text:p>5,60</text:p>
          </table:table-cell>
          <table:table-cell table:style-name="Default" office:value-type="float" office:value="0.409865" calcext:value-type="float">
            <text:p>0,409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8.nrrd</text:p>
          </table:table-cell>
          <table:table-cell table:style-name="ce2" table:formula="of:=[$'Set #2'.I99]" office:value-type="float" office:value="4" calcext:value-type="float">
            <text:p>4,00</text:p>
          </table:table-cell>
          <table:table-cell table:style-name="Default" office:value-type="float" office:value="0.30161" calcext:value-type="float">
            <text:p>0,3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9.nrrd</text:p>
          </table:table-cell>
          <table:table-cell table:style-name="ce2" table:formula="of:=[$'Set #2'.I100]" office:value-type="float" office:value="7.2" calcext:value-type="float">
            <text:p>7,20</text:p>
          </table:table-cell>
          <table:table-cell table:style-name="Default" office:value-type="float" office:value="0.48533" calcext:value-type="float">
            <text:p>0,48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10.nrrd</text:p>
          </table:table-cell>
          <table:table-cell table:style-name="ce2" table:formula="of:=[$'Set #2'.I101]" office:value-type="float" office:value="4.6" calcext:value-type="float">
            <text:p>4,60</text:p>
          </table:table-cell>
          <table:table-cell table:style-name="Default" office:value-type="float" office:value="0.397891" calcext:value-type="float">
            <text:p>0,397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1.nrrd</text:p>
          </table:table-cell>
          <table:table-cell table:style-name="ce2" table:formula="of:=[$'Set #2'.I102]" office:value-type="float" office:value="7.4" calcext:value-type="float">
            <text:p>7,40</text:p>
          </table:table-cell>
          <table:table-cell table:style-name="Default" office:value-type="float" office:value="0.51886" calcext:value-type="float">
            <text:p>0,51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2.nrrd</text:p>
          </table:table-cell>
          <table:table-cell table:style-name="ce2" table:formula="of:=[$'Set #2'.I103]" office:value-type="float" office:value="7.2" calcext:value-type="float">
            <text:p>7,20</text:p>
          </table:table-cell>
          <table:table-cell table:style-name="Default" office:value-type="float" office:value="0.562598" calcext:value-type="float">
            <text:p>0,56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3.nrrd</text:p>
          </table:table-cell>
          <table:table-cell table:style-name="ce2" table:formula="of:=[$'Set #2'.I104]" office:value-type="float" office:value="1.8" calcext:value-type="float">
            <text:p>1,80</text:p>
          </table:table-cell>
          <table:table-cell table:style-name="Default" office:value-type="float" office:value="0.362475" calcext:value-type="float">
            <text:p>0,362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4.nrrd</text:p>
          </table:table-cell>
          <table:table-cell table:style-name="ce2" table:formula="of:=[$'Set #2'.I105]" office:value-type="float" office:value="1.2" calcext:value-type="float">
            <text:p>1,20</text:p>
          </table:table-cell>
          <table:table-cell table:style-name="Default" office:value-type="float" office:value="0.340127" calcext:value-type="float">
            <text:p>0,340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5.nrrd</text:p>
          </table:table-cell>
          <table:table-cell table:style-name="ce2" table:formula="of:=[$'Set #2'.I106]" office:value-type="float" office:value="5" calcext:value-type="float">
            <text:p>5,00</text:p>
          </table:table-cell>
          <table:table-cell table:style-name="Default" office:value-type="float" office:value="0.396891" calcext:value-type="float">
            <text:p>0,396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6.nrrd</text:p>
          </table:table-cell>
          <table:table-cell table:style-name="ce2" table:formula="of:=[$'Set #2'.I107]" office:value-type="float" office:value="2.4" calcext:value-type="float">
            <text:p>2,40</text:p>
          </table:table-cell>
          <table:table-cell table:style-name="Default" office:value-type="float" office:value="0.438414" calcext:value-type="float">
            <text:p>0,438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7.nrrd</text:p>
          </table:table-cell>
          <table:table-cell table:style-name="ce2" table:formula="of:=[$'Set #2'.I108]" office:value-type="float" office:value="4" calcext:value-type="float">
            <text:p>4,00</text:p>
          </table:table-cell>
          <table:table-cell table:style-name="Default" office:value-type="float" office:value="0.42409" calcext:value-type="float">
            <text:p>0,42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8.nrrd</text:p>
          </table:table-cell>
          <table:table-cell table:style-name="ce2" table:formula="of:=[$'Set #2'.I109]" office:value-type="float" office:value="2.8" calcext:value-type="float">
            <text:p>2,80</text:p>
          </table:table-cell>
          <table:table-cell table:style-name="Default" office:value-type="float" office:value="0.382329" calcext:value-type="float">
            <text:p>0,382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9.nrrd</text:p>
          </table:table-cell>
          <table:table-cell table:style-name="ce2" table:formula="of:=[$'Set #2'.I110]" office:value-type="float" office:value="3" calcext:value-type="float">
            <text:p>3,00</text:p>
          </table:table-cell>
          <table:table-cell table:style-name="Default" office:value-type="float" office:value="0.395845" calcext:value-type="float">
            <text:p>0,39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10.nrrd</text:p>
          </table:table-cell>
          <table:table-cell table:style-name="ce2" table:formula="of:=[$'Set #2'.I111]" office:value-type="float" office:value="6.6" calcext:value-type="float">
            <text:p>6,60</text:p>
          </table:table-cell>
          <table:table-cell table:style-name="Default" office:value-type="float" office:value="0.557675" calcext:value-type="float">
            <text:p>0,55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1.nrrd</text:p>
          </table:table-cell>
          <table:table-cell table:style-name="ce2" table:formula="of:=[$'Set #2'.I112]" office:value-type="float" office:value="1.6" calcext:value-type="float">
            <text:p>1,60</text:p>
          </table:table-cell>
          <table:table-cell table:style-name="Default" office:value-type="float" office:value="0.207733" calcext:value-type="float">
            <text:p>0,207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2.nrrd</text:p>
          </table:table-cell>
          <table:table-cell table:style-name="ce2" table:formula="of:=[$'Set #2'.I113]" office:value-type="float" office:value="2.4" calcext:value-type="float">
            <text:p>2,40</text:p>
          </table:table-cell>
          <table:table-cell table:style-name="Default" office:value-type="float" office:value="0.323585" calcext:value-type="float">
            <text:p>0,323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3.nrrd</text:p>
          </table:table-cell>
          <table:table-cell table:style-name="ce2" table:formula="of:=[$'Set #2'.I114]" office:value-type="float" office:value="6.4" calcext:value-type="float">
            <text:p>6,40</text:p>
          </table:table-cell>
          <table:table-cell table:style-name="Default" office:value-type="float" office:value="0.498041" calcext:value-type="float">
            <text:p>0,498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4.nrrd</text:p>
          </table:table-cell>
          <table:table-cell table:style-name="ce2" table:formula="of:=[$'Set #2'.I115]" office:value-type="float" office:value="2.8" calcext:value-type="float">
            <text:p>2,80</text:p>
          </table:table-cell>
          <table:table-cell table:style-name="Default" office:value-type="float" office:value="0.443381" calcext:value-type="float">
            <text:p>0,443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5.nrrd</text:p>
          </table:table-cell>
          <table:table-cell table:style-name="ce2" table:formula="of:=[$'Set #2'.I116]" office:value-type="float" office:value="2.6" calcext:value-type="float">
            <text:p>2,60</text:p>
          </table:table-cell>
          <table:table-cell table:style-name="Default" office:value-type="float" office:value="0.421209" calcext:value-type="float">
            <text:p>0,421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6.nrrd</text:p>
          </table:table-cell>
          <table:table-cell table:style-name="ce2" table:formula="of:=[$'Set #2'.I117]" office:value-type="float" office:value="3.4" calcext:value-type="float">
            <text:p>3,40</text:p>
          </table:table-cell>
          <table:table-cell table:style-name="Default" office:value-type="float" office:value="0.34473" calcext:value-type="float">
            <text:p>0,34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7.nrrd</text:p>
          </table:table-cell>
          <table:table-cell table:style-name="ce2" table:formula="of:=[$'Set #2'.I118]" office:value-type="float" office:value="1.6" calcext:value-type="float">
            <text:p>1,60</text:p>
          </table:table-cell>
          <table:table-cell table:style-name="Default" office:value-type="float" office:value="0.312734" calcext:value-type="float">
            <text:p>0,312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8.nrrd</text:p>
          </table:table-cell>
          <table:table-cell table:style-name="ce2" table:formula="of:=[$'Set #2'.I119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9.nrrd</text:p>
          </table:table-cell>
          <table:table-cell table:style-name="ce2" table:formula="of:=[$'Set #2'.I120]" office:value-type="float" office:value="2.6" calcext:value-type="float">
            <text:p>2,60</text:p>
          </table:table-cell>
          <table:table-cell table:style-name="Default" office:value-type="float" office:value="0.411523" calcext:value-type="float">
            <text:p>0,411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10.nrrd</text:p>
          </table:table-cell>
          <table:table-cell table:style-name="ce2" table:formula="of:=[$'Set #2'.I121]" office:value-type="float" office:value="1" calcext:value-type="float">
            <text:p>1,00</text:p>
          </table:table-cell>
          <table:table-cell table:style-name="Default" office:value-type="float" office:value="0.330713" calcext:value-type="float">
            <text:p>0,330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1.nrrd</text:p>
          </table:table-cell>
          <table:table-cell table:style-name="ce2" table:formula="of:=[$'Set #2'.I122]" office:value-type="float" office:value="6.8" calcext:value-type="float">
            <text:p>6,80</text:p>
          </table:table-cell>
          <table:table-cell table:style-name="Default" office:value-type="float" office:value="0.29598" calcext:value-type="float">
            <text:p>0,29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2.nrrd</text:p>
          </table:table-cell>
          <table:table-cell table:style-name="ce2" table:formula="of:=[$'Set #2'.I123]" office:value-type="float" office:value="5.6" calcext:value-type="float">
            <text:p>5,60</text:p>
          </table:table-cell>
          <table:table-cell table:style-name="Default" office:value-type="float" office:value="0.343675" calcext:value-type="float">
            <text:p>0,343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3.nrrd</text:p>
          </table:table-cell>
          <table:table-cell table:style-name="ce2" table:formula="of:=[$'Set #2'.I124]" office:value-type="float" office:value="8.2" calcext:value-type="float">
            <text:p>8,20</text:p>
          </table:table-cell>
          <table:table-cell table:style-name="Default" office:value-type="float" office:value="0.477012" calcext:value-type="float">
            <text:p>0,477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4.nrrd</text:p>
          </table:table-cell>
          <table:table-cell table:style-name="ce2" table:formula="of:=[$'Set #2'.I125]" office:value-type="float" office:value="5.2" calcext:value-type="float">
            <text:p>5,20</text:p>
          </table:table-cell>
          <table:table-cell table:style-name="Default" office:value-type="float" office:value="0.438975" calcext:value-type="float">
            <text:p>0,43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5.nrrd</text:p>
          </table:table-cell>
          <table:table-cell table:style-name="ce2" table:formula="of:=[$'Set #2'.I126]" office:value-type="float" office:value="6.2" calcext:value-type="float">
            <text:p>6,20</text:p>
          </table:table-cell>
          <table:table-cell table:style-name="Default" office:value-type="float" office:value="0.377368" calcext:value-type="float">
            <text:p>0,377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6.nrrd</text:p>
          </table:table-cell>
          <table:table-cell table:style-name="ce2" table:formula="of:=[$'Set #2'.I127]" office:value-type="float" office:value="3.2" calcext:value-type="float">
            <text:p>3,20</text:p>
          </table:table-cell>
          <table:table-cell table:style-name="Default" office:value-type="float" office:value="0.359481" calcext:value-type="float">
            <text:p>0,359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7.nrrd</text:p>
          </table:table-cell>
          <table:table-cell table:style-name="ce2" table:formula="of:=[$'Set #2'.I128]" office:value-type="float" office:value="5.8" calcext:value-type="float">
            <text:p>5,80</text:p>
          </table:table-cell>
          <table:table-cell table:style-name="Default" office:value-type="float" office:value="0.281879" calcext:value-type="float">
            <text:p>0,281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8.nrrd</text:p>
          </table:table-cell>
          <table:table-cell table:style-name="ce2" table:formula="of:=[$'Set #2'.I129]" office:value-type="float" office:value="4.8" calcext:value-type="float">
            <text:p>4,80</text:p>
          </table:table-cell>
          <table:table-cell table:style-name="Default" office:value-type="float" office:value="0.257495" calcext:value-type="float">
            <text:p>0,257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9.nrrd</text:p>
          </table:table-cell>
          <table:table-cell table:style-name="ce2" table:formula="of:=[$'Set #2'.I130]" office:value-type="float" office:value="4.2" calcext:value-type="float">
            <text:p>4,20</text:p>
          </table:table-cell>
          <table:table-cell table:style-name="Default" office:value-type="float" office:value="0.328407" calcext:value-type="float">
            <text:p>0,328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10.nrrd</text:p>
          </table:table-cell>
          <table:table-cell table:style-name="ce2" table:formula="of:=[$'Set #2'.I131]" office:value-type="float" office:value="3.8" calcext:value-type="float">
            <text:p>3,80</text:p>
          </table:table-cell>
          <table:table-cell table:style-name="Default" office:value-type="float" office:value="0.402621" calcext:value-type="float">
            <text:p>0,402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1.nrrd</text:p>
          </table:table-cell>
          <table:table-cell table:style-name="ce2" table:formula="of:=[$'Set #2'.I132]" office:value-type="float" office:value="1.4" calcext:value-type="float">
            <text:p>1,40</text:p>
          </table:table-cell>
          <table:table-cell table:style-name="Default" office:value-type="float" office:value="0.294816" calcext:value-type="float">
            <text:p>0,29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2.nrrd</text:p>
          </table:table-cell>
          <table:table-cell table:style-name="ce2" table:formula="of:=[$'Set #2'.I133]" office:value-type="float" office:value="7" calcext:value-type="float">
            <text:p>7,00</text:p>
          </table:table-cell>
          <table:table-cell table:style-name="Default" office:value-type="float" office:value="0.703539" calcext:value-type="float">
            <text:p>0,703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3.nrrd</text:p>
          </table:table-cell>
          <table:table-cell table:style-name="ce2" table:formula="of:=[$'Set #2'.I134]" office:value-type="float" office:value="1.2" calcext:value-type="float">
            <text:p>1,20</text:p>
          </table:table-cell>
          <table:table-cell table:style-name="Default" office:value-type="float" office:value="0.353693" calcext:value-type="float">
            <text:p>0,353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4.nrrd</text:p>
          </table:table-cell>
          <table:table-cell table:style-name="ce2" table:formula="of:=[$'Set #2'.I1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5.nrrd</text:p>
          </table:table-cell>
          <table:table-cell table:style-name="ce2" table:formula="of:=[$'Set #2'.I136]" office:value-type="float" office:value="8" calcext:value-type="float">
            <text:p>8,00</text:p>
          </table:table-cell>
          <table:table-cell table:style-name="Default" office:value-type="float" office:value="0.339493" calcext:value-type="float">
            <text:p>0,339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6.nrrd</text:p>
          </table:table-cell>
          <table:table-cell table:style-name="ce2" table:formula="of:=[$'Set #2'.I137]" office:value-type="float" office:value="4.8" calcext:value-type="float">
            <text:p>4,80</text:p>
          </table:table-cell>
          <table:table-cell table:style-name="Default" office:value-type="float" office:value="0.581457" calcext:value-type="float">
            <text:p>0,581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7.nrrd</text:p>
          </table:table-cell>
          <table:table-cell table:style-name="ce2" table:formula="of:=[$'Set #2'.I138]" office:value-type="float" office:value="3.6" calcext:value-type="float">
            <text:p>3,60</text:p>
          </table:table-cell>
          <table:table-cell table:style-name="Default" office:value-type="float" office:value="0.346886" calcext:value-type="float">
            <text:p>0,346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8.nrrd</text:p>
          </table:table-cell>
          <table:table-cell table:style-name="ce2" table:formula="of:=[$'Set #2'.I139]" office:value-type="float" office:value="6.2" calcext:value-type="float">
            <text:p>6,20</text:p>
          </table:table-cell>
          <table:table-cell table:style-name="Default" office:value-type="float" office:value="0.332634" calcext:value-type="float">
            <text:p>0,332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9.nrrd</text:p>
          </table:table-cell>
          <table:table-cell table:style-name="ce2" table:formula="of:=[$'Set #2'.I14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10.nrrd</text:p>
          </table:table-cell>
          <table:table-cell table:style-name="ce2" table:formula="of:=[$'Set #2'.I14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1.nrrd</text:p>
          </table:table-cell>
          <table:table-cell table:style-name="ce2" table:formula="of:=[$'Set #2'.I142]" office:value-type="float" office:value="5.2" calcext:value-type="float">
            <text:p>5,20</text:p>
          </table:table-cell>
          <table:table-cell table:style-name="Default" office:value-type="float" office:value="0.472498" calcext:value-type="float">
            <text:p>0,472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2.nrrd</text:p>
          </table:table-cell>
          <table:table-cell table:style-name="ce2" table:formula="of:=[$'Set #2'.I143]" office:value-type="float" office:value="6.2" calcext:value-type="float">
            <text:p>6,20</text:p>
          </table:table-cell>
          <table:table-cell table:style-name="Default" office:value-type="float" office:value="0.46648" calcext:value-type="float">
            <text:p>0,46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3.nrrd</text:p>
          </table:table-cell>
          <table:table-cell table:style-name="ce2" table:formula="of:=[$'Set #2'.I144]" office:value-type="float" office:value="3.8" calcext:value-type="float">
            <text:p>3,80</text:p>
          </table:table-cell>
          <table:table-cell table:style-name="Default" office:value-type="float" office:value="0.461559" calcext:value-type="float">
            <text:p>0,461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4.nrrd</text:p>
          </table:table-cell>
          <table:table-cell table:style-name="ce2" table:formula="of:=[$'Set #2'.I145]" office:value-type="float" office:value="4" calcext:value-type="float">
            <text:p>4,00</text:p>
          </table:table-cell>
          <table:table-cell table:style-name="Default" office:value-type="float" office:value="0.491437" calcext:value-type="float">
            <text:p>0,491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5.nrrd</text:p>
          </table:table-cell>
          <table:table-cell table:style-name="ce2" table:formula="of:=[$'Set #2'.I146]" office:value-type="float" office:value="5.4" calcext:value-type="float">
            <text:p>5,40</text:p>
          </table:table-cell>
          <table:table-cell table:style-name="Default" office:value-type="float" office:value="0.458948" calcext:value-type="float">
            <text:p>0,458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6.nrrd</text:p>
          </table:table-cell>
          <table:table-cell table:style-name="ce2" table:formula="of:=[$'Set #2'.I147]" office:value-type="float" office:value="5.6" calcext:value-type="float">
            <text:p>5,60</text:p>
          </table:table-cell>
          <table:table-cell table:style-name="Default" office:value-type="float" office:value="0.451494" calcext:value-type="float">
            <text:p>0,451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7.nrrd</text:p>
          </table:table-cell>
          <table:table-cell table:style-name="ce2" table:formula="of:=[$'Set #2'.I148]" office:value-type="float" office:value="3.4" calcext:value-type="float">
            <text:p>3,40</text:p>
          </table:table-cell>
          <table:table-cell table:style-name="Default" office:value-type="float" office:value="0.443413" calcext:value-type="float">
            <text:p>0,443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8.nrrd</text:p>
          </table:table-cell>
          <table:table-cell table:style-name="ce2" table:formula="of:=[$'Set #2'.I149]" office:value-type="float" office:value="3.8" calcext:value-type="float">
            <text:p>3,80</text:p>
          </table:table-cell>
          <table:table-cell table:style-name="Default" office:value-type="float" office:value="0.503457" calcext:value-type="float">
            <text:p>0,50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9.nrrd</text:p>
          </table:table-cell>
          <table:table-cell table:style-name="ce2" table:formula="of:=[$'Set #2'.I150]" office:value-type="float" office:value="4.2" calcext:value-type="float">
            <text:p>4,20</text:p>
          </table:table-cell>
          <table:table-cell table:style-name="Default" office:value-type="float" office:value="0.460598" calcext:value-type="float">
            <text:p>0,460598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79__Fid=6_M10.nrrd</text:p>
          </table:table-cell>
          <table:table-cell table:style-name="ce9" table:formula="of:=[$'Set #2'.I151]" office:value-type="float" office:value="5.8" calcext:value-type="float">
            <text:p>5,80</text:p>
          </table:table-cell>
          <table:table-cell table:style-name="ce8" office:value-type="float" office:value="0.595347" calcext:value-type="float">
            <text:p>0,595347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0__Fid=2_M01.nrrd</text:p>
          </table:table-cell>
          <table:table-cell table:formula="of:=[$'Set #3'.E2]" office:value-type="float" office:value="1" calcext:value-type="float">
            <text:p>1</text:p>
          </table:table-cell>
          <table:table-cell table:style-name="Default" office:value-type="float" office:value="0.50156" calcext:value-type="float">
            <text:p>0,50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2.nrrd</text:p>
          </table:table-cell>
          <table:table-cell table:formula="of:=[$'Set #3'.E3]" office:value-type="float" office:value="1" calcext:value-type="float">
            <text:p>1</text:p>
          </table:table-cell>
          <table:table-cell table:style-name="Default" office:value-type="float" office:value="0.346908" calcext:value-type="float">
            <text:p>0,346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3.nrrd</text:p>
          </table:table-cell>
          <table:table-cell table:formula="of:=[$'Set #3'.E4]" office:value-type="float" office:value="6" calcext:value-type="float">
            <text:p>6</text:p>
          </table:table-cell>
          <table:table-cell table:style-name="Default" office:value-type="float" office:value="0.454775" calcext:value-type="float">
            <text:p>0,4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4.nrrd</text:p>
          </table:table-cell>
          <table:table-cell table:formula="of:=[$'Set #3'.E5]" office:value-type="float" office:value="3" calcext:value-type="float">
            <text:p>3</text:p>
          </table:table-cell>
          <table:table-cell table:style-name="Default" office:value-type="float" office:value="0.526997" calcext:value-type="float">
            <text:p>0,526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5.nrrd</text:p>
          </table:table-cell>
          <table:table-cell table:formula="of:=[$'Set #3'.E6]" office:value-type="float" office:value="6" calcext:value-type="float">
            <text:p>6</text:p>
          </table:table-cell>
          <table:table-cell table:style-name="Default" office:value-type="float" office:value="0.359171" calcext:value-type="float">
            <text:p>0,359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6.nrrd</text:p>
          </table:table-cell>
          <table:table-cell table:formula="of:=[$'Set #3'.E7]" office:value-type="float" office:value="4" calcext:value-type="float">
            <text:p>4</text:p>
          </table:table-cell>
          <table:table-cell table:style-name="Default" office:value-type="float" office:value="0.52236" calcext:value-type="float">
            <text:p>0,52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7.nrrd</text:p>
          </table:table-cell>
          <table:table-cell table:formula="of:=[$'Set #3'.E8]" office:value-type="float" office:value="5" calcext:value-type="float">
            <text:p>5</text:p>
          </table:table-cell>
          <table:table-cell table:style-name="Default" office:value-type="float" office:value="0.464171" calcext:value-type="float">
            <text:p>0,464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8.nrrd</text:p>
          </table:table-cell>
          <table:table-cell table:formula="of:=[$'Set #3'.E9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9.nrrd</text:p>
          </table:table-cell>
          <table:table-cell table:formula="of:=[$'Set #3'.E10]" office:value-type="float" office:value="4" calcext:value-type="float">
            <text:p>4</text:p>
          </table:table-cell>
          <table:table-cell table:style-name="Default" office:value-type="float" office:value="0.515698" calcext:value-type="float">
            <text:p>0,515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10.nrrd</text:p>
          </table:table-cell>
          <table:table-cell table:formula="of:=[$'Set #3'.E11]" office:value-type="float" office:value="3" calcext:value-type="float">
            <text:p>3</text:p>
          </table:table-cell>
          <table:table-cell table:style-name="Default" office:value-type="float" office:value="0.240725" calcext:value-type="float">
            <text:p>0,240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1.nrrd</text:p>
          </table:table-cell>
          <table:table-cell table:formula="of:=[$'Set #3'.E12]" office:value-type="float" office:value="9" calcext:value-type="float">
            <text:p>9</text:p>
          </table:table-cell>
          <table:table-cell table:style-name="Default" office:value-type="float" office:value="0.476862" calcext:value-type="float">
            <text:p>0,476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2.nrrd</text:p>
          </table:table-cell>
          <table:table-cell table:formula="of:=[$'Set #3'.E13]" office:value-type="float" office:value="7" calcext:value-type="float">
            <text:p>7</text:p>
          </table:table-cell>
          <table:table-cell table:style-name="Default" office:value-type="float" office:value="0.620737" calcext:value-type="float">
            <text:p>0,620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3.nrrd</text:p>
          </table:table-cell>
          <table:table-cell table:formula="of:=[$'Set #3'.E14]" office:value-type="float" office:value="9" calcext:value-type="float">
            <text:p>9</text:p>
          </table:table-cell>
          <table:table-cell table:style-name="Default" office:value-type="float" office:value="0.332111" calcext:value-type="float">
            <text:p>0,332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4.nrrd</text:p>
          </table:table-cell>
          <table:table-cell table:formula="of:=[$'Set #3'.E15]" office:value-type="float" office:value="4" calcext:value-type="float">
            <text:p>4</text:p>
          </table:table-cell>
          <table:table-cell table:style-name="Default" office:value-type="float" office:value="0.376631" calcext:value-type="float">
            <text:p>0,376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5.nrrd</text:p>
          </table:table-cell>
          <table:table-cell table:formula="of:=[$'Set #3'.E16]" office:value-type="float" office:value="9" calcext:value-type="float">
            <text:p>9</text:p>
          </table:table-cell>
          <table:table-cell table:style-name="Default" office:value-type="float" office:value="0.537307" calcext:value-type="float">
            <text:p>0,537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6.nrrd</text:p>
          </table:table-cell>
          <table:table-cell table:formula="of:=[$'Set #3'.E17]" office:value-type="float" office:value="4" calcext:value-type="float">
            <text:p>4</text:p>
          </table:table-cell>
          <table:table-cell table:style-name="Default" office:value-type="float" office:value="0.392311" calcext:value-type="float">
            <text:p>0,392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7.nrrd</text:p>
          </table:table-cell>
          <table:table-cell table:formula="of:=[$'Set #3'.E18]" office:value-type="float" office:value="5" calcext:value-type="float">
            <text:p>5</text:p>
          </table:table-cell>
          <table:table-cell table:style-name="Default" office:value-type="float" office:value="0.550463" calcext:value-type="float">
            <text:p>0,550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8.nrrd</text:p>
          </table:table-cell>
          <table:table-cell table:formula="of:=[$'Set #3'.E19]" office:value-type="float" office:value="8" calcext:value-type="float">
            <text:p>8</text:p>
          </table:table-cell>
          <table:table-cell table:style-name="Default" office:value-type="float" office:value="0.497442" calcext:value-type="float">
            <text:p>0,497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9.nrrd</text:p>
          </table:table-cell>
          <table:table-cell table:formula="of:=[$'Set #3'.E20]" office:value-type="float" office:value="6" calcext:value-type="float">
            <text:p>6</text:p>
          </table:table-cell>
          <table:table-cell table:style-name="Default" office:value-type="float" office:value="0.403152" calcext:value-type="float">
            <text:p>0,403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10.nrrd</text:p>
          </table:table-cell>
          <table:table-cell table:formula="of:=[$'Set #3'.E21]" office:value-type="float" office:value="5" calcext:value-type="float">
            <text:p>5</text:p>
          </table:table-cell>
          <table:table-cell table:style-name="Default" office:value-type="float" office:value="0.420991" calcext:value-type="float">
            <text:p>0,420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__Fid=14_M01.nrrd</text:p>
          </table:table-cell>
          <table:table-cell table:formula="of:=[$'Set #3'.E22]" office:value-type="float" office:value="6" calcext:value-type="float">
            <text:p>6</text:p>
          </table:table-cell>
          <table:table-cell table:style-name="Default" office:value-type="float" office:value="0.581781" calcext:value-type="float">
            <text:p>0,581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__Fid=14_M02.nrrd</text:p>
          </table:table-cell>
          <table:table-cell table:formula="of:=[$'Set #3'.E23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__Fid=14_M03.nrrd</text:p>
          </table:table-cell>
          <table:table-cell table:formula="of:=[$'Set #3'.E24]" office:value-type="float" office:value="7" calcext:value-type="float">
            <text:p>7</text:p>
          </table:table-cell>
          <table:table-cell table:style-name="Default" office:value-type="float" office:value="0.386539" calcext:value-type="float">
            <text:p>0,386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__Fid=14_M04.nrrd</text:p>
          </table:table-cell>
          <table:table-cell table:formula="of:=[$'Set #3'.E25]" office:value-type="float" office:value="1" calcext:value-type="float">
            <text:p>1</text:p>
          </table:table-cell>
          <table:table-cell table:style-name="Default" office:value-type="float" office:value="0.31543" calcext:value-type="float">
            <text:p>0,31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__Fid=14_M05.nrrd</text:p>
          </table:table-cell>
          <table:table-cell table:formula="of:=[$'Set #3'.E26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__Fid=14_M06.nrrd</text:p>
          </table:table-cell>
          <table:table-cell table:formula="of:=[$'Set #3'.E27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__Fid=14_M07.nrrd</text:p>
          </table:table-cell>
          <table:table-cell table:formula="of:=[$'Set #3'.E28]" office:value-type="float" office:value="7" calcext:value-type="float">
            <text:p>7</text:p>
          </table:table-cell>
          <table:table-cell table:style-name="Default" office:value-type="float" office:value="0.404647" calcext:value-type="float">
            <text:p>0,404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__Fid=14_M08.nrrd</text:p>
          </table:table-cell>
          <table:table-cell table:formula="of:=[$'Set #3'.E29]" office:value-type="float" office:value="1" calcext:value-type="float">
            <text:p>1</text:p>
          </table:table-cell>
          <table:table-cell table:style-name="Default" office:value-type="float" office:value="0.280072" calcext:value-type="float">
            <text:p>0,280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__Fid=14_M09.nrrd</text:p>
          </table:table-cell>
          <table:table-cell table:formula="of:=[$'Set #3'.E30]" office:value-type="float" office:value="6" calcext:value-type="float">
            <text:p>6</text:p>
          </table:table-cell>
          <table:table-cell table:style-name="Default" office:value-type="float" office:value="0.451935" calcext:value-type="float">
            <text:p>0,451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__Fid=14_M10.nrrd</text:p>
          </table:table-cell>
          <table:table-cell table:formula="of:=[$'Set #3'.E31]" office:value-type="float" office:value="1" calcext:value-type="float">
            <text:p>1</text:p>
          </table:table-cell>
          <table:table-cell table:style-name="Default" office:value-type="float" office:value="0.302585" calcext:value-type="float">
            <text:p>0,302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5__Fid=10_M01.nrrd</text:p>
          </table:table-cell>
          <table:table-cell table:formula="of:=[$'Set #3'.E32]" office:value-type="float" office:value="1" calcext:value-type="float">
            <text:p>1</text:p>
          </table:table-cell>
          <table:table-cell table:style-name="Default" office:value-type="float" office:value="0.208346" calcext:value-type="float">
            <text:p>0,208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5__Fid=10_M02.nrrd</text:p>
          </table:table-cell>
          <table:table-cell table:formula="of:=[$'Set #3'.E33]" office:value-type="float" office:value="4" calcext:value-type="float">
            <text:p>4</text:p>
          </table:table-cell>
          <table:table-cell table:style-name="Default" office:value-type="float" office:value="0.33495" calcext:value-type="float">
            <text:p>0,33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5__Fid=10_M03.nrrd</text:p>
          </table:table-cell>
          <table:table-cell table:formula="of:=[$'Set #3'.E34]" office:value-type="float" office:value="3" calcext:value-type="float">
            <text:p>3</text:p>
          </table:table-cell>
          <table:table-cell table:style-name="Default" office:value-type="float" office:value="0.352942" calcext:value-type="float">
            <text:p>0,352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5__Fid=10_M04.nrrd</text:p>
          </table:table-cell>
          <table:table-cell table:formula="of:=[$'Set #3'.E35]" office:value-type="float" office:value="7" calcext:value-type="float">
            <text:p>7</text:p>
          </table:table-cell>
          <table:table-cell table:style-name="Default" office:value-type="float" office:value="0.503653" calcext:value-type="float">
            <text:p>0,503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5__Fid=10_M05.nrrd</text:p>
          </table:table-cell>
          <table:table-cell table:formula="of:=[$'Set #3'.E36]" office:value-type="float" office:value="3" calcext:value-type="float">
            <text:p>3</text:p>
          </table:table-cell>
          <table:table-cell table:style-name="Default" office:value-type="float" office:value="0.350634" calcext:value-type="float">
            <text:p>0,350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5__Fid=10_M06.nrrd</text:p>
          </table:table-cell>
          <table:table-cell table:formula="of:=[$'Set #3'.E37]" office:value-type="float" office:value="3" calcext:value-type="float">
            <text:p>3</text:p>
          </table:table-cell>
          <table:table-cell table:style-name="Default" office:value-type="float" office:value="0.359356" calcext:value-type="float">
            <text:p>0,359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5__Fid=10_M07.nrrd</text:p>
          </table:table-cell>
          <table:table-cell table:formula="of:=[$'Set #3'.E38]" office:value-type="float" office:value="2" calcext:value-type="float">
            <text:p>2</text:p>
          </table:table-cell>
          <table:table-cell table:style-name="Default" office:value-type="float" office:value="0.34745" calcext:value-type="float">
            <text:p>0,34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5__Fid=10_M08.nrrd</text:p>
          </table:table-cell>
          <table:table-cell table:formula="of:=[$'Set #3'.E39]" office:value-type="float" office:value="3" calcext:value-type="float">
            <text:p>3</text:p>
          </table:table-cell>
          <table:table-cell table:style-name="Default" office:value-type="float" office:value="0.407555" calcext:value-type="float">
            <text:p>0,407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5__Fid=10_M09.nrrd</text:p>
          </table:table-cell>
          <table:table-cell table:formula="of:=[$'Set #3'.E40]" office:value-type="float" office:value="1" calcext:value-type="float">
            <text:p>1</text:p>
          </table:table-cell>
          <table:table-cell table:style-name="Default" office:value-type="float" office:value="0.373122" calcext:value-type="float">
            <text:p>0,373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5__Fid=10_M10.nrrd</text:p>
          </table:table-cell>
          <table:table-cell table:formula="of:=[$'Set #3'.E41]" office:value-type="float" office:value="2" calcext:value-type="float">
            <text:p>2</text:p>
          </table:table-cell>
          <table:table-cell table:style-name="Default" office:value-type="float" office:value="0.236134" calcext:value-type="float">
            <text:p>0,236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1.nrrd</text:p>
          </table:table-cell>
          <table:table-cell table:formula="of:=[$'Set #3'.E42]" office:value-type="float" office:value="1" calcext:value-type="float">
            <text:p>1</text:p>
          </table:table-cell>
          <table:table-cell table:style-name="Default" office:value-type="float" office:value="0.296207" calcext:value-type="float">
            <text:p>0,296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2.nrrd</text:p>
          </table:table-cell>
          <table:table-cell table:formula="of:=[$'Set #3'.E43]" office:value-type="float" office:value="1" calcext:value-type="float">
            <text:p>1</text:p>
          </table:table-cell>
          <table:table-cell table:style-name="Default" office:value-type="float" office:value="0.397245" calcext:value-type="float">
            <text:p>0,397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3.nrrd</text:p>
          </table:table-cell>
          <table:table-cell table:formula="of:=[$'Set #3'.E44]" office:value-type="float" office:value="7" calcext:value-type="float">
            <text:p>7</text:p>
          </table:table-cell>
          <table:table-cell table:style-name="Default" office:value-type="float" office:value="0.496761" calcext:value-type="float">
            <text:p>0,496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4.nrrd</text:p>
          </table:table-cell>
          <table:table-cell table:formula="of:=[$'Set #3'.E45]" office:value-type="float" office:value="2" calcext:value-type="float">
            <text:p>2</text:p>
          </table:table-cell>
          <table:table-cell table:style-name="Default" office:value-type="float" office:value="0.459691" calcext:value-type="float">
            <text:p>0,459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5.nrrd</text:p>
          </table:table-cell>
          <table:table-cell table:formula="of:=[$'Set #3'.E46]" office:value-type="float" office:value="1" calcext:value-type="float">
            <text:p>1</text:p>
          </table:table-cell>
          <table:table-cell table:style-name="Default" office:value-type="float" office:value="0.284301" calcext:value-type="float">
            <text:p>0,284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6.nrrd</text:p>
          </table:table-cell>
          <table:table-cell table:formula="of:=[$'Set #3'.E47]" office:value-type="float" office:value="8" calcext:value-type="float">
            <text:p>8</text:p>
          </table:table-cell>
          <table:table-cell table:style-name="Default" office:value-type="float" office:value="0.538458" calcext:value-type="float">
            <text:p>0,538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7.nrrd</text:p>
          </table:table-cell>
          <table:table-cell table:formula="of:=[$'Set #3'.E48]" office:value-type="float" office:value="1" calcext:value-type="float">
            <text:p>1</text:p>
          </table:table-cell>
          <table:table-cell table:style-name="Default" office:value-type="float" office:value="0.336118" calcext:value-type="float">
            <text:p>0,336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8.nrrd</text:p>
          </table:table-cell>
          <table:table-cell table:formula="of:=[$'Set #3'.E49]" office:value-type="float" office:value="1" calcext:value-type="float">
            <text:p>1</text:p>
          </table:table-cell>
          <table:table-cell table:style-name="Default" office:value-type="float" office:value="0.258354" calcext:value-type="float">
            <text:p>0,258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9.nrrd</text:p>
          </table:table-cell>
          <table:table-cell table:formula="of:=[$'Set #3'.E50]" office:value-type="float" office:value="6" calcext:value-type="float">
            <text:p>6</text:p>
          </table:table-cell>
          <table:table-cell table:style-name="Default" office:value-type="float" office:value="0.53048" calcext:value-type="float">
            <text:p>0,53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10.nrrd</text:p>
          </table:table-cell>
          <table:table-cell table:formula="of:=[$'Set #3'.E51]" office:value-type="float" office:value="1" calcext:value-type="float">
            <text:p>1</text:p>
          </table:table-cell>
          <table:table-cell table:style-name="Default" office:value-type="float" office:value="0.345035" calcext:value-type="float">
            <text:p>0,345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1.nrrd</text:p>
          </table:table-cell>
          <table:table-cell table:formula="of:=[$'Set #3'.E52]" office:value-type="float" office:value="6" calcext:value-type="float">
            <text:p>6</text:p>
          </table:table-cell>
          <table:table-cell table:style-name="Default" office:value-type="float" office:value="0.581877" calcext:value-type="float">
            <text:p>0,581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2.nrrd</text:p>
          </table:table-cell>
          <table:table-cell table:formula="of:=[$'Set #3'.E53]" office:value-type="float" office:value="1" calcext:value-type="float">
            <text:p>1</text:p>
          </table:table-cell>
          <table:table-cell table:style-name="Default" office:value-type="float" office:value="0.319681" calcext:value-type="float">
            <text:p>0,319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3.nrrd</text:p>
          </table:table-cell>
          <table:table-cell table:formula="of:=[$'Set #3'.E54]" office:value-type="float" office:value="3" calcext:value-type="float">
            <text:p>3</text:p>
          </table:table-cell>
          <table:table-cell table:style-name="Default" office:value-type="float" office:value="0.376146" calcext:value-type="float">
            <text:p>0,376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4.nrrd</text:p>
          </table:table-cell>
          <table:table-cell table:formula="of:=[$'Set #3'.E55]" office:value-type="float" office:value="1" calcext:value-type="float">
            <text:p>1</text:p>
          </table:table-cell>
          <table:table-cell table:style-name="Default" office:value-type="float" office:value="0.359875" calcext:value-type="float">
            <text:p>0,359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5.nrrd</text:p>
          </table:table-cell>
          <table:table-cell table:formula="of:=[$'Set #3'.E56]" office:value-type="float" office:value="1" calcext:value-type="float">
            <text:p>1</text:p>
          </table:table-cell>
          <table:table-cell table:style-name="Default" office:value-type="float" office:value="0.334156" calcext:value-type="float">
            <text:p>0,334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6.nrrd</text:p>
          </table:table-cell>
          <table:table-cell table:formula="of:=[$'Set #3'.E57]" office:value-type="float" office:value="2" calcext:value-type="float">
            <text:p>2</text:p>
          </table:table-cell>
          <table:table-cell table:style-name="Default" office:value-type="float" office:value="0.259635" calcext:value-type="float">
            <text:p>0,259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7.nrrd</text:p>
          </table:table-cell>
          <table:table-cell table:formula="of:=[$'Set #3'.E58]" office:value-type="float" office:value="6" calcext:value-type="float">
            <text:p>6</text:p>
          </table:table-cell>
          <table:table-cell table:style-name="Default" office:value-type="float" office:value="0.379049" calcext:value-type="float">
            <text:p>0,379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8.nrrd</text:p>
          </table:table-cell>
          <table:table-cell table:formula="of:=[$'Set #3'.E59]" office:value-type="float" office:value="6" calcext:value-type="float">
            <text:p>6</text:p>
          </table:table-cell>
          <table:table-cell table:style-name="Default" office:value-type="float" office:value="0.439612" calcext:value-type="float">
            <text:p>0,439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9.nrrd</text:p>
          </table:table-cell>
          <table:table-cell table:formula="of:=[$'Set #3'.E60]" office:value-type="float" office:value="3" calcext:value-type="float">
            <text:p>3</text:p>
          </table:table-cell>
          <table:table-cell table:style-name="Default" office:value-type="float" office:value="0.360205" calcext:value-type="float">
            <text:p>0,360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10.nrrd</text:p>
          </table:table-cell>
          <table:table-cell table:formula="of:=[$'Set #3'.E61]" office:value-type="float" office:value="1" calcext:value-type="float">
            <text:p>1</text:p>
          </table:table-cell>
          <table:table-cell table:style-name="Default" office:value-type="float" office:value="0.292947" calcext:value-type="float">
            <text:p>0,292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1.nrrd</text:p>
          </table:table-cell>
          <table:table-cell table:formula="of:=[$'Set #3'.E62]" office:value-type="float" office:value="5" calcext:value-type="float">
            <text:p>5</text:p>
          </table:table-cell>
          <table:table-cell table:style-name="Default" office:value-type="float" office:value="0.310259" calcext:value-type="float">
            <text:p>0,310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2.nrrd</text:p>
          </table:table-cell>
          <table:table-cell table:formula="of:=[$'Set #3'.E63]" office:value-type="float" office:value="6" calcext:value-type="float">
            <text:p>6</text:p>
          </table:table-cell>
          <table:table-cell table:style-name="Default" office:value-type="float" office:value="0.32569" calcext:value-type="float">
            <text:p>0,32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3.nrrd</text:p>
          </table:table-cell>
          <table:table-cell table:formula="of:=[$'Set #3'.E64]" office:value-type="float" office:value="8" calcext:value-type="float">
            <text:p>8</text:p>
          </table:table-cell>
          <table:table-cell table:style-name="Default" office:value-type="float" office:value="0.281719" calcext:value-type="float">
            <text:p>0,281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4.nrrd</text:p>
          </table:table-cell>
          <table:table-cell table:formula="of:=[$'Set #3'.E65]" office:value-type="float" office:value="7" calcext:value-type="float">
            <text:p>7</text:p>
          </table:table-cell>
          <table:table-cell table:style-name="Default" office:value-type="float" office:value="0.396143" calcext:value-type="float">
            <text:p>0,396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5.nrrd</text:p>
          </table:table-cell>
          <table:table-cell table:formula="of:=[$'Set #3'.E66]" office:value-type="float" office:value="3" calcext:value-type="float">
            <text:p>3</text:p>
          </table:table-cell>
          <table:table-cell table:style-name="Default" office:value-type="float" office:value="0.335329" calcext:value-type="float">
            <text:p>0,335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6.nrrd</text:p>
          </table:table-cell>
          <table:table-cell table:formula="of:=[$'Set #3'.E67]" office:value-type="float" office:value="6" calcext:value-type="float">
            <text:p>6</text:p>
          </table:table-cell>
          <table:table-cell table:style-name="Default" office:value-type="float" office:value="0.611779" calcext:value-type="float">
            <text:p>0,611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7.nrrd</text:p>
          </table:table-cell>
          <table:table-cell table:formula="of:=[$'Set #3'.E68]" office:value-type="float" office:value="6" calcext:value-type="float">
            <text:p>6</text:p>
          </table:table-cell>
          <table:table-cell table:style-name="Default" office:value-type="float" office:value="0.44589" calcext:value-type="float">
            <text:p>0,44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8.nrrd</text:p>
          </table:table-cell>
          <table:table-cell table:formula="of:=[$'Set #3'.E69]" office:value-type="float" office:value="8" calcext:value-type="float">
            <text:p>8</text:p>
          </table:table-cell>
          <table:table-cell table:style-name="Default" office:value-type="float" office:value="0.478617" calcext:value-type="float">
            <text:p>0,478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9.nrrd</text:p>
          </table:table-cell>
          <table:table-cell table:formula="of:=[$'Set #3'.E70]" office:value-type="float" office:value="6" calcext:value-type="float">
            <text:p>6</text:p>
          </table:table-cell>
          <table:table-cell table:style-name="Default" office:value-type="float" office:value="0.273291" calcext:value-type="float">
            <text:p>0,273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10.nrrd</text:p>
          </table:table-cell>
          <table:table-cell table:formula="of:=[$'Set #3'.E71]" office:value-type="float" office:value="4" calcext:value-type="float">
            <text:p>4</text:p>
          </table:table-cell>
          <table:table-cell table:style-name="Default" office:value-type="float" office:value="0.362078" calcext:value-type="float">
            <text:p>0,362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1.nrrd</text:p>
          </table:table-cell>
          <table:table-cell table:formula="of:=[$'Set #3'.E72]" office:value-type="float" office:value="8" calcext:value-type="float">
            <text:p>8</text:p>
          </table:table-cell>
          <table:table-cell table:style-name="Default" office:value-type="float" office:value="0.592647" calcext:value-type="float">
            <text:p>0,592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2.nrrd</text:p>
          </table:table-cell>
          <table:table-cell table:formula="of:=[$'Set #3'.E73]" office:value-type="float" office:value="9" calcext:value-type="float">
            <text:p>9</text:p>
          </table:table-cell>
          <table:table-cell table:style-name="Default" office:value-type="float" office:value="0.443274" calcext:value-type="float">
            <text:p>0,443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3.nrrd</text:p>
          </table:table-cell>
          <table:table-cell table:formula="of:=[$'Set #3'.E74]" office:value-type="float" office:value="8" calcext:value-type="float">
            <text:p>8</text:p>
          </table:table-cell>
          <table:table-cell table:style-name="Default" office:value-type="float" office:value="0.326738" calcext:value-type="float">
            <text:p>0,326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4.nrrd</text:p>
          </table:table-cell>
          <table:table-cell table:formula="of:=[$'Set #3'.E75]" office:value-type="float" office:value="9" calcext:value-type="float">
            <text:p>9</text:p>
          </table:table-cell>
          <table:table-cell table:style-name="Default" office:value-type="float" office:value="0.424636" calcext:value-type="float">
            <text:p>0,424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5.nrrd</text:p>
          </table:table-cell>
          <table:table-cell table:formula="of:=[$'Set #3'.E76]" office:value-type="float" office:value="8" calcext:value-type="float">
            <text:p>8</text:p>
          </table:table-cell>
          <table:table-cell table:style-name="Default" office:value-type="float" office:value="0.50683" calcext:value-type="float">
            <text:p>0,50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6.nrrd</text:p>
          </table:table-cell>
          <table:table-cell table:formula="of:=[$'Set #3'.E77]" office:value-type="float" office:value="7" calcext:value-type="float">
            <text:p>7</text:p>
          </table:table-cell>
          <table:table-cell table:style-name="Default" office:value-type="float" office:value="0.415203" calcext:value-type="float">
            <text:p>0,415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7.nrrd</text:p>
          </table:table-cell>
          <table:table-cell table:formula="of:=[$'Set #3'.E78]" office:value-type="float" office:value="8" calcext:value-type="float">
            <text:p>8</text:p>
          </table:table-cell>
          <table:table-cell table:style-name="Default" office:value-type="float" office:value="0.381447" calcext:value-type="float">
            <text:p>0,381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8.nrrd</text:p>
          </table:table-cell>
          <table:table-cell table:formula="of:=[$'Set #3'.E79]" office:value-type="float" office:value="4" calcext:value-type="float">
            <text:p>4</text:p>
          </table:table-cell>
          <table:table-cell table:style-name="Default" office:value-type="float" office:value="0.520819" calcext:value-type="float">
            <text:p>0,520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9.nrrd</text:p>
          </table:table-cell>
          <table:table-cell table:formula="of:=[$'Set #3'.E80]" office:value-type="float" office:value="6" calcext:value-type="float">
            <text:p>6</text:p>
          </table:table-cell>
          <table:table-cell table:style-name="Default" office:value-type="float" office:value="0.30632" calcext:value-type="float">
            <text:p>0,30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10.nrrd</text:p>
          </table:table-cell>
          <table:table-cell table:formula="of:=[$'Set #3'.E81]" office:value-type="float" office:value="8" calcext:value-type="float">
            <text:p>8</text:p>
          </table:table-cell>
          <table:table-cell table:style-name="Default" office:value-type="float" office:value="0.3402" calcext:value-type="float">
            <text:p>0,3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1.nrrd</text:p>
          </table:table-cell>
          <table:table-cell table:formula="of:=[$'Set #3'.E82]" office:value-type="float" office:value="9" calcext:value-type="float">
            <text:p>9</text:p>
          </table:table-cell>
          <table:table-cell table:style-name="Default" office:value-type="float" office:value="0.621573" calcext:value-type="float">
            <text:p>0,621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2.nrrd</text:p>
          </table:table-cell>
          <table:table-cell table:formula="of:=[$'Set #3'.E83]" office:value-type="float" office:value="9" calcext:value-type="float">
            <text:p>9</text:p>
          </table:table-cell>
          <table:table-cell table:style-name="Default" office:value-type="float" office:value="0.228505" calcext:value-type="float">
            <text:p>0,228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3.nrrd</text:p>
          </table:table-cell>
          <table:table-cell table:formula="of:=[$'Set #3'.E84]" office:value-type="float" office:value="9" calcext:value-type="float">
            <text:p>9</text:p>
          </table:table-cell>
          <table:table-cell table:style-name="Default" office:value-type="float" office:value="0.249003" calcext:value-type="float">
            <text:p>0,249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4.nrrd</text:p>
          </table:table-cell>
          <table:table-cell table:formula="of:=[$'Set #3'.E85]" office:value-type="float" office:value="9" calcext:value-type="float">
            <text:p>9</text:p>
          </table:table-cell>
          <table:table-cell table:style-name="Default" office:value-type="float" office:value="0.473492" calcext:value-type="float">
            <text:p>0,473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5.nrrd</text:p>
          </table:table-cell>
          <table:table-cell table:formula="of:=[$'Set #3'.E86]" office:value-type="float" office:value="9" calcext:value-type="float">
            <text:p>9</text:p>
          </table:table-cell>
          <table:table-cell table:style-name="Default" office:value-type="float" office:value="0.391793" calcext:value-type="float">
            <text:p>0,391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6.nrrd</text:p>
          </table:table-cell>
          <table:table-cell table:formula="of:=[$'Set #3'.E87]" office:value-type="float" office:value="10" calcext:value-type="float">
            <text:p>10</text:p>
          </table:table-cell>
          <table:table-cell table:style-name="Default" office:value-type="float" office:value="0.464496" calcext:value-type="float">
            <text:p>0,464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7.nrrd</text:p>
          </table:table-cell>
          <table:table-cell table:formula="of:=[$'Set #3'.E88]" office:value-type="float" office:value="7" calcext:value-type="float">
            <text:p>7</text:p>
          </table:table-cell>
          <table:table-cell table:style-name="Default" office:value-type="float" office:value="0.2069" calcext:value-type="float">
            <text:p>0,2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8.nrrd</text:p>
          </table:table-cell>
          <table:table-cell table:formula="of:=[$'Set #3'.E89]" office:value-type="float" office:value="9" calcext:value-type="float">
            <text:p>9</text:p>
          </table:table-cell>
          <table:table-cell table:style-name="Default" office:value-type="float" office:value="0.229102" calcext:value-type="float">
            <text:p>0,229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9.nrrd</text:p>
          </table:table-cell>
          <table:table-cell table:formula="of:=[$'Set #3'.E90]" office:value-type="float" office:value="2" calcext:value-type="float">
            <text:p>2</text:p>
          </table:table-cell>
          <table:table-cell table:style-name="Default" office:value-type="float" office:value="0.427626" calcext:value-type="float">
            <text:p>0,427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10.nrrd</text:p>
          </table:table-cell>
          <table:table-cell table:formula="of:=[$'Set #3'.E91]" office:value-type="float" office:value="4" calcext:value-type="float">
            <text:p>4</text:p>
          </table:table-cell>
          <table:table-cell table:style-name="Default" office:value-type="float" office:value="0.186606" calcext:value-type="float">
            <text:p>0,186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1.nrrd</text:p>
          </table:table-cell>
          <table:table-cell table:formula="of:=[$'Set #3'.E92]" office:value-type="float" office:value="5" calcext:value-type="float">
            <text:p>5</text:p>
          </table:table-cell>
          <table:table-cell table:style-name="Default" office:value-type="float" office:value="0.475645" calcext:value-type="float">
            <text:p>0,4756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2.nrrd</text:p>
          </table:table-cell>
          <table:table-cell table:formula="of:=[$'Set #3'.E93]" office:value-type="float" office:value="5" calcext:value-type="float">
            <text:p>5</text:p>
          </table:table-cell>
          <table:table-cell table:style-name="Default" office:value-type="float" office:value="0.43792" calcext:value-type="float">
            <text:p>0,43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3.nrrd</text:p>
          </table:table-cell>
          <table:table-cell table:formula="of:=[$'Set #3'.E94]" office:value-type="float" office:value="6" calcext:value-type="float">
            <text:p>6</text:p>
          </table:table-cell>
          <table:table-cell table:style-name="Default" office:value-type="float" office:value="0.430525" calcext:value-type="float">
            <text:p>0,430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4.nrrd</text:p>
          </table:table-cell>
          <table:table-cell table:formula="of:=[$'Set #3'.E95]" office:value-type="float" office:value="4" calcext:value-type="float">
            <text:p>4</text:p>
          </table:table-cell>
          <table:table-cell table:style-name="Default" office:value-type="float" office:value="0.407151" calcext:value-type="float">
            <text:p>0,407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5.nrrd</text:p>
          </table:table-cell>
          <table:table-cell table:formula="of:=[$'Set #3'.E96]" office:value-type="float" office:value="6" calcext:value-type="float">
            <text:p>6</text:p>
          </table:table-cell>
          <table:table-cell table:style-name="Default" office:value-type="float" office:value="0.4345" calcext:value-type="float">
            <text:p>0,4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6.nrrd</text:p>
          </table:table-cell>
          <table:table-cell table:formula="of:=[$'Set #3'.E97]" office:value-type="float" office:value="4" calcext:value-type="float">
            <text:p>4</text:p>
          </table:table-cell>
          <table:table-cell table:style-name="Default" office:value-type="float" office:value="0.427358" calcext:value-type="float">
            <text:p>0,427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7.nrrd</text:p>
          </table:table-cell>
          <table:table-cell table:formula="of:=[$'Set #3'.E98]" office:value-type="float" office:value="4" calcext:value-type="float">
            <text:p>4</text:p>
          </table:table-cell>
          <table:table-cell table:style-name="Default" office:value-type="float" office:value="0.495598" calcext:value-type="float">
            <text:p>0,495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8.nrrd</text:p>
          </table:table-cell>
          <table:table-cell table:formula="of:=[$'Set #3'.E99]" office:value-type="float" office:value="6" calcext:value-type="float">
            <text:p>6</text:p>
          </table:table-cell>
          <table:table-cell table:style-name="Default" office:value-type="float" office:value="0.598707" calcext:value-type="float">
            <text:p>0,598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9.nrrd</text:p>
          </table:table-cell>
          <table:table-cell table:formula="of:=[$'Set #3'.E100]" office:value-type="float" office:value="6" calcext:value-type="float">
            <text:p>6</text:p>
          </table:table-cell>
          <table:table-cell table:style-name="Default" office:value-type="float" office:value="0.561269" calcext:value-type="float">
            <text:p>0,561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10.nrrd</text:p>
          </table:table-cell>
          <table:table-cell table:formula="of:=[$'Set #3'.E101]" office:value-type="float" office:value="5" calcext:value-type="float">
            <text:p>5</text:p>
          </table:table-cell>
          <table:table-cell table:style-name="Default" office:value-type="float" office:value="0.464101" calcext:value-type="float">
            <text:p>0,464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1.nrrd</text:p>
          </table:table-cell>
          <table:table-cell table:formula="of:=[$'Set #3'.E102]" office:value-type="float" office:value="1" calcext:value-type="float">
            <text:p>1</text:p>
          </table:table-cell>
          <table:table-cell table:style-name="Default" office:value-type="float" office:value="0.473089" calcext:value-type="float">
            <text:p>0,473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2.nrrd</text:p>
          </table:table-cell>
          <table:table-cell table:formula="of:=[$'Set #3'.E103]" office:value-type="float" office:value="8" calcext:value-type="float">
            <text:p>8</text:p>
          </table:table-cell>
          <table:table-cell table:style-name="Default" office:value-type="float" office:value="0.335223" calcext:value-type="float">
            <text:p>0,335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3.nrrd</text:p>
          </table:table-cell>
          <table:table-cell table:formula="of:=[$'Set #3'.E104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4.nrrd</text:p>
          </table:table-cell>
          <table:table-cell table:formula="of:=[$'Set #3'.E105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5.nrrd</text:p>
          </table:table-cell>
          <table:table-cell table:formula="of:=[$'Set #3'.E106]" office:value-type="float" office:value="1" calcext:value-type="float">
            <text:p>1</text:p>
          </table:table-cell>
          <table:table-cell table:style-name="Default" office:value-type="float" office:value="0.487305" calcext:value-type="float">
            <text:p>0,487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6.nrrd</text:p>
          </table:table-cell>
          <table:table-cell table:formula="of:=[$'Set #3'.E107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7.nrrd</text:p>
          </table:table-cell>
          <table:table-cell table:formula="of:=[$'Set #3'.E108]" office:value-type="float" office:value="6" calcext:value-type="float">
            <text:p>6</text:p>
          </table:table-cell>
          <table:table-cell table:style-name="Default" office:value-type="float" office:value="0.410042" calcext:value-type="float">
            <text:p>0,410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8.nrrd</text:p>
          </table:table-cell>
          <table:table-cell table:formula="of:=[$'Set #3'.E109]" office:value-type="float" office:value="1" calcext:value-type="float">
            <text:p>1</text:p>
          </table:table-cell>
          <table:table-cell table:style-name="Default" office:value-type="float" office:value="0.385564" calcext:value-type="float">
            <text:p>0,385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9.nrrd</text:p>
          </table:table-cell>
          <table:table-cell table:formula="of:=[$'Set #3'.E110]" office:value-type="float" office:value="9" calcext:value-type="float">
            <text:p>9</text:p>
          </table:table-cell>
          <table:table-cell table:style-name="Default" office:value-type="float" office:value="0.406351" calcext:value-type="float">
            <text:p>0,406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10.nrrd</text:p>
          </table:table-cell>
          <table:table-cell table:formula="of:=[$'Set #3'.E111]" office:value-type="float" office:value="2" calcext:value-type="float">
            <text:p>2</text:p>
          </table:table-cell>
          <table:table-cell table:style-name="Default" office:value-type="float" office:value="0.436875" calcext:value-type="float">
            <text:p>0,436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1.nrrd</text:p>
          </table:table-cell>
          <table:table-cell table:formula="of:=[$'Set #3'.E112]" office:value-type="float" office:value="8" calcext:value-type="float">
            <text:p>8</text:p>
          </table:table-cell>
          <table:table-cell table:style-name="Default" office:value-type="float" office:value="0.523451" calcext:value-type="float">
            <text:p>0,523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2.nrrd</text:p>
          </table:table-cell>
          <table:table-cell table:formula="of:=[$'Set #3'.E113]" office:value-type="float" office:value="8" calcext:value-type="float">
            <text:p>8</text:p>
          </table:table-cell>
          <table:table-cell table:style-name="Default" office:value-type="float" office:value="0.508951" calcext:value-type="float">
            <text:p>0,508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3.nrrd</text:p>
          </table:table-cell>
          <table:table-cell table:formula="of:=[$'Set #3'.E114]" office:value-type="float" office:value="6" calcext:value-type="float">
            <text:p>6</text:p>
          </table:table-cell>
          <table:table-cell table:style-name="Default" office:value-type="float" office:value="0.390342" calcext:value-type="float">
            <text:p>0,390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4.nrrd</text:p>
          </table:table-cell>
          <table:table-cell table:formula="of:=[$'Set #3'.E115]" office:value-type="float" office:value="4" calcext:value-type="float">
            <text:p>4</text:p>
          </table:table-cell>
          <table:table-cell table:style-name="Default" office:value-type="float" office:value="0.513855" calcext:value-type="float">
            <text:p>0,513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5.nrrd</text:p>
          </table:table-cell>
          <table:table-cell table:formula="of:=[$'Set #3'.E116]" office:value-type="float" office:value="3" calcext:value-type="float">
            <text:p>3</text:p>
          </table:table-cell>
          <table:table-cell table:style-name="Default" office:value-type="float" office:value="0.252472" calcext:value-type="float">
            <text:p>0,252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6.nrrd</text:p>
          </table:table-cell>
          <table:table-cell table:formula="of:=[$'Set #3'.E117]" office:value-type="float" office:value="6" calcext:value-type="float">
            <text:p>6</text:p>
          </table:table-cell>
          <table:table-cell table:style-name="Default" office:value-type="float" office:value="0.384833" calcext:value-type="float">
            <text:p>0,384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7.nrrd</text:p>
          </table:table-cell>
          <table:table-cell table:formula="of:=[$'Set #3'.E118]" office:value-type="float" office:value="3" calcext:value-type="float">
            <text:p>3</text:p>
          </table:table-cell>
          <table:table-cell table:style-name="Default" office:value-type="float" office:value="0.409545" calcext:value-type="float">
            <text:p>0,409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8.nrrd</text:p>
          </table:table-cell>
          <table:table-cell table:formula="of:=[$'Set #3'.E119]" office:value-type="float" office:value="2" calcext:value-type="float">
            <text:p>2</text:p>
          </table:table-cell>
          <table:table-cell table:style-name="Default" office:value-type="float" office:value="0.456581" calcext:value-type="float">
            <text:p>0,456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9.nrrd</text:p>
          </table:table-cell>
          <table:table-cell table:formula="of:=[$'Set #3'.E120]" office:value-type="float" office:value="3" calcext:value-type="float">
            <text:p>3</text:p>
          </table:table-cell>
          <table:table-cell table:style-name="Default" office:value-type="float" office:value="0.454717" calcext:value-type="float">
            <text:p>0,454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10.nrrd</text:p>
          </table:table-cell>
          <table:table-cell table:formula="of:=[$'Set #3'.E121]" office:value-type="float" office:value="3" calcext:value-type="float">
            <text:p>3</text:p>
          </table:table-cell>
          <table:table-cell table:style-name="Default" office:value-type="float" office:value="0.37375" calcext:value-type="float">
            <text:p>0,37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1.nrrd</text:p>
          </table:table-cell>
          <table:table-cell table:formula="of:=[$'Set #3'.E122]" office:value-type="float" office:value="5" calcext:value-type="float">
            <text:p>5</text:p>
          </table:table-cell>
          <table:table-cell table:style-name="Default" office:value-type="float" office:value="0.608254" calcext:value-type="float">
            <text:p>0,608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2.nrrd</text:p>
          </table:table-cell>
          <table:table-cell table:formula="of:=[$'Set #3'.E123]" office:value-type="float" office:value="4" calcext:value-type="float">
            <text:p>4</text:p>
          </table:table-cell>
          <table:table-cell table:style-name="Default" office:value-type="float" office:value="0.48688" calcext:value-type="float">
            <text:p>0,48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3.nrrd</text:p>
          </table:table-cell>
          <table:table-cell table:formula="of:=[$'Set #3'.E124]" office:value-type="float" office:value="3" calcext:value-type="float">
            <text:p>3</text:p>
          </table:table-cell>
          <table:table-cell table:style-name="Default" office:value-type="float" office:value="0.531222" calcext:value-type="float">
            <text:p>0,53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4.nrrd</text:p>
          </table:table-cell>
          <table:table-cell table:formula="of:=[$'Set #3'.E125]" office:value-type="float" office:value="3" calcext:value-type="float">
            <text:p>3</text:p>
          </table:table-cell>
          <table:table-cell table:style-name="Default" office:value-type="float" office:value="0.520751" calcext:value-type="float">
            <text:p>0,520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5.nrrd</text:p>
          </table:table-cell>
          <table:table-cell table:formula="of:=[$'Set #3'.E126]" office:value-type="float" office:value="5" calcext:value-type="float">
            <text:p>5</text:p>
          </table:table-cell>
          <table:table-cell table:style-name="Default" office:value-type="float" office:value="0.51559" calcext:value-type="float">
            <text:p>0,51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6.nrrd</text:p>
          </table:table-cell>
          <table:table-cell table:formula="of:=[$'Set #3'.E127]" office:value-type="float" office:value="3" calcext:value-type="float">
            <text:p>3</text:p>
          </table:table-cell>
          <table:table-cell table:style-name="Default" office:value-type="float" office:value="0.500926" calcext:value-type="float">
            <text:p>0,500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7.nrrd</text:p>
          </table:table-cell>
          <table:table-cell table:formula="of:=[$'Set #3'.E128]" office:value-type="float" office:value="5" calcext:value-type="float">
            <text:p>5</text:p>
          </table:table-cell>
          <table:table-cell table:style-name="Default" office:value-type="float" office:value="0.46161" calcext:value-type="float">
            <text:p>0,46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8.nrrd</text:p>
          </table:table-cell>
          <table:table-cell table:formula="of:=[$'Set #3'.E129]" office:value-type="float" office:value="7" calcext:value-type="float">
            <text:p>7</text:p>
          </table:table-cell>
          <table:table-cell table:style-name="Default" office:value-type="float" office:value="0.546036" calcext:value-type="float">
            <text:p>0,546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9.nrrd</text:p>
          </table:table-cell>
          <table:table-cell table:formula="of:=[$'Set #3'.E130]" office:value-type="float" office:value="2" calcext:value-type="float">
            <text:p>2</text:p>
          </table:table-cell>
          <table:table-cell table:style-name="Default" office:value-type="float" office:value="0.374531" calcext:value-type="float">
            <text:p>0,374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10.nrrd</text:p>
          </table:table-cell>
          <table:table-cell table:formula="of:=[$'Set #3'.E131]" office:value-type="float" office:value="4" calcext:value-type="float">
            <text:p>4</text:p>
          </table:table-cell>
          <table:table-cell table:style-name="Default" office:value-type="float" office:value="0.527459" calcext:value-type="float">
            <text:p>0,527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1.nrrd</text:p>
          </table:table-cell>
          <table:table-cell table:formula="of:=[$'Set #3'.E132]" office:value-type="float" office:value="2" calcext:value-type="float">
            <text:p>2</text:p>
          </table:table-cell>
          <table:table-cell table:style-name="Default" office:value-type="float" office:value="0.368785" calcext:value-type="float">
            <text:p>0,368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2.nrrd</text:p>
          </table:table-cell>
          <table:table-cell table:formula="of:=[$'Set #3'.E133]" office:value-type="float" office:value="2" calcext:value-type="float">
            <text:p>2</text:p>
          </table:table-cell>
          <table:table-cell table:style-name="Default" office:value-type="float" office:value="0.426197" calcext:value-type="float">
            <text:p>0,426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3.nrrd</text:p>
          </table:table-cell>
          <table:table-cell table:formula="of:=[$'Set #3'.E134]" office:value-type="float" office:value="1" calcext:value-type="float">
            <text:p>1</text:p>
          </table:table-cell>
          <table:table-cell table:style-name="Default" office:value-type="float" office:value="0.247637" calcext:value-type="float">
            <text:p>0,247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4.nrrd</text:p>
          </table:table-cell>
          <table:table-cell table:formula="of:=[$'Set #3'.E135]" office:value-type="float" office:value="3" calcext:value-type="float">
            <text:p>3</text:p>
          </table:table-cell>
          <table:table-cell table:style-name="Default" office:value-type="float" office:value="0.365096" calcext:value-type="float">
            <text:p>0,365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5.nrrd</text:p>
          </table:table-cell>
          <table:table-cell table:formula="of:=[$'Set #3'.E136]" office:value-type="float" office:value="7" calcext:value-type="float">
            <text:p>7</text:p>
          </table:table-cell>
          <table:table-cell table:style-name="Default" office:value-type="float" office:value="0.446836" calcext:value-type="float">
            <text:p>0,446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6.nrrd</text:p>
          </table:table-cell>
          <table:table-cell table:formula="of:=[$'Set #3'.E137]" office:value-type="float" office:value="2" calcext:value-type="float">
            <text:p>2</text:p>
          </table:table-cell>
          <table:table-cell table:style-name="Default" office:value-type="float" office:value="0.281688" calcext:value-type="float">
            <text:p>0,281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7.nrrd</text:p>
          </table:table-cell>
          <table:table-cell table:formula="of:=[$'Set #3'.E138]" office:value-type="float" office:value="3" calcext:value-type="float">
            <text:p>3</text:p>
          </table:table-cell>
          <table:table-cell table:style-name="Default" office:value-type="float" office:value="0.366769" calcext:value-type="float">
            <text:p>0,366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8.nrrd</text:p>
          </table:table-cell>
          <table:table-cell table:formula="of:=[$'Set #3'.E139]" office:value-type="float" office:value="6" calcext:value-type="float">
            <text:p>6</text:p>
          </table:table-cell>
          <table:table-cell table:style-name="Default" office:value-type="float" office:value="0.316414" calcext:value-type="float">
            <text:p>0,316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9.nrrd</text:p>
          </table:table-cell>
          <table:table-cell table:formula="of:=[$'Set #3'.E140]" office:value-type="float" office:value="3" calcext:value-type="float">
            <text:p>3</text:p>
          </table:table-cell>
          <table:table-cell table:style-name="Default" office:value-type="float" office:value="0.221022" calcext:value-type="float">
            <text:p>0,221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10.nrrd</text:p>
          </table:table-cell>
          <table:table-cell table:formula="of:=[$'Set #3'.E141]" office:value-type="float" office:value="7" calcext:value-type="float">
            <text:p>7</text:p>
          </table:table-cell>
          <table:table-cell table:style-name="Default" office:value-type="float" office:value="0.433096" calcext:value-type="float">
            <text:p>0,433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_Fid=1_M01.nrrd</text:p>
          </table:table-cell>
          <table:table-cell table:formula="of:=[$'Set #3'.E142]" office:value-type="float" office:value="1" calcext:value-type="float">
            <text:p>1</text:p>
          </table:table-cell>
          <table:table-cell table:style-name="Default" office:value-type="float" office:value="0.219306" calcext:value-type="float">
            <text:p>0,219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_Fid=1_M02.nrrd</text:p>
          </table:table-cell>
          <table:table-cell table:formula="of:=[$'Set #3'.E143]" office:value-type="float" office:value="1" calcext:value-type="float">
            <text:p>1</text:p>
          </table:table-cell>
          <table:table-cell table:style-name="Default" office:value-type="float" office:value="0.29682" calcext:value-type="float">
            <text:p>0,29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_Fid=1_M03.nrrd</text:p>
          </table:table-cell>
          <table:table-cell table:formula="of:=[$'Set #3'.E144]" office:value-type="float" office:value="1" calcext:value-type="float">
            <text:p>1</text:p>
          </table:table-cell>
          <table:table-cell table:style-name="Default" office:value-type="float" office:value="0.358701" calcext:value-type="float">
            <text:p>0,358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_Fid=1_M04.nrrd</text:p>
          </table:table-cell>
          <table:table-cell table:formula="of:=[$'Set #3'.E145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_Fid=1_M05.nrrd</text:p>
          </table:table-cell>
          <table:table-cell table:formula="of:=[$'Set #3'.E146]" office:value-type="float" office:value="2" calcext:value-type="float">
            <text:p>2</text:p>
          </table:table-cell>
          <table:table-cell table:style-name="Default" office:value-type="float" office:value="0.351527" calcext:value-type="float">
            <text:p>0,351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_Fid=1_M06.nrrd</text:p>
          </table:table-cell>
          <table:table-cell table:formula="of:=[$'Set #3'.E147]" office:value-type="float" office:value="1" calcext:value-type="float">
            <text:p>1</text:p>
          </table:table-cell>
          <table:table-cell table:style-name="Default" office:value-type="float" office:value="0.335078" calcext:value-type="float">
            <text:p>0,335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_Fid=1_M07.nrrd</text:p>
          </table:table-cell>
          <table:table-cell table:formula="of:=[$'Set #3'.E148]" office:value-type="float" office:value="2" calcext:value-type="float">
            <text:p>2</text:p>
          </table:table-cell>
          <table:table-cell table:style-name="Default" office:value-type="float" office:value="0.284552" calcext:value-type="float">
            <text:p>0,284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_Fid=1_M08.nrrd</text:p>
          </table:table-cell>
          <table:table-cell table:formula="of:=[$'Set #3'.E149]" office:value-type="float" office:value="1" calcext:value-type="float">
            <text:p>1</text:p>
          </table:table-cell>
          <table:table-cell table:style-name="Default" office:value-type="float" office:value="0.310376" calcext:value-type="float">
            <text:p>0,310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_Fid=1_M09.nrrd</text:p>
          </table:table-cell>
          <table:table-cell table:formula="of:=[$'Set #3'.E150]" office:value-type="float" office:value="1" calcext:value-type="float">
            <text:p>1</text:p>
          </table:table-cell>
          <table:table-cell table:style-name="Default" office:value-type="float" office:value="0.28045" calcext:value-type="float">
            <text:p>0,28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_Fid=1_M10.nrrd</text:p>
          </table:table-cell>
          <table:table-cell table:formula="of:=[$'Set #3'.E151]" office:value-type="float" office:value="2" calcext:value-type="float">
            <text:p>2</text:p>
          </table:table-cell>
          <table:table-cell table:style-name="Default" office:value-type="float" office:value="0.330991" calcext:value-type="float">
            <text:p>0,33099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1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4T16:43:43.127907969</dc:date>
    <meta:editing-duration>P5DT22H58M12S</meta:editing-duration>
    <meta:editing-cycles>51</meta:editing-cycles>
    <meta:generator>LibreOffice/7.5.0.3$MacOSX_X86_64 LibreOffice_project/c21113d003cd3efa8c53188764377a8272d9d6de</meta:generator>
    <meta:document-statistic meta:table-count="4" meta:cell-count="470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36cm" svg:height="14.926cm" xlink:href=".." xlink:type="simple" chart:class="chart:scatter" chart:style-name="ch1">
        <chart:legend chart:legend-position="end" svg:x="16.327cm" svg:y="6.667cm" style:legend-expansion="high" chart:style-name="ch2"/>
        <chart:plot-area chart:style-name="ch3" table:cell-range-address="BifSimMetric.B1:BifSimMetric.B151 BifSimMetric.E3:BifSimMetric.E3 BifSimMetric.C2:BifSimMetric.C451 BifSimMetric.E6:BifSimMetric.E6 BifSimMetric.E9:BifSimMetric.E9" chart:data-source-has-labels="row" svg:x="0.374cm" svg:y="0.298cm" svg:width="15.579cm" svg:height="14.33cm">
          <chart:coordinate-region svg:x="1.091cm" svg:y="0.497cm" svg:width="14.441cm" svg:height="13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fSimMetric.C2:BifSimMetric.C151" chart:label-cell-address="BifSimMetric.E3:BifSimMetric.E3" chart:class="chart:scatter">
            <chart:domain table:cell-range-address="BifSimMetric.B2:BifSimMetric.B151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 chart:repeated="13"/>
            <chart:data-point chart:style-name="ch8"/>
            <chart:data-point chart:repeated="8"/>
            <chart:data-point chart:style-name="ch8"/>
            <chart:data-point chart:repeated="6"/>
            <chart:data-point chart:style-name="ch8" chart:repeated="2"/>
            <chart:data-point chart:repeated="92"/>
            <chart:data-point chart:style-name="ch8"/>
            <chart:data-point/>
            <chart:data-point chart:style-name="ch8" chart:repeated="2"/>
            <chart:data-point chart:repeated="3"/>
            <chart:data-point chart:style-name="ch8"/>
            <chart:data-point chart:repeated="5"/>
            <chart:data-point chart:style-name="ch8"/>
            <chart:data-point chart:repeated="6"/>
          </chart:series>
          <chart:series chart:style-name="ch9" chart:values-cell-range-address="BifSimMetric.C152:BifSimMetric.C301" chart:label-cell-address="BifSimMetric.E6:BifSimMetric.E6" chart:class="chart:scatter">
            <chart:domain table:cell-range-address="BifSimMetric.B152:BifSimMetric.B301"/>
            <chart:data-point chart:repeated="150"/>
          </chart:series>
          <chart:series chart:style-name="ch10" chart:values-cell-range-address="BifSimMetric.C302:BifSimMetric.C451" chart:label-cell-address="BifSimMetric.E9:BifSimMetric.E9" chart:class="chart:scatter">
            <chart:domain table:cell-range-address="BifSimMetric.B302:BifSimMetric.B4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taset #1</text:p>
                <draw:g>
                  <svg:desc>BifSimMetric.E3:BifSimMetric.E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2</text:p>
                <draw:g>
                  <svg:desc>BifSimMetric.E6:BifSimMetric.E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3</text:p>
                <draw:g>
                  <svg:desc>BifSimMetric.E9:BifSimMetric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6666666666667">
                <text:p>7.16666666666667</text:p>
                <draw:g>
                  <svg:desc>BifSimMetric.B2:BifSimMetric.B151</svg:desc>
                </draw:g>
              </table:table-cell>
              <table:table-cell office:value-type="float" office:value="0.248038">
                <text:p>0.248038</text:p>
                <draw:g>
                  <svg:desc>BifSimMetric.C2:BifSimMetric.C151</svg:desc>
                </draw:g>
              </table:table-cell>
              <table:table-cell office:value-type="float" office:value="6.6">
                <text:p>6.6</text:p>
                <draw:g>
                  <svg:desc>BifSimMetric.B152:BifSimMetric.B301</svg:desc>
                </draw:g>
              </table:table-cell>
              <table:table-cell office:value-type="float" office:value="0.299975">
                <text:p>0.299975</text:p>
                <draw:g>
                  <svg:desc>BifSimMetric.C152:BifSimMetric.C301</svg:desc>
                </draw:g>
              </table:table-cell>
              <table:table-cell office:value-type="float" office:value="1">
                <text:p>1</text:p>
                <draw:g>
                  <svg:desc>BifSimMetric.B302:BifSimMetric.B451</svg:desc>
                </draw:g>
              </table:table-cell>
              <table:table-cell office:value-type="float" office:value="0.50156">
                <text:p>0.50156</text:p>
                <draw:g>
                  <svg:desc>BifSimMetric.C302:BifSimMetric.C4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463674">
                <text:p>0.463674</text:p>
              </table:table-cell>
              <table:table-cell office:value-type="float" office:value="1">
                <text:p>1</text:p>
              </table:table-cell>
              <table:table-cell office:value-type="float" office:value="0.346908">
                <text:p>0.346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320569">
                <text:p>0.320569</text:p>
              </table:table-cell>
              <table:table-cell office:value-type="float" office:value="7">
                <text:p>7</text:p>
              </table:table-cell>
              <table:table-cell office:value-type="float" office:value="0.315244">
                <text:p>0.315244</text:p>
              </table:table-cell>
              <table:table-cell office:value-type="float" office:value="6">
                <text:p>6</text:p>
              </table:table-cell>
              <table:table-cell office:value-type="float" office:value="0.454775">
                <text:p>0.454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411886">
                <text:p>0.411886</text:p>
              </table:table-cell>
              <table:table-cell office:value-type="float" office:value="8">
                <text:p>8</text:p>
              </table:table-cell>
              <table:table-cell office:value-type="float" office:value="0.428408">
                <text:p>0.428408</text:p>
              </table:table-cell>
              <table:table-cell office:value-type="float" office:value="3">
                <text:p>3</text:p>
              </table:table-cell>
              <table:table-cell office:value-type="float" office:value="0.526997">
                <text:p>0.526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82748">
                <text:p>0.382748</text:p>
              </table:table-cell>
              <table:table-cell office:value-type="float" office:value="6.4">
                <text:p>6.4</text:p>
              </table:table-cell>
              <table:table-cell office:value-type="float" office:value="0.31206">
                <text:p>0.31206</text:p>
              </table:table-cell>
              <table:table-cell office:value-type="float" office:value="6">
                <text:p>6</text:p>
              </table:table-cell>
              <table:table-cell office:value-type="float" office:value="0.359171">
                <text:p>0.359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73933">
                <text:p>0.373933</text:p>
              </table:table-cell>
              <table:table-cell office:value-type="float" office:value="7.4">
                <text:p>7.4</text:p>
              </table:table-cell>
              <table:table-cell office:value-type="float" office:value="0.41866">
                <text:p>0.41866</text:p>
              </table:table-cell>
              <table:table-cell office:value-type="float" office:value="4">
                <text:p>4</text:p>
              </table:table-cell>
              <table:table-cell office:value-type="float" office:value="0.52236">
                <text:p>0.52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.295001">
                <text:p>0.295001</text:p>
              </table:table-cell>
              <table:table-cell office:value-type="float" office:value="6.2">
                <text:p>6.2</text:p>
              </table:table-cell>
              <table:table-cell office:value-type="float" office:value="0.389338">
                <text:p>0.389338</text:p>
              </table:table-cell>
              <table:table-cell office:value-type="float" office:value="5">
                <text:p>5</text:p>
              </table:table-cell>
              <table:table-cell office:value-type="float" office:value="0.464171">
                <text:p>0.464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.445449">
                <text:p>0.445449</text:p>
              </table:table-cell>
              <table:table-cell office:value-type="float" office:value="3.8">
                <text:p>3.8</text:p>
              </table:table-cell>
              <table:table-cell office:value-type="float" office:value="0.295268">
                <text:p>0.2952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0.4958">
                <text:p>0.4958</text:p>
              </table:table-cell>
              <table:table-cell office:value-type="float" office:value="7.4">
                <text:p>7.4</text:p>
              </table:table-cell>
              <table:table-cell office:value-type="float" office:value="0.445212">
                <text:p>0.445212</text:p>
              </table:table-cell>
              <table:table-cell office:value-type="float" office:value="4">
                <text:p>4</text:p>
              </table:table-cell>
              <table:table-cell office:value-type="float" office:value="0.515698">
                <text:p>0.515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242249">
                <text:p>0.242249</text:p>
              </table:table-cell>
              <table:table-cell office:value-type="float" office:value="3">
                <text:p>3</text:p>
              </table:table-cell>
              <table:table-cell office:value-type="float" office:value="0.240725">
                <text:p>0.240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433867">
                <text:p>0.4338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476862">
                <text:p>0.476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7059">
                <text:p>0.387059</text:p>
              </table:table-cell>
              <table:table-cell office:value-type="float" office:value="4">
                <text:p>4</text:p>
              </table:table-cell>
              <table:table-cell office:value-type="float" office:value="0.501678">
                <text:p>0.501678</text:p>
              </table:table-cell>
              <table:table-cell office:value-type="float" office:value="7">
                <text:p>7</text:p>
              </table:table-cell>
              <table:table-cell office:value-type="float" office:value="0.620737">
                <text:p>0.620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50378">
                <text:p>0.50378</text:p>
              </table:table-cell>
              <table:table-cell office:value-type="float" office:value="2">
                <text:p>2</text:p>
              </table:table-cell>
              <table:table-cell office:value-type="float" office:value="0.39143">
                <text:p>0.39143</text:p>
              </table:table-cell>
              <table:table-cell office:value-type="float" office:value="9">
                <text:p>9</text:p>
              </table:table-cell>
              <table:table-cell office:value-type="float" office:value="0.332111">
                <text:p>0.332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72654">
                <text:p>0.472654</text:p>
              </table:table-cell>
              <table:table-cell office:value-type="float" office:value="3.2">
                <text:p>3.2</text:p>
              </table:table-cell>
              <table:table-cell office:value-type="float" office:value="0.496366">
                <text:p>0.496366</text:p>
              </table:table-cell>
              <table:table-cell office:value-type="float" office:value="4">
                <text:p>4</text:p>
              </table:table-cell>
              <table:table-cell office:value-type="float" office:value="0.376631">
                <text:p>0.376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89513">
                <text:p>0.289513</text:p>
              </table:table-cell>
              <table:table-cell office:value-type="float" office:value="5.4">
                <text:p>5.4</text:p>
              </table:table-cell>
              <table:table-cell office:value-type="float" office:value="0.476731">
                <text:p>0.476731</text:p>
              </table:table-cell>
              <table:table-cell office:value-type="float" office:value="9">
                <text:p>9</text:p>
              </table:table-cell>
              <table:table-cell office:value-type="float" office:value="0.537307">
                <text:p>0.537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0.480273">
                <text:p>0.480273</text:p>
              </table:table-cell>
              <table:table-cell office:value-type="float" office:value="5.4">
                <text:p>5.4</text:p>
              </table:table-cell>
              <table:table-cell office:value-type="float" office:value="0.462077">
                <text:p>0.462077</text:p>
              </table:table-cell>
              <table:table-cell office:value-type="float" office:value="4">
                <text:p>4</text:p>
              </table:table-cell>
              <table:table-cell office:value-type="float" office:value="0.392311">
                <text:p>0.392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331433">
                <text:p>0.331433</text:p>
              </table:table-cell>
              <table:table-cell office:value-type="float" office:value="2">
                <text:p>2</text:p>
              </table:table-cell>
              <table:table-cell office:value-type="float" office:value="0.34665">
                <text:p>0.34665</text:p>
              </table:table-cell>
              <table:table-cell office:value-type="float" office:value="5">
                <text:p>5</text:p>
              </table:table-cell>
              <table:table-cell office:value-type="float" office:value="0.550463">
                <text:p>0.550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358102">
                <text:p>0.358102</text:p>
              </table:table-cell>
              <table:table-cell office:value-type="float" office:value="1.8">
                <text:p>1.8</text:p>
              </table:table-cell>
              <table:table-cell office:value-type="float" office:value="0.340738">
                <text:p>0.340738</text:p>
              </table:table-cell>
              <table:table-cell office:value-type="float" office:value="8">
                <text:p>8</text:p>
              </table:table-cell>
              <table:table-cell office:value-type="float" office:value="0.497442">
                <text:p>0.497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75888">
                <text:p>0.575888</text:p>
              </table:table-cell>
              <table:table-cell office:value-type="float" office:value="1.4">
                <text:p>1.4</text:p>
              </table:table-cell>
              <table:table-cell office:value-type="float" office:value="0.315268">
                <text:p>0.315268</text:p>
              </table:table-cell>
              <table:table-cell office:value-type="float" office:value="6">
                <text:p>6</text:p>
              </table:table-cell>
              <table:table-cell office:value-type="float" office:value="0.403152">
                <text:p>0.403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5942">
                <text:p>0.385942</text:p>
              </table:table-cell>
              <table:table-cell office:value-type="float" office:value="1">
                <text:p>1</text:p>
              </table:table-cell>
              <table:table-cell office:value-type="float" office:value="0.182526">
                <text:p>0.182526</text:p>
              </table:table-cell>
              <table:table-cell office:value-type="float" office:value="5">
                <text:p>5</text:p>
              </table:table-cell>
              <table:table-cell office:value-type="float" office:value="0.420991">
                <text:p>0.420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327357">
                <text:p>0.327357</text:p>
              </table:table-cell>
              <table:table-cell office:value-type="float" office:value="3.6">
                <text:p>3.6</text:p>
              </table:table-cell>
              <table:table-cell office:value-type="float" office:value="0.337397">
                <text:p>0.337397</text:p>
              </table:table-cell>
              <table:table-cell office:value-type="float" office:value="6">
                <text:p>6</text:p>
              </table:table-cell>
              <table:table-cell office:value-type="float" office:value="0.581781">
                <text:p>0.581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339977">
                <text:p>0.339977</text:p>
              </table:table-cell>
              <table:table-cell office:value-type="float" office:value="4.4">
                <text:p>4.4</text:p>
              </table:table-cell>
              <table:table-cell office:value-type="float" office:value="0.363166">
                <text:p>0.3631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366476">
                <text:p>0.366476</text:p>
              </table:table-cell>
              <table:table-cell office:value-type="float" office:value="7.2">
                <text:p>7.2</text:p>
              </table:table-cell>
              <table:table-cell office:value-type="float" office:value="0.430222">
                <text:p>0.430222</text:p>
              </table:table-cell>
              <table:table-cell office:value-type="float" office:value="7">
                <text:p>7</text:p>
              </table:table-cell>
              <table:table-cell office:value-type="float" office:value="0.386539">
                <text:p>0.386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4293">
                <text:p>0.354293</text:p>
              </table:table-cell>
              <table:table-cell office:value-type="float" office:value="7">
                <text:p>7</text:p>
              </table:table-cell>
              <table:table-cell office:value-type="float" office:value="0.401597">
                <text:p>0.401597</text:p>
              </table:table-cell>
              <table:table-cell office:value-type="float" office:value="1">
                <text:p>1</text:p>
              </table:table-cell>
              <table:table-cell office:value-type="float" office:value="0.31543">
                <text:p>0.31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9719">
                <text:p>0.339719</text:p>
              </table:table-cell>
              <table:table-cell office:value-type="float" office:value="5.6">
                <text:p>5.6</text:p>
              </table:table-cell>
              <table:table-cell office:value-type="float" office:value="0.40367">
                <text:p>0.403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544725">
                <text:p>0.544725</text:p>
              </table:table-cell>
              <table:table-cell office:value-type="float" office:value="6.4">
                <text:p>6.4</text:p>
              </table:table-cell>
              <table:table-cell office:value-type="float" office:value="0.484037">
                <text:p>0.4840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35741">
                <text:p>0.435741</text:p>
              </table:table-cell>
              <table:table-cell office:value-type="float" office:value="7.4">
                <text:p>7.4</text:p>
              </table:table-cell>
              <table:table-cell office:value-type="float" office:value="0.497579">
                <text:p>0.497579</text:p>
              </table:table-cell>
              <table:table-cell office:value-type="float" office:value="7">
                <text:p>7</text:p>
              </table:table-cell>
              <table:table-cell office:value-type="float" office:value="0.404647">
                <text:p>0.4046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54207">
                <text:p>0.54207</text:p>
              </table:table-cell>
              <table:table-cell office:value-type="float" office:value="3.4">
                <text:p>3.4</text:p>
              </table:table-cell>
              <table:table-cell office:value-type="float" office:value="0.257943">
                <text:p>0.257943</text:p>
              </table:table-cell>
              <table:table-cell office:value-type="float" office:value="1">
                <text:p>1</text:p>
              </table:table-cell>
              <table:table-cell office:value-type="float" office:value="0.280072">
                <text:p>0.280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401302">
                <text:p>0.401302</text:p>
              </table:table-cell>
              <table:table-cell office:value-type="float" office:value="6.4">
                <text:p>6.4</text:p>
              </table:table-cell>
              <table:table-cell office:value-type="float" office:value="0.453113">
                <text:p>0.453113</text:p>
              </table:table-cell>
              <table:table-cell office:value-type="float" office:value="6">
                <text:p>6</text:p>
              </table:table-cell>
              <table:table-cell office:value-type="float" office:value="0.451935">
                <text:p>0.451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">
                <text:p>6.5</text:p>
              </table:table-cell>
              <table:table-cell office:value-type="float" office:value="0.251837">
                <text:p>0.251837</text:p>
              </table:table-cell>
              <table:table-cell office:value-type="float" office:value="5.6">
                <text:p>5.6</text:p>
              </table:table-cell>
              <table:table-cell office:value-type="float" office:value="0.426215">
                <text:p>0.426215</text:p>
              </table:table-cell>
              <table:table-cell office:value-type="float" office:value="1">
                <text:p>1</text:p>
              </table:table-cell>
              <table:table-cell office:value-type="float" office:value="0.302585">
                <text:p>0.302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">
                <text:p>6.5</text:p>
              </table:table-cell>
              <table:table-cell office:value-type="float" office:value="0.311583">
                <text:p>0.311583</text:p>
              </table:table-cell>
              <table:table-cell office:value-type="float" office:value="2.4">
                <text:p>2.4</text:p>
              </table:table-cell>
              <table:table-cell office:value-type="float" office:value="0.24114">
                <text:p>0.24114</text:p>
              </table:table-cell>
              <table:table-cell office:value-type="float" office:value="1">
                <text:p>1</text:p>
              </table:table-cell>
              <table:table-cell office:value-type="float" office:value="0.208346">
                <text:p>0.208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06018">
                <text:p>0.506018</text:p>
              </table:table-cell>
              <table:table-cell office:value-type="float" office:value="5">
                <text:p>5</text:p>
              </table:table-cell>
              <table:table-cell office:value-type="float" office:value="0.360479">
                <text:p>0.360479</text:p>
              </table:table-cell>
              <table:table-cell office:value-type="float" office:value="4">
                <text:p>4</text:p>
              </table:table-cell>
              <table:table-cell office:value-type="float" office:value="0.33495">
                <text:p>0.33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9976">
                <text:p>0.349976</text:p>
              </table:table-cell>
              <table:table-cell office:value-type="float" office:value="6.6">
                <text:p>6.6</text:p>
              </table:table-cell>
              <table:table-cell office:value-type="float" office:value="0.606793">
                <text:p>0.606793</text:p>
              </table:table-cell>
              <table:table-cell office:value-type="float" office:value="3">
                <text:p>3</text:p>
              </table:table-cell>
              <table:table-cell office:value-type="float" office:value="0.352942">
                <text:p>0.3529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09615">
                <text:p>0.409615</text:p>
              </table:table-cell>
              <table:table-cell office:value-type="float" office:value="7">
                <text:p>7</text:p>
              </table:table-cell>
              <table:table-cell office:value-type="float" office:value="0.503653">
                <text:p>0.503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68971">
                <text:p>0.468971</text:p>
              </table:table-cell>
              <table:table-cell office:value-type="float" office:value="6.8">
                <text:p>6.8</text:p>
              </table:table-cell>
              <table:table-cell office:value-type="float" office:value="0.459254">
                <text:p>0.459254</text:p>
              </table:table-cell>
              <table:table-cell office:value-type="float" office:value="3">
                <text:p>3</text:p>
              </table:table-cell>
              <table:table-cell office:value-type="float" office:value="0.350634">
                <text:p>0.350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769">
                <text:p>0.39769</text:p>
              </table:table-cell>
              <table:table-cell office:value-type="float" office:value="6.8">
                <text:p>6.8</text:p>
              </table:table-cell>
              <table:table-cell office:value-type="float" office:value="0.479552">
                <text:p>0.479552</text:p>
              </table:table-cell>
              <table:table-cell office:value-type="float" office:value="3">
                <text:p>3</text:p>
              </table:table-cell>
              <table:table-cell office:value-type="float" office:value="0.359356">
                <text:p>0.359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32598">
                <text:p>0.332598</text:p>
              </table:table-cell>
              <table:table-cell office:value-type="float" office:value="4">
                <text:p>4</text:p>
              </table:table-cell>
              <table:table-cell office:value-type="float" office:value="0.508908">
                <text:p>0.508908</text:p>
              </table:table-cell>
              <table:table-cell office:value-type="float" office:value="2">
                <text:p>2</text:p>
              </table:table-cell>
              <table:table-cell office:value-type="float" office:value="0.34745">
                <text:p>0.347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0.304809">
                <text:p>0.304809</text:p>
              </table:table-cell>
              <table:table-cell office:value-type="float" office:value="4.4">
                <text:p>4.4</text:p>
              </table:table-cell>
              <table:table-cell office:value-type="float" office:value="0.52724">
                <text:p>0.52724</text:p>
              </table:table-cell>
              <table:table-cell office:value-type="float" office:value="3">
                <text:p>3</text:p>
              </table:table-cell>
              <table:table-cell office:value-type="float" office:value="0.407555">
                <text:p>0.407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5184">
                <text:p>0.45184</text:p>
              </table:table-cell>
              <table:table-cell office:value-type="float" office:value="4.6">
                <text:p>4.6</text:p>
              </table:table-cell>
              <table:table-cell office:value-type="float" office:value="0.420451">
                <text:p>0.420451</text:p>
              </table:table-cell>
              <table:table-cell office:value-type="float" office:value="1">
                <text:p>1</text:p>
              </table:table-cell>
              <table:table-cell office:value-type="float" office:value="0.373122">
                <text:p>0.3731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16871">
                <text:p>0.416871</text:p>
              </table:table-cell>
              <table:table-cell office:value-type="float" office:value="6.8">
                <text:p>6.8</text:p>
              </table:table-cell>
              <table:table-cell office:value-type="float" office:value="0.50842">
                <text:p>0.50842</text:p>
              </table:table-cell>
              <table:table-cell office:value-type="float" office:value="2">
                <text:p>2</text:p>
              </table:table-cell>
              <table:table-cell office:value-type="float" office:value="0.236134">
                <text:p>0.236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1231">
                <text:p>0.41231</text:p>
              </table:table-cell>
              <table:table-cell office:value-type="float" office:value="4.2">
                <text:p>4.2</text:p>
              </table:table-cell>
              <table:table-cell office:value-type="float" office:value="0.384157">
                <text:p>0.384157</text:p>
              </table:table-cell>
              <table:table-cell office:value-type="float" office:value="1">
                <text:p>1</text:p>
              </table:table-cell>
              <table:table-cell office:value-type="float" office:value="0.296207">
                <text:p>0.296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0.491439">
                <text:p>0.491439</text:p>
              </table:table-cell>
              <table:table-cell office:value-type="float" office:value="5">
                <text:p>5</text:p>
              </table:table-cell>
              <table:table-cell office:value-type="float" office:value="0.383969">
                <text:p>0.383969</text:p>
              </table:table-cell>
              <table:table-cell office:value-type="float" office:value="1">
                <text:p>1</text:p>
              </table:table-cell>
              <table:table-cell office:value-type="float" office:value="0.397245">
                <text:p>0.397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">
                <text:p>4.5</text:p>
              </table:table-cell>
              <table:table-cell office:value-type="float" office:value="0.436462">
                <text:p>0.436462</text:p>
              </table:table-cell>
              <table:table-cell office:value-type="float" office:value="1.8">
                <text:p>1.8</text:p>
              </table:table-cell>
              <table:table-cell office:value-type="float" office:value="0.275062">
                <text:p>0.275062</text:p>
              </table:table-cell>
              <table:table-cell office:value-type="float" office:value="7">
                <text:p>7</text:p>
              </table:table-cell>
              <table:table-cell office:value-type="float" office:value="0.496761">
                <text:p>0.4967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370352">
                <text:p>0.370352</text:p>
              </table:table-cell>
              <table:table-cell office:value-type="float" office:value="1.2">
                <text:p>1.2</text:p>
              </table:table-cell>
              <table:table-cell office:value-type="float" office:value="0.266703">
                <text:p>0.266703</text:p>
              </table:table-cell>
              <table:table-cell office:value-type="float" office:value="2">
                <text:p>2</text:p>
              </table:table-cell>
              <table:table-cell office:value-type="float" office:value="0.459691">
                <text:p>0.459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345166">
                <text:p>0.345166</text:p>
              </table:table-cell>
              <table:table-cell office:value-type="float" office:value="5">
                <text:p>5</text:p>
              </table:table-cell>
              <table:table-cell office:value-type="float" office:value="0.391402">
                <text:p>0.391402</text:p>
              </table:table-cell>
              <table:table-cell office:value-type="float" office:value="1">
                <text:p>1</text:p>
              </table:table-cell>
              <table:table-cell office:value-type="float" office:value="0.284301">
                <text:p>0.284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448137">
                <text:p>0.448137</text:p>
              </table:table-cell>
              <table:table-cell office:value-type="float" office:value="5">
                <text:p>5</text:p>
              </table:table-cell>
              <table:table-cell office:value-type="float" office:value="0.417057">
                <text:p>0.417057</text:p>
              </table:table-cell>
              <table:table-cell office:value-type="float" office:value="8">
                <text:p>8</text:p>
              </table:table-cell>
              <table:table-cell office:value-type="float" office:value="0.538458">
                <text:p>0.538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2004">
                <text:p>0.52004</text:p>
              </table:table-cell>
              <table:table-cell office:value-type="float" office:value="1.8">
                <text:p>1.8</text:p>
              </table:table-cell>
              <table:table-cell office:value-type="float" office:value="0.280588">
                <text:p>0.280588</text:p>
              </table:table-cell>
              <table:table-cell office:value-type="float" office:value="1">
                <text:p>1</text:p>
              </table:table-cell>
              <table:table-cell office:value-type="float" office:value="0.336118">
                <text:p>0.336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0.591024">
                <text:p>0.591024</text:p>
              </table:table-cell>
              <table:table-cell office:value-type="float" office:value="2.6">
                <text:p>2.6</text:p>
              </table:table-cell>
              <table:table-cell office:value-type="float" office:value="0.265099">
                <text:p>0.265099</text:p>
              </table:table-cell>
              <table:table-cell office:value-type="float" office:value="1">
                <text:p>1</text:p>
              </table:table-cell>
              <table:table-cell office:value-type="float" office:value="0.258354">
                <text:p>0.258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60064">
                <text:p>0.560064</text:p>
              </table:table-cell>
              <table:table-cell office:value-type="float" office:value="1.8">
                <text:p>1.8</text:p>
              </table:table-cell>
              <table:table-cell office:value-type="float" office:value="0.259755">
                <text:p>0.259755</text:p>
              </table:table-cell>
              <table:table-cell office:value-type="float" office:value="6">
                <text:p>6</text:p>
              </table:table-cell>
              <table:table-cell office:value-type="float" office:value="0.53048">
                <text:p>0.530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">
                <text:p>4.5</text:p>
              </table:table-cell>
              <table:table-cell office:value-type="float" office:value="0.483134">
                <text:p>0.483134</text:p>
              </table:table-cell>
              <table:table-cell office:value-type="float" office:value="5">
                <text:p>5</text:p>
              </table:table-cell>
              <table:table-cell office:value-type="float" office:value="0.315859">
                <text:p>0.315859</text:p>
              </table:table-cell>
              <table:table-cell office:value-type="float" office:value="1">
                <text:p>1</text:p>
              </table:table-cell>
              <table:table-cell office:value-type="float" office:value="0.345035">
                <text:p>0.345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867">
                <text:p>0.4867</text:p>
              </table:table-cell>
              <table:table-cell office:value-type="float" office:value="7.8">
                <text:p>7.8</text:p>
              </table:table-cell>
              <table:table-cell office:value-type="float" office:value="0.333344">
                <text:p>0.333344</text:p>
              </table:table-cell>
              <table:table-cell office:value-type="float" office:value="6">
                <text:p>6</text:p>
              </table:table-cell>
              <table:table-cell office:value-type="float" office:value="0.581877">
                <text:p>0.5818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79638">
                <text:p>0.479638</text:p>
              </table:table-cell>
              <table:table-cell office:value-type="float" office:value="1.4">
                <text:p>1.4</text:p>
              </table:table-cell>
              <table:table-cell office:value-type="float" office:value="0.247511">
                <text:p>0.247511</text:p>
              </table:table-cell>
              <table:table-cell office:value-type="float" office:value="1">
                <text:p>1</text:p>
              </table:table-cell>
              <table:table-cell office:value-type="float" office:value="0.319681">
                <text:p>0.3196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48887">
                <text:p>0.448887</text:p>
              </table:table-cell>
              <table:table-cell office:value-type="float" office:value="1.4">
                <text:p>1.4</text:p>
              </table:table-cell>
              <table:table-cell office:value-type="float" office:value="0.178907">
                <text:p>0.178907</text:p>
              </table:table-cell>
              <table:table-cell office:value-type="float" office:value="3">
                <text:p>3</text:p>
              </table:table-cell>
              <table:table-cell office:value-type="float" office:value="0.376146">
                <text:p>0.376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0.4195">
                <text:p>0.4195</text:p>
              </table:table-cell>
              <table:table-cell office:value-type="float" office:value="8.8">
                <text:p>8.8</text:p>
              </table:table-cell>
              <table:table-cell office:value-type="float" office:value="0.318854">
                <text:p>0.318854</text:p>
              </table:table-cell>
              <table:table-cell office:value-type="float" office:value="1">
                <text:p>1</text:p>
              </table:table-cell>
              <table:table-cell office:value-type="float" office:value="0.359875">
                <text:p>0.359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49487">
                <text:p>0.49487</text:p>
              </table:table-cell>
              <table:table-cell office:value-type="float" office:value="5">
                <text:p>5</text:p>
              </table:table-cell>
              <table:table-cell office:value-type="float" office:value="0.261372">
                <text:p>0.261372</text:p>
              </table:table-cell>
              <table:table-cell office:value-type="float" office:value="1">
                <text:p>1</text:p>
              </table:table-cell>
              <table:table-cell office:value-type="float" office:value="0.334156">
                <text:p>0.334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3422">
                <text:p>0.333422</text:p>
              </table:table-cell>
              <table:table-cell office:value-type="float" office:value="6">
                <text:p>6</text:p>
              </table:table-cell>
              <table:table-cell office:value-type="float" office:value="0.397">
                <text:p>0.397</text:p>
              </table:table-cell>
              <table:table-cell office:value-type="float" office:value="2">
                <text:p>2</text:p>
              </table:table-cell>
              <table:table-cell office:value-type="float" office:value="0.259635">
                <text:p>0.2596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1983">
                <text:p>0.351983</text:p>
              </table:table-cell>
              <table:table-cell office:value-type="float" office:value="9">
                <text:p>9</text:p>
              </table:table-cell>
              <table:table-cell office:value-type="float" office:value="0.424912">
                <text:p>0.424912</text:p>
              </table:table-cell>
              <table:table-cell office:value-type="float" office:value="6">
                <text:p>6</text:p>
              </table:table-cell>
              <table:table-cell office:value-type="float" office:value="0.379049">
                <text:p>0.379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02122">
                <text:p>0.502122</text:p>
              </table:table-cell>
              <table:table-cell office:value-type="float" office:value="2.8">
                <text:p>2.8</text:p>
              </table:table-cell>
              <table:table-cell office:value-type="float" office:value="0.271306">
                <text:p>0.271306</text:p>
              </table:table-cell>
              <table:table-cell office:value-type="float" office:value="6">
                <text:p>6</text:p>
              </table:table-cell>
              <table:table-cell office:value-type="float" office:value="0.439612">
                <text:p>0.4396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52105">
                <text:p>0.452105</text:p>
              </table:table-cell>
              <table:table-cell office:value-type="float" office:value="6.2">
                <text:p>6.2</text:p>
              </table:table-cell>
              <table:table-cell office:value-type="float" office:value="0.342278">
                <text:p>0.342278</text:p>
              </table:table-cell>
              <table:table-cell office:value-type="float" office:value="3">
                <text:p>3</text:p>
              </table:table-cell>
              <table:table-cell office:value-type="float" office:value="0.360205">
                <text:p>0.360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10862">
                <text:p>0.410862</text:p>
              </table:table-cell>
              <table:table-cell office:value-type="float" office:value="1.6">
                <text:p>1.6</text:p>
              </table:table-cell>
              <table:table-cell office:value-type="float" office:value="0.202397">
                <text:p>0.202397</text:p>
              </table:table-cell>
              <table:table-cell office:value-type="float" office:value="1">
                <text:p>1</text:p>
              </table:table-cell>
              <table:table-cell office:value-type="float" office:value="0.292947">
                <text:p>0.292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63047">
                <text:p>0.163047</text:p>
              </table:table-cell>
              <table:table-cell office:value-type="float" office:value="3">
                <text:p>3</text:p>
              </table:table-cell>
              <table:table-cell office:value-type="float" office:value="0.274969">
                <text:p>0.274969</text:p>
              </table:table-cell>
              <table:table-cell office:value-type="float" office:value="5">
                <text:p>5</text:p>
              </table:table-cell>
              <table:table-cell office:value-type="float" office:value="0.310259">
                <text:p>0.3102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272239">
                <text:p>0.272239</text:p>
              </table:table-cell>
              <table:table-cell office:value-type="float" office:value="2">
                <text:p>2</text:p>
              </table:table-cell>
              <table:table-cell office:value-type="float" office:value="0.302422">
                <text:p>0.302422</text:p>
              </table:table-cell>
              <table:table-cell office:value-type="float" office:value="6">
                <text:p>6</text:p>
              </table:table-cell>
              <table:table-cell office:value-type="float" office:value="0.32569">
                <text:p>0.325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">
                <text:p>1.5</text:p>
              </table:table-cell>
              <table:table-cell office:value-type="float" office:value="0.339233">
                <text:p>0.339233</text:p>
              </table:table-cell>
              <table:table-cell office:value-type="float" office:value="4.2">
                <text:p>4.2</text:p>
              </table:table-cell>
              <table:table-cell office:value-type="float" office:value="0.281954">
                <text:p>0.281954</text:p>
              </table:table-cell>
              <table:table-cell office:value-type="float" office:value="8">
                <text:p>8</text:p>
              </table:table-cell>
              <table:table-cell office:value-type="float" office:value="0.281719">
                <text:p>0.2817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42729">
                <text:p>0.342729</text:p>
              </table:table-cell>
              <table:table-cell office:value-type="float" office:value="3.2">
                <text:p>3.2</text:p>
              </table:table-cell>
              <table:table-cell office:value-type="float" office:value="0.354704">
                <text:p>0.354704</text:p>
              </table:table-cell>
              <table:table-cell office:value-type="float" office:value="7">
                <text:p>7</text:p>
              </table:table-cell>
              <table:table-cell office:value-type="float" office:value="0.396143">
                <text:p>0.396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0.295626">
                <text:p>0.295626</text:p>
              </table:table-cell>
              <table:table-cell office:value-type="float" office:value="3.8">
                <text:p>3.8</text:p>
              </table:table-cell>
              <table:table-cell office:value-type="float" office:value="0.285991">
                <text:p>0.285991</text:p>
              </table:table-cell>
              <table:table-cell office:value-type="float" office:value="3">
                <text:p>3</text:p>
              </table:table-cell>
              <table:table-cell office:value-type="float" office:value="0.335329">
                <text:p>0.3353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38434">
                <text:p>0.338434</text:p>
              </table:table-cell>
              <table:table-cell office:value-type="float" office:value="5.2">
                <text:p>5.2</text:p>
              </table:table-cell>
              <table:table-cell office:value-type="float" office:value="0.500291">
                <text:p>0.500291</text:p>
              </table:table-cell>
              <table:table-cell office:value-type="float" office:value="6">
                <text:p>6</text:p>
              </table:table-cell>
              <table:table-cell office:value-type="float" office:value="0.611779">
                <text:p>0.6117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49735">
                <text:p>0.449735</text:p>
              </table:table-cell>
              <table:table-cell office:value-type="float" office:value="7.2">
                <text:p>7.2</text:p>
              </table:table-cell>
              <table:table-cell office:value-type="float" office:value="0.560741">
                <text:p>0.560741</text:p>
              </table:table-cell>
              <table:table-cell office:value-type="float" office:value="6">
                <text:p>6</text:p>
              </table:table-cell>
              <table:table-cell office:value-type="float" office:value="0.44589">
                <text:p>0.44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2926">
                <text:p>0.2926</text:p>
              </table:table-cell>
              <table:table-cell office:value-type="float" office:value="2">
                <text:p>2</text:p>
              </table:table-cell>
              <table:table-cell office:value-type="float" office:value="0.354951">
                <text:p>0.354951</text:p>
              </table:table-cell>
              <table:table-cell office:value-type="float" office:value="8">
                <text:p>8</text:p>
              </table:table-cell>
              <table:table-cell office:value-type="float" office:value="0.478617">
                <text:p>0.4786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37963">
                <text:p>0.237963</text:p>
              </table:table-cell>
              <table:table-cell office:value-type="float" office:value="5.6">
                <text:p>5.6</text:p>
              </table:table-cell>
              <table:table-cell office:value-type="float" office:value="0.457212">
                <text:p>0.457212</text:p>
              </table:table-cell>
              <table:table-cell office:value-type="float" office:value="6">
                <text:p>6</text:p>
              </table:table-cell>
              <table:table-cell office:value-type="float" office:value="0.273291">
                <text:p>0.273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4072">
                <text:p>0.334072</text:p>
              </table:table-cell>
              <table:table-cell office:value-type="float" office:value="6">
                <text:p>6</text:p>
              </table:table-cell>
              <table:table-cell office:value-type="float" office:value="0.376339">
                <text:p>0.376339</text:p>
              </table:table-cell>
              <table:table-cell office:value-type="float" office:value="4">
                <text:p>4</text:p>
              </table:table-cell>
              <table:table-cell office:value-type="float" office:value="0.362078">
                <text:p>0.3620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44334">
                <text:p>0.344334</text:p>
              </table:table-cell>
              <table:table-cell office:value-type="float" office:value="7">
                <text:p>7</text:p>
              </table:table-cell>
              <table:table-cell office:value-type="float" office:value="0.554108">
                <text:p>0.554108</text:p>
              </table:table-cell>
              <table:table-cell office:value-type="float" office:value="8">
                <text:p>8</text:p>
              </table:table-cell>
              <table:table-cell office:value-type="float" office:value="0.592647">
                <text:p>0.5926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">
                <text:p>6.5</text:p>
              </table:table-cell>
              <table:table-cell office:value-type="float" office:value="0.360063">
                <text:p>0.360063</text:p>
              </table:table-cell>
              <table:table-cell office:value-type="float" office:value="7.4">
                <text:p>7.4</text:p>
              </table:table-cell>
              <table:table-cell office:value-type="float" office:value="0.416565">
                <text:p>0.416565</text:p>
              </table:table-cell>
              <table:table-cell office:value-type="float" office:value="9">
                <text:p>9</text:p>
              </table:table-cell>
              <table:table-cell office:value-type="float" office:value="0.443274">
                <text:p>0.4432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6211">
                <text:p>0.406211</text:p>
              </table:table-cell>
              <table:table-cell office:value-type="float" office:value="7.4">
                <text:p>7.4</text:p>
              </table:table-cell>
              <table:table-cell office:value-type="float" office:value="0.284863">
                <text:p>0.284863</text:p>
              </table:table-cell>
              <table:table-cell office:value-type="float" office:value="8">
                <text:p>8</text:p>
              </table:table-cell>
              <table:table-cell office:value-type="float" office:value="0.326738">
                <text:p>0.326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">
                <text:p>1.5</text:p>
              </table:table-cell>
              <table:table-cell office:value-type="float" office:value="0.315923">
                <text:p>0.315923</text:p>
              </table:table-cell>
              <table:table-cell office:value-type="float" office:value="5.4">
                <text:p>5.4</text:p>
              </table:table-cell>
              <table:table-cell office:value-type="float" office:value="0.308975">
                <text:p>0.308975</text:p>
              </table:table-cell>
              <table:table-cell office:value-type="float" office:value="9">
                <text:p>9</text:p>
              </table:table-cell>
              <table:table-cell office:value-type="float" office:value="0.424636">
                <text:p>0.4246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.534477">
                <text:p>0.534477</text:p>
              </table:table-cell>
              <table:table-cell office:value-type="float" office:value="8">
                <text:p>8</text:p>
              </table:table-cell>
              <table:table-cell office:value-type="float" office:value="0.50683">
                <text:p>0.506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330386">
                <text:p>0.330386</text:p>
              </table:table-cell>
              <table:table-cell office:value-type="float" office:value="2.8">
                <text:p>2.8</text:p>
              </table:table-cell>
              <table:table-cell office:value-type="float" office:value="0.474125">
                <text:p>0.474125</text:p>
              </table:table-cell>
              <table:table-cell office:value-type="float" office:value="7">
                <text:p>7</text:p>
              </table:table-cell>
              <table:table-cell office:value-type="float" office:value="0.415203">
                <text:p>0.415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68647">
                <text:p>0.368647</text:p>
              </table:table-cell>
              <table:table-cell office:value-type="float" office:value="3.4">
                <text:p>3.4</text:p>
              </table:table-cell>
              <table:table-cell office:value-type="float" office:value="0.35851">
                <text:p>0.35851</text:p>
              </table:table-cell>
              <table:table-cell office:value-type="float" office:value="8">
                <text:p>8</text:p>
              </table:table-cell>
              <table:table-cell office:value-type="float" office:value="0.381447">
                <text:p>0.381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483011">
                <text:p>0.483011</text:p>
              </table:table-cell>
              <table:table-cell office:value-type="float" office:value="8.8">
                <text:p>8.8</text:p>
              </table:table-cell>
              <table:table-cell office:value-type="float" office:value="0.568125">
                <text:p>0.568125</text:p>
              </table:table-cell>
              <table:table-cell office:value-type="float" office:value="4">
                <text:p>4</text:p>
              </table:table-cell>
              <table:table-cell office:value-type="float" office:value="0.520819">
                <text:p>0.5208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">
                <text:p>3.5</text:p>
              </table:table-cell>
              <table:table-cell office:value-type="float" office:value="0.354539">
                <text:p>0.354539</text:p>
              </table:table-cell>
              <table:table-cell office:value-type="float" office:value="9">
                <text:p>9</text:p>
              </table:table-cell>
              <table:table-cell office:value-type="float" office:value="0.584072">
                <text:p>0.584072</text:p>
              </table:table-cell>
              <table:table-cell office:value-type="float" office:value="6">
                <text:p>6</text:p>
              </table:table-cell>
              <table:table-cell office:value-type="float" office:value="0.30632">
                <text:p>0.306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">
                <text:p>3.5</text:p>
              </table:table-cell>
              <table:table-cell office:value-type="float" office:value="0.323633">
                <text:p>0.323633</text:p>
              </table:table-cell>
              <table:table-cell office:value-type="float" office:value="6">
                <text:p>6</text:p>
              </table:table-cell>
              <table:table-cell office:value-type="float" office:value="0.456672">
                <text:p>0.456672</text:p>
              </table:table-cell>
              <table:table-cell office:value-type="float" office:value="8">
                <text:p>8</text:p>
              </table:table-cell>
              <table:table-cell office:value-type="float" office:value="0.3402">
                <text:p>0.34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">
                <text:p>4.5</text:p>
              </table:table-cell>
              <table:table-cell office:value-type="float" office:value="0.47143">
                <text:p>0.47143</text:p>
              </table:table-cell>
              <table:table-cell office:value-type="float" office:value="6.2">
                <text:p>6.2</text:p>
              </table:table-cell>
              <table:table-cell office:value-type="float" office:value="0.374781">
                <text:p>0.374781</text:p>
              </table:table-cell>
              <table:table-cell office:value-type="float" office:value="9">
                <text:p>9</text:p>
              </table:table-cell>
              <table:table-cell office:value-type="float" office:value="0.621573">
                <text:p>0.6215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0366">
                <text:p>0.340366</text:p>
              </table:table-cell>
              <table:table-cell office:value-type="float" office:value="9.2">
                <text:p>9.2</text:p>
              </table:table-cell>
              <table:table-cell office:value-type="float" office:value="0.524979">
                <text:p>0.524979</text:p>
              </table:table-cell>
              <table:table-cell office:value-type="float" office:value="9">
                <text:p>9</text:p>
              </table:table-cell>
              <table:table-cell office:value-type="float" office:value="0.228505">
                <text:p>0.2285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270698">
                <text:p>0.270698</text:p>
              </table:table-cell>
              <table:table-cell office:value-type="float" office:value="6.6">
                <text:p>6.6</text:p>
              </table:table-cell>
              <table:table-cell office:value-type="float" office:value="0.537644">
                <text:p>0.537644</text:p>
              </table:table-cell>
              <table:table-cell office:value-type="float" office:value="9">
                <text:p>9</text:p>
              </table:table-cell>
              <table:table-cell office:value-type="float" office:value="0.249003">
                <text:p>0.249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0.341001">
                <text:p>0.341001</text:p>
              </table:table-cell>
              <table:table-cell office:value-type="float" office:value="9.2">
                <text:p>9.2</text:p>
              </table:table-cell>
              <table:table-cell office:value-type="float" office:value="0.622851">
                <text:p>0.622851</text:p>
              </table:table-cell>
              <table:table-cell office:value-type="float" office:value="9">
                <text:p>9</text:p>
              </table:table-cell>
              <table:table-cell office:value-type="float" office:value="0.473492">
                <text:p>0.4734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73288">
                <text:p>0.373288</text:p>
              </table:table-cell>
              <table:table-cell office:value-type="float" office:value="9">
                <text:p>9</text:p>
              </table:table-cell>
              <table:table-cell office:value-type="float" office:value="0.705556">
                <text:p>0.705556</text:p>
              </table:table-cell>
              <table:table-cell office:value-type="float" office:value="9">
                <text:p>9</text:p>
              </table:table-cell>
              <table:table-cell office:value-type="float" office:value="0.391793">
                <text:p>0.3917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15555">
                <text:p>0.315555</text:p>
              </table:table-cell>
              <table:table-cell office:value-type="float" office:value="7.2">
                <text:p>7.2</text:p>
              </table:table-cell>
              <table:table-cell office:value-type="float" office:value="0.447421">
                <text:p>0.447421</text:p>
              </table:table-cell>
              <table:table-cell office:value-type="float" office:value="10">
                <text:p>10</text:p>
              </table:table-cell>
              <table:table-cell office:value-type="float" office:value="0.464496">
                <text:p>0.464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5141">
                <text:p>0.275141</text:p>
              </table:table-cell>
              <table:table-cell office:value-type="float" office:value="8.6">
                <text:p>8.6</text:p>
              </table:table-cell>
              <table:table-cell office:value-type="float" office:value="0.535742">
                <text:p>0.535742</text:p>
              </table:table-cell>
              <table:table-cell office:value-type="float" office:value="7">
                <text:p>7</text:p>
              </table:table-cell>
              <table:table-cell office:value-type="float" office:value="0.2069">
                <text:p>0.20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298519">
                <text:p>0.298519</text:p>
              </table:table-cell>
              <table:table-cell office:value-type="float" office:value="7.4">
                <text:p>7.4</text:p>
              </table:table-cell>
              <table:table-cell office:value-type="float" office:value="0.581967">
                <text:p>0.581967</text:p>
              </table:table-cell>
              <table:table-cell office:value-type="float" office:value="9">
                <text:p>9</text:p>
              </table:table-cell>
              <table:table-cell office:value-type="float" office:value="0.229102">
                <text:p>0.229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29129">
                <text:p>0.29129</text:p>
              </table:table-cell>
              <table:table-cell office:value-type="float" office:value="6.8">
                <text:p>6.8</text:p>
              </table:table-cell>
              <table:table-cell office:value-type="float" office:value="0.403968">
                <text:p>0.403968</text:p>
              </table:table-cell>
              <table:table-cell office:value-type="float" office:value="2">
                <text:p>2</text:p>
              </table:table-cell>
              <table:table-cell office:value-type="float" office:value="0.427626">
                <text:p>0.4276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  <table:table-cell office:value-type="float" office:value="0.487773">
                <text:p>0.487773</text:p>
              </table:table-cell>
              <table:table-cell office:value-type="float" office:value="9">
                <text:p>9</text:p>
              </table:table-cell>
              <table:table-cell office:value-type="float" office:value="0.470406">
                <text:p>0.470406</text:p>
              </table:table-cell>
              <table:table-cell office:value-type="float" office:value="4">
                <text:p>4</text:p>
              </table:table-cell>
              <table:table-cell office:value-type="float" office:value="0.186606">
                <text:p>0.1866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39081">
                <text:p>0.39081</text:p>
              </table:table-cell>
              <table:table-cell office:value-type="float" office:value="6.4">
                <text:p>6.4</text:p>
              </table:table-cell>
              <table:table-cell office:value-type="float" office:value="0.442026">
                <text:p>0.442026</text:p>
              </table:table-cell>
              <table:table-cell office:value-type="float" office:value="5">
                <text:p>5</text:p>
              </table:table-cell>
              <table:table-cell office:value-type="float" office:value="0.475645">
                <text:p>0.4756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">
                <text:p>6.5</text:p>
              </table:table-cell>
              <table:table-cell office:value-type="float" office:value="0.492413">
                <text:p>0.492413</text:p>
              </table:table-cell>
              <table:table-cell office:value-type="float" office:value="2.4">
                <text:p>2.4</text:p>
              </table:table-cell>
              <table:table-cell office:value-type="float" office:value="0.340602">
                <text:p>0.340602</text:p>
              </table:table-cell>
              <table:table-cell office:value-type="float" office:value="5">
                <text:p>5</text:p>
              </table:table-cell>
              <table:table-cell office:value-type="float" office:value="0.43792">
                <text:p>0.437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">
                <text:p>6.5</text:p>
              </table:table-cell>
              <table:table-cell office:value-type="float" office:value="0.303671">
                <text:p>0.303671</text:p>
              </table:table-cell>
              <table:table-cell office:value-type="float" office:value="4">
                <text:p>4</text:p>
              </table:table-cell>
              <table:table-cell office:value-type="float" office:value="0.272446">
                <text:p>0.272446</text:p>
              </table:table-cell>
              <table:table-cell office:value-type="float" office:value="6">
                <text:p>6</text:p>
              </table:table-cell>
              <table:table-cell office:value-type="float" office:value="0.430525">
                <text:p>0.430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70502">
                <text:p>0.470502</text:p>
              </table:table-cell>
              <table:table-cell office:value-type="float" office:value="5.4">
                <text:p>5.4</text:p>
              </table:table-cell>
              <table:table-cell office:value-type="float" office:value="0.375351">
                <text:p>0.375351</text:p>
              </table:table-cell>
              <table:table-cell office:value-type="float" office:value="4">
                <text:p>4</text:p>
              </table:table-cell>
              <table:table-cell office:value-type="float" office:value="0.407151">
                <text:p>0.407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0.384951">
                <text:p>0.384951</text:p>
              </table:table-cell>
              <table:table-cell office:value-type="float" office:value="5.8">
                <text:p>5.8</text:p>
              </table:table-cell>
              <table:table-cell office:value-type="float" office:value="0.349704">
                <text:p>0.349704</text:p>
              </table:table-cell>
              <table:table-cell office:value-type="float" office:value="6">
                <text:p>6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1684">
                <text:p>0.271684</text:p>
              </table:table-cell>
              <table:table-cell office:value-type="float" office:value="3">
                <text:p>3</text:p>
              </table:table-cell>
              <table:table-cell office:value-type="float" office:value="0.301583">
                <text:p>0.301583</text:p>
              </table:table-cell>
              <table:table-cell office:value-type="float" office:value="4">
                <text:p>4</text:p>
              </table:table-cell>
              <table:table-cell office:value-type="float" office:value="0.427358">
                <text:p>0.427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262228">
                <text:p>0.262228</text:p>
              </table:table-cell>
              <table:table-cell office:value-type="float" office:value="5.6">
                <text:p>5.6</text:p>
              </table:table-cell>
              <table:table-cell office:value-type="float" office:value="0.409865">
                <text:p>0.409865</text:p>
              </table:table-cell>
              <table:table-cell office:value-type="float" office:value="4">
                <text:p>4</text:p>
              </table:table-cell>
              <table:table-cell office:value-type="float" office:value="0.495598">
                <text:p>0.4955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548879">
                <text:p>0.548879</text:p>
              </table:table-cell>
              <table:table-cell office:value-type="float" office:value="4">
                <text:p>4</text:p>
              </table:table-cell>
              <table:table-cell office:value-type="float" office:value="0.30161">
                <text:p>0.30161</text:p>
              </table:table-cell>
              <table:table-cell office:value-type="float" office:value="6">
                <text:p>6</text:p>
              </table:table-cell>
              <table:table-cell office:value-type="float" office:value="0.598707">
                <text:p>0.5987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48533">
                <text:p>0.48533</text:p>
              </table:table-cell>
              <table:table-cell office:value-type="float" office:value="6">
                <text:p>6</text:p>
              </table:table-cell>
              <table:table-cell office:value-type="float" office:value="0.561269">
                <text:p>0.561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2974">
                <text:p>0.402974</text:p>
              </table:table-cell>
              <table:table-cell office:value-type="float" office:value="4.6">
                <text:p>4.6</text:p>
              </table:table-cell>
              <table:table-cell office:value-type="float" office:value="0.397891">
                <text:p>0.397891</text:p>
              </table:table-cell>
              <table:table-cell office:value-type="float" office:value="5">
                <text:p>5</text:p>
              </table:table-cell>
              <table:table-cell office:value-type="float" office:value="0.464101">
                <text:p>0.464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41767">
                <text:p>0.341767</text:p>
              </table:table-cell>
              <table:table-cell office:value-type="float" office:value="7.4">
                <text:p>7.4</text:p>
              </table:table-cell>
              <table:table-cell office:value-type="float" office:value="0.51886">
                <text:p>0.51886</text:p>
              </table:table-cell>
              <table:table-cell office:value-type="float" office:value="1">
                <text:p>1</text:p>
              </table:table-cell>
              <table:table-cell office:value-type="float" office:value="0.473089">
                <text:p>0.4730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">
                <text:p>5.5</text:p>
              </table:table-cell>
              <table:table-cell office:value-type="float" office:value="0.284554">
                <text:p>0.284554</text:p>
              </table:table-cell>
              <table:table-cell office:value-type="float" office:value="7.2">
                <text:p>7.2</text:p>
              </table:table-cell>
              <table:table-cell office:value-type="float" office:value="0.562598">
                <text:p>0.562598</text:p>
              </table:table-cell>
              <table:table-cell office:value-type="float" office:value="8">
                <text:p>8</text:p>
              </table:table-cell>
              <table:table-cell office:value-type="float" office:value="0.335223">
                <text:p>0.3352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391942">
                <text:p>0.391942</text:p>
              </table:table-cell>
              <table:table-cell office:value-type="float" office:value="1.8">
                <text:p>1.8</text:p>
              </table:table-cell>
              <table:table-cell office:value-type="float" office:value="0.362475">
                <text:p>0.3624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2295">
                <text:p>0.42295</text:p>
              </table:table-cell>
              <table:table-cell office:value-type="float" office:value="1.2">
                <text:p>1.2</text:p>
              </table:table-cell>
              <table:table-cell office:value-type="float" office:value="0.340127">
                <text:p>0.3401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24496">
                <text:p>0.424496</text:p>
              </table:table-cell>
              <table:table-cell office:value-type="float" office:value="5">
                <text:p>5</text:p>
              </table:table-cell>
              <table:table-cell office:value-type="float" office:value="0.396891">
                <text:p>0.396891</text:p>
              </table:table-cell>
              <table:table-cell office:value-type="float" office:value="1">
                <text:p>1</text:p>
              </table:table-cell>
              <table:table-cell office:value-type="float" office:value="0.487305">
                <text:p>0.487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">
                <text:p>7.5</text:p>
              </table:table-cell>
              <table:table-cell office:value-type="float" office:value="0.646745">
                <text:p>0.646745</text:p>
              </table:table-cell>
              <table:table-cell office:value-type="float" office:value="2.4">
                <text:p>2.4</text:p>
              </table:table-cell>
              <table:table-cell office:value-type="float" office:value="0.438414">
                <text:p>0.4384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280539">
                <text:p>0.280539</text:p>
              </table:table-cell>
              <table:table-cell office:value-type="float" office:value="4">
                <text:p>4</text:p>
              </table:table-cell>
              <table:table-cell office:value-type="float" office:value="0.42409">
                <text:p>0.42409</text:p>
              </table:table-cell>
              <table:table-cell office:value-type="float" office:value="6">
                <text:p>6</text:p>
              </table:table-cell>
              <table:table-cell office:value-type="float" office:value="0.410042">
                <text:p>0.4100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28717">
                <text:p>0.28717</text:p>
              </table:table-cell>
              <table:table-cell office:value-type="float" office:value="2.8">
                <text:p>2.8</text:p>
              </table:table-cell>
              <table:table-cell office:value-type="float" office:value="0.382329">
                <text:p>0.382329</text:p>
              </table:table-cell>
              <table:table-cell office:value-type="float" office:value="1">
                <text:p>1</text:p>
              </table:table-cell>
              <table:table-cell office:value-type="float" office:value="0.385564">
                <text:p>0.3855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340483">
                <text:p>0.340483</text:p>
              </table:table-cell>
              <table:table-cell office:value-type="float" office:value="3">
                <text:p>3</text:p>
              </table:table-cell>
              <table:table-cell office:value-type="float" office:value="0.395845">
                <text:p>0.395845</text:p>
              </table:table-cell>
              <table:table-cell office:value-type="float" office:value="9">
                <text:p>9</text:p>
              </table:table-cell>
              <table:table-cell office:value-type="float" office:value="0.406351">
                <text:p>0.406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557675">
                <text:p>0.557675</text:p>
              </table:table-cell>
              <table:table-cell office:value-type="float" office:value="2">
                <text:p>2</text:p>
              </table:table-cell>
              <table:table-cell office:value-type="float" office:value="0.436875">
                <text:p>0.43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75639">
                <text:p>0.375639</text:p>
              </table:table-cell>
              <table:table-cell office:value-type="float" office:value="1.6">
                <text:p>1.6</text:p>
              </table:table-cell>
              <table:table-cell office:value-type="float" office:value="0.207733">
                <text:p>0.207733</text:p>
              </table:table-cell>
              <table:table-cell office:value-type="float" office:value="8">
                <text:p>8</text:p>
              </table:table-cell>
              <table:table-cell office:value-type="float" office:value="0.523451">
                <text:p>0.5234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40879">
                <text:p>0.540879</text:p>
              </table:table-cell>
              <table:table-cell office:value-type="float" office:value="2.4">
                <text:p>2.4</text:p>
              </table:table-cell>
              <table:table-cell office:value-type="float" office:value="0.323585">
                <text:p>0.323585</text:p>
              </table:table-cell>
              <table:table-cell office:value-type="float" office:value="8">
                <text:p>8</text:p>
              </table:table-cell>
              <table:table-cell office:value-type="float" office:value="0.508951">
                <text:p>0.508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20674">
                <text:p>0.320674</text:p>
              </table:table-cell>
              <table:table-cell office:value-type="float" office:value="6.4">
                <text:p>6.4</text:p>
              </table:table-cell>
              <table:table-cell office:value-type="float" office:value="0.498041">
                <text:p>0.498041</text:p>
              </table:table-cell>
              <table:table-cell office:value-type="float" office:value="6">
                <text:p>6</text:p>
              </table:table-cell>
              <table:table-cell office:value-type="float" office:value="0.390342">
                <text:p>0.3903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">
                <text:p>1.5</text:p>
              </table:table-cell>
              <table:table-cell office:value-type="float" office:value="0.338923">
                <text:p>0.338923</text:p>
              </table:table-cell>
              <table:table-cell office:value-type="float" office:value="2.8">
                <text:p>2.8</text:p>
              </table:table-cell>
              <table:table-cell office:value-type="float" office:value="0.443381">
                <text:p>0.443381</text:p>
              </table:table-cell>
              <table:table-cell office:value-type="float" office:value="4">
                <text:p>4</text:p>
              </table:table-cell>
              <table:table-cell office:value-type="float" office:value="0.513855">
                <text:p>0.5138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79558">
                <text:p>0.379558</text:p>
              </table:table-cell>
              <table:table-cell office:value-type="float" office:value="2.6">
                <text:p>2.6</text:p>
              </table:table-cell>
              <table:table-cell office:value-type="float" office:value="0.421209">
                <text:p>0.421209</text:p>
              </table:table-cell>
              <table:table-cell office:value-type="float" office:value="3">
                <text:p>3</text:p>
              </table:table-cell>
              <table:table-cell office:value-type="float" office:value="0.252472">
                <text:p>0.252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425044">
                <text:p>0.425044</text:p>
              </table:table-cell>
              <table:table-cell office:value-type="float" office:value="3.4">
                <text:p>3.4</text:p>
              </table:table-cell>
              <table:table-cell office:value-type="float" office:value="0.34473">
                <text:p>0.34473</text:p>
              </table:table-cell>
              <table:table-cell office:value-type="float" office:value="6">
                <text:p>6</text:p>
              </table:table-cell>
              <table:table-cell office:value-type="float" office:value="0.384833">
                <text:p>0.3848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379939">
                <text:p>0.379939</text:p>
              </table:table-cell>
              <table:table-cell office:value-type="float" office:value="1.6">
                <text:p>1.6</text:p>
              </table:table-cell>
              <table:table-cell office:value-type="float" office:value="0.312734">
                <text:p>0.312734</text:p>
              </table:table-cell>
              <table:table-cell office:value-type="float" office:value="3">
                <text:p>3</text:p>
              </table:table-cell>
              <table:table-cell office:value-type="float" office:value="0.409545">
                <text:p>0.409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460995">
                <text:p>0.460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456581">
                <text:p>0.4565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18054">
                <text:p>0.318054</text:p>
              </table:table-cell>
              <table:table-cell office:value-type="float" office:value="2.6">
                <text:p>2.6</text:p>
              </table:table-cell>
              <table:table-cell office:value-type="float" office:value="0.411523">
                <text:p>0.411523</text:p>
              </table:table-cell>
              <table:table-cell office:value-type="float" office:value="3">
                <text:p>3</text:p>
              </table:table-cell>
              <table:table-cell office:value-type="float" office:value="0.454717">
                <text:p>0.4547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54788">
                <text:p>0.354788</text:p>
              </table:table-cell>
              <table:table-cell office:value-type="float" office:value="1">
                <text:p>1</text:p>
              </table:table-cell>
              <table:table-cell office:value-type="float" office:value="0.330713">
                <text:p>0.330713</text:p>
              </table:table-cell>
              <table:table-cell office:value-type="float" office:value="3">
                <text:p>3</text:p>
              </table:table-cell>
              <table:table-cell office:value-type="float" office:value="0.37375">
                <text:p>0.37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496177">
                <text:p>0.496177</text:p>
              </table:table-cell>
              <table:table-cell office:value-type="float" office:value="6.8">
                <text:p>6.8</text:p>
              </table:table-cell>
              <table:table-cell office:value-type="float" office:value="0.29598">
                <text:p>0.29598</text:p>
              </table:table-cell>
              <table:table-cell office:value-type="float" office:value="5">
                <text:p>5</text:p>
              </table:table-cell>
              <table:table-cell office:value-type="float" office:value="0.608254">
                <text:p>0.6082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5">
                <text:p>6.5</text:p>
              </table:table-cell>
              <table:table-cell office:value-type="float" office:value="0.446975">
                <text:p>0.446975</text:p>
              </table:table-cell>
              <table:table-cell office:value-type="float" office:value="5.6">
                <text:p>5.6</text:p>
              </table:table-cell>
              <table:table-cell office:value-type="float" office:value="0.343675">
                <text:p>0.343675</text:p>
              </table:table-cell>
              <table:table-cell office:value-type="float" office:value="4">
                <text:p>4</text:p>
              </table:table-cell>
              <table:table-cell office:value-type="float" office:value="0.48688">
                <text:p>0.486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269702">
                <text:p>0.269702</text:p>
              </table:table-cell>
              <table:table-cell office:value-type="float" office:value="8.2">
                <text:p>8.2</text:p>
              </table:table-cell>
              <table:table-cell office:value-type="float" office:value="0.477012">
                <text:p>0.477012</text:p>
              </table:table-cell>
              <table:table-cell office:value-type="float" office:value="3">
                <text:p>3</text:p>
              </table:table-cell>
              <table:table-cell office:value-type="float" office:value="0.531222">
                <text:p>0.5312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9608">
                <text:p>0.359608</text:p>
              </table:table-cell>
              <table:table-cell office:value-type="float" office:value="5.2">
                <text:p>5.2</text:p>
              </table:table-cell>
              <table:table-cell office:value-type="float" office:value="0.438975">
                <text:p>0.438975</text:p>
              </table:table-cell>
              <table:table-cell office:value-type="float" office:value="3">
                <text:p>3</text:p>
              </table:table-cell>
              <table:table-cell office:value-type="float" office:value="0.520751">
                <text:p>0.5207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149511">
                <text:p>0.149511</text:p>
              </table:table-cell>
              <table:table-cell office:value-type="float" office:value="6.2">
                <text:p>6.2</text:p>
              </table:table-cell>
              <table:table-cell office:value-type="float" office:value="0.377368">
                <text:p>0.377368</text:p>
              </table:table-cell>
              <table:table-cell office:value-type="float" office:value="5">
                <text:p>5</text:p>
              </table:table-cell>
              <table:table-cell office:value-type="float" office:value="0.51559">
                <text:p>0.515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">
                <text:p>5.5</text:p>
              </table:table-cell>
              <table:table-cell office:value-type="float" office:value="0.331385">
                <text:p>0.331385</text:p>
              </table:table-cell>
              <table:table-cell office:value-type="float" office:value="3.2">
                <text:p>3.2</text:p>
              </table:table-cell>
              <table:table-cell office:value-type="float" office:value="0.359481">
                <text:p>0.359481</text:p>
              </table:table-cell>
              <table:table-cell office:value-type="float" office:value="3">
                <text:p>3</text:p>
              </table:table-cell>
              <table:table-cell office:value-type="float" office:value="0.500926">
                <text:p>0.5009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509154">
                <text:p>0.509154</text:p>
              </table:table-cell>
              <table:table-cell office:value-type="float" office:value="5.8">
                <text:p>5.8</text:p>
              </table:table-cell>
              <table:table-cell office:value-type="float" office:value="0.281879">
                <text:p>0.281879</text:p>
              </table:table-cell>
              <table:table-cell office:value-type="float" office:value="5">
                <text:p>5</text:p>
              </table:table-cell>
              <table:table-cell office:value-type="float" office:value="0.46161">
                <text:p>0.461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444209">
                <text:p>0.444209</text:p>
              </table:table-cell>
              <table:table-cell office:value-type="float" office:value="4.8">
                <text:p>4.8</text:p>
              </table:table-cell>
              <table:table-cell office:value-type="float" office:value="0.257495">
                <text:p>0.257495</text:p>
              </table:table-cell>
              <table:table-cell office:value-type="float" office:value="7">
                <text:p>7</text:p>
              </table:table-cell>
              <table:table-cell office:value-type="float" office:value="0.546036">
                <text:p>0.5460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0.375757">
                <text:p>0.375757</text:p>
              </table:table-cell>
              <table:table-cell office:value-type="float" office:value="4.2">
                <text:p>4.2</text:p>
              </table:table-cell>
              <table:table-cell office:value-type="float" office:value="0.328407">
                <text:p>0.328407</text:p>
              </table:table-cell>
              <table:table-cell office:value-type="float" office:value="2">
                <text:p>2</text:p>
              </table:table-cell>
              <table:table-cell office:value-type="float" office:value="0.374531">
                <text:p>0.3745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48933">
                <text:p>0.348933</text:p>
              </table:table-cell>
              <table:table-cell office:value-type="float" office:value="3.8">
                <text:p>3.8</text:p>
              </table:table-cell>
              <table:table-cell office:value-type="float" office:value="0.402621">
                <text:p>0.402621</text:p>
              </table:table-cell>
              <table:table-cell office:value-type="float" office:value="4">
                <text:p>4</text:p>
              </table:table-cell>
              <table:table-cell office:value-type="float" office:value="0.527459">
                <text:p>0.527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2838">
                <text:p>0.282838</text:p>
              </table:table-cell>
              <table:table-cell office:value-type="float" office:value="1.4">
                <text:p>1.4</text:p>
              </table:table-cell>
              <table:table-cell office:value-type="float" office:value="0.294816">
                <text:p>0.294816</text:p>
              </table:table-cell>
              <table:table-cell office:value-type="float" office:value="2">
                <text:p>2</text:p>
              </table:table-cell>
              <table:table-cell office:value-type="float" office:value="0.368785">
                <text:p>0.3687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">
                <text:p>7.5</text:p>
              </table:table-cell>
              <table:table-cell office:value-type="float" office:value="0.406369">
                <text:p>0.406369</text:p>
              </table:table-cell>
              <table:table-cell office:value-type="float" office:value="7">
                <text:p>7</text:p>
              </table:table-cell>
              <table:table-cell office:value-type="float" office:value="0.703539">
                <text:p>0.703539</text:p>
              </table:table-cell>
              <table:table-cell office:value-type="float" office:value="2">
                <text:p>2</text:p>
              </table:table-cell>
              <table:table-cell office:value-type="float" office:value="0.426197">
                <text:p>0.4261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388202">
                <text:p>0.388202</text:p>
              </table:table-cell>
              <table:table-cell office:value-type="float" office:value="1.2">
                <text:p>1.2</text:p>
              </table:table-cell>
              <table:table-cell office:value-type="float" office:value="0.353693">
                <text:p>0.353693</text:p>
              </table:table-cell>
              <table:table-cell office:value-type="float" office:value="1">
                <text:p>1</text:p>
              </table:table-cell>
              <table:table-cell office:value-type="float" office:value="0.247637">
                <text:p>0.2476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5341">
                <text:p>0.285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365096">
                <text:p>0.3650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3084">
                <text:p>0.393084</text:p>
              </table:table-cell>
              <table:table-cell office:value-type="float" office:value="8">
                <text:p>8</text:p>
              </table:table-cell>
              <table:table-cell office:value-type="float" office:value="0.339493">
                <text:p>0.339493</text:p>
              </table:table-cell>
              <table:table-cell office:value-type="float" office:value="7">
                <text:p>7</text:p>
              </table:table-cell>
              <table:table-cell office:value-type="float" office:value="0.446836">
                <text:p>0.4468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333727">
                <text:p>0.333727</text:p>
              </table:table-cell>
              <table:table-cell office:value-type="float" office:value="4.8">
                <text:p>4.8</text:p>
              </table:table-cell>
              <table:table-cell office:value-type="float" office:value="0.581457">
                <text:p>0.581457</text:p>
              </table:table-cell>
              <table:table-cell office:value-type="float" office:value="2">
                <text:p>2</text:p>
              </table:table-cell>
              <table:table-cell office:value-type="float" office:value="0.281688">
                <text:p>0.281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58029">
                <text:p>0.358029</text:p>
              </table:table-cell>
              <table:table-cell office:value-type="float" office:value="3.6">
                <text:p>3.6</text:p>
              </table:table-cell>
              <table:table-cell office:value-type="float" office:value="0.346886">
                <text:p>0.346886</text:p>
              </table:table-cell>
              <table:table-cell office:value-type="float" office:value="3">
                <text:p>3</text:p>
              </table:table-cell>
              <table:table-cell office:value-type="float" office:value="0.366769">
                <text:p>0.3667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48616">
                <text:p>0.348616</text:p>
              </table:table-cell>
              <table:table-cell office:value-type="float" office:value="6.2">
                <text:p>6.2</text:p>
              </table:table-cell>
              <table:table-cell office:value-type="float" office:value="0.332634">
                <text:p>0.332634</text:p>
              </table:table-cell>
              <table:table-cell office:value-type="float" office:value="6">
                <text:p>6</text:p>
              </table:table-cell>
              <table:table-cell office:value-type="float" office:value="0.316414">
                <text:p>0.3164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">
                <text:p>7.5</text:p>
              </table:table-cell>
              <table:table-cell office:value-type="float" office:value="0.403212">
                <text:p>0.403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221022">
                <text:p>0.2210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5">
                <text:p>7.5</text:p>
              </table:table-cell>
              <table:table-cell office:value-type="float" office:value="0.389082">
                <text:p>0.3890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.433096">
                <text:p>0.4330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0.297037">
                <text:p>0.297037</text:p>
              </table:table-cell>
              <table:table-cell office:value-type="float" office:value="5.2">
                <text:p>5.2</text:p>
              </table:table-cell>
              <table:table-cell office:value-type="float" office:value="0.472498">
                <text:p>0.472498</text:p>
              </table:table-cell>
              <table:table-cell office:value-type="float" office:value="1">
                <text:p>1</text:p>
              </table:table-cell>
              <table:table-cell office:value-type="float" office:value="0.219306">
                <text:p>0.2193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80455">
                <text:p>0.380455</text:p>
              </table:table-cell>
              <table:table-cell office:value-type="float" office:value="6.2">
                <text:p>6.2</text:p>
              </table:table-cell>
              <table:table-cell office:value-type="float" office:value="0.46648">
                <text:p>0.46648</text:p>
              </table:table-cell>
              <table:table-cell office:value-type="float" office:value="1">
                <text:p>1</text:p>
              </table:table-cell>
              <table:table-cell office:value-type="float" office:value="0.29682">
                <text:p>0.296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.33073">
                <text:p>0.33073</text:p>
              </table:table-cell>
              <table:table-cell office:value-type="float" office:value="3.8">
                <text:p>3.8</text:p>
              </table:table-cell>
              <table:table-cell office:value-type="float" office:value="0.461559">
                <text:p>0.461559</text:p>
              </table:table-cell>
              <table:table-cell office:value-type="float" office:value="1">
                <text:p>1</text:p>
              </table:table-cell>
              <table:table-cell office:value-type="float" office:value="0.358701">
                <text:p>0.3587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25108">
                <text:p>0.525108</text:p>
              </table:table-cell>
              <table:table-cell office:value-type="float" office:value="4">
                <text:p>4</text:p>
              </table:table-cell>
              <table:table-cell office:value-type="float" office:value="0.491437">
                <text:p>0.4914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">
                <text:p>6.5</text:p>
              </table:table-cell>
              <table:table-cell office:value-type="float" office:value="0.451587">
                <text:p>0.451587</text:p>
              </table:table-cell>
              <table:table-cell office:value-type="float" office:value="5.4">
                <text:p>5.4</text:p>
              </table:table-cell>
              <table:table-cell office:value-type="float" office:value="0.458948">
                <text:p>0.458948</text:p>
              </table:table-cell>
              <table:table-cell office:value-type="float" office:value="2">
                <text:p>2</text:p>
              </table:table-cell>
              <table:table-cell office:value-type="float" office:value="0.351527">
                <text:p>0.3515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">
                <text:p>5.5</text:p>
              </table:table-cell>
              <table:table-cell office:value-type="float" office:value="0.497138">
                <text:p>0.497138</text:p>
              </table:table-cell>
              <table:table-cell office:value-type="float" office:value="5.6">
                <text:p>5.6</text:p>
              </table:table-cell>
              <table:table-cell office:value-type="float" office:value="0.451494">
                <text:p>0.451494</text:p>
              </table:table-cell>
              <table:table-cell office:value-type="float" office:value="1">
                <text:p>1</text:p>
              </table:table-cell>
              <table:table-cell office:value-type="float" office:value="0.335078">
                <text:p>0.3350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338305">
                <text:p>0.338305</text:p>
              </table:table-cell>
              <table:table-cell office:value-type="float" office:value="3.4">
                <text:p>3.4</text:p>
              </table:table-cell>
              <table:table-cell office:value-type="float" office:value="0.443413">
                <text:p>0.443413</text:p>
              </table:table-cell>
              <table:table-cell office:value-type="float" office:value="2">
                <text:p>2</text:p>
              </table:table-cell>
              <table:table-cell office:value-type="float" office:value="0.284552">
                <text:p>0.284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0.296963">
                <text:p>0.296963</text:p>
              </table:table-cell>
              <table:table-cell office:value-type="float" office:value="3.8">
                <text:p>3.8</text:p>
              </table:table-cell>
              <table:table-cell office:value-type="float" office:value="0.503457">
                <text:p>0.503457</text:p>
              </table:table-cell>
              <table:table-cell office:value-type="float" office:value="1">
                <text:p>1</text:p>
              </table:table-cell>
              <table:table-cell office:value-type="float" office:value="0.310376">
                <text:p>0.3103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">
                <text:p>4.5</text:p>
              </table:table-cell>
              <table:table-cell office:value-type="float" office:value="0.499111">
                <text:p>0.499111</text:p>
              </table:table-cell>
              <table:table-cell office:value-type="float" office:value="4.2">
                <text:p>4.2</text:p>
              </table:table-cell>
              <table:table-cell office:value-type="float" office:value="0.460598">
                <text:p>0.460598</text:p>
              </table:table-cell>
              <table:table-cell office:value-type="float" office:value="1">
                <text:p>1</text:p>
              </table:table-cell>
              <table:table-cell office:value-type="float" office:value="0.28045">
                <text:p>0.280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281029">
                <text:p>0.281029</text:p>
              </table:table-cell>
              <table:table-cell office:value-type="float" office:value="5.8">
                <text:p>5.8</text:p>
              </table:table-cell>
              <table:table-cell office:value-type="float" office:value="0.595347">
                <text:p>0.595347</text:p>
              </table:table-cell>
              <table:table-cell office:value-type="float" office:value="2">
                <text:p>2</text:p>
              </table:table-cell>
              <table:table-cell office:value-type="float" office:value="0.330991">
                <text:p>0.330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